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7634" officeooo:paragraph-rsid="00027634"/>
    </style:style>
    <style:style style:name="P2" style:family="paragraph" style:parent-style-name="Text_20_body">
      <style:text-properties officeooo:rsid="00027634" officeooo:paragraph-rsid="00027634"/>
    </style:style>
    <style:style style:name="P3" style:family="paragraph" style:parent-style-name="Text_20_body">
      <style:text-properties officeooo:rsid="0003cf7c" officeooo:paragraph-rsid="0003cf7c"/>
    </style:style>
    <style:style style:name="P4" style:family="paragraph" style:parent-style-name="Text_20_body">
      <style:text-properties officeooo:rsid="00027634" officeooo:paragraph-rsid="00027634"/>
    </style:style>
    <style:style style:name="P5" style:family="paragraph" style:parent-style-name="Text_20_body">
      <style:text-properties officeooo:rsid="0003cf7c" officeooo:paragraph-rsid="0003cf7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GPC Code</text:p>
      <text:p text:style-name="P1"/>
      <text:p text:style-name="P2">1.</text:p>
      <text:p text:style-name="P2">// Daca se doreste utilizarea bibliotecii GLUT trebuie</text:p>
      <text:p text:style-name="P2">// inclus fisierul header GL/glut.h (acesta va include</text:p>
      <text:p text:style-name="P2">// la GL/gl.h si GL/glu.h, fisierele header pentru</text:p>
      <text:p text:style-name="P2">// utilizarea bibliotecii OpenGL). Functiile din biblioteca</text:p>
      <text:p text:style-name="P2">// OpenGL sunt prefixate cu gl, cele din GLU cu glu si</text:p>
      <text:p text:style-name="P2">// cele din GLUT cu glut.</text:p>
      <text:p text:style-name="P2"/>
      <text:p text:style-name="P2">// #include &lt;GL/glut.h&gt;</text:p>
      <text:p text:style-name="P2"/>
      <text:p text:style-name="P2">#include &lt;stdlib.h&gt;</text:p>
      <text:p text:style-name="P2">#include &lt;stdio.h&gt;</text:p>
      <text:p text:style-name="P2">#include &lt;math.h&gt;</text:p>
      <text:p text:style-name="P2"/>
      <text:p text:style-name="P2">#include &lt;GL/glut.h&gt;</text:p>
      <text:p text:style-name="P2"/>
      <text:p text:style-name="P2">unsigned char prevKey;</text:p>
      <text:p text:style-name="P2"/>
      <text:p text:style-name="P2">typedef struct {</text:p>
      <text:p text:style-name="P2"><text:s text:c="4"/>float x;</text:p>
      <text:p text:style-name="P2"><text:s text:c="4"/>float y;</text:p>
      <text:p text:style-name="P2">} vertex_t;</text:p>
      <text:p text:style-name="P2"/>
      <text:p text:style-name="P2">void Display1() {</text:p>
      <text:p text:style-name="P2"><text:s text:c="3"/>glColor3f(0.2,0.15,0.88); // albastru</text:p>
      <text:p text:style-name="P2"><text:s text:c="3"/>glBegin(GL_LINES); // trasarea unei linii</text:p>
      <text:p text:style-name="P2"><text:soft-page-break/><text:s text:c="6"/>glVertex2i(1,1); // coordonatele unui varf</text:p>
      <text:p text:style-name="P2"><text:s text:c="6"/>glVertex2i(-1,-1);</text:p>
      <text:p text:style-name="P2"><text:s text:c="3"/>glEnd();</text:p>
      <text:p text:style-name="P2"/>
      <text:p text:style-name="P2"><text:s text:c="3"/>glColor3f(1,0.1,0.1); // rosu</text:p>
      <text:p text:style-name="P2"><text:s text:c="3"/>glBegin(GL_LINES);</text:p>
      <text:p text:style-name="P2"><text:s text:c="6"/>glVertex2i(-1,1);</text:p>
      <text:p text:style-name="P2"><text:s text:c="6"/>glVertex2i(1,-1);</text:p>
      <text:p text:style-name="P2"><text:s text:c="3"/>glEnd();</text:p>
      <text:p text:style-name="P2"/>
      <text:p text:style-name="P2"><text:s text:c="3"/>glBegin(GL_LINES);</text:p>
      <text:p text:style-name="P2"><text:s text:c="6"/>glVertex2d(-0.5,0);</text:p>
      <text:p text:style-name="P2"><text:s text:c="6"/>glVertex2d(0.5,0);</text:p>
      <text:p text:style-name="P2"><text:s text:c="3"/>glEnd();</text:p>
      <text:p text:style-name="P2">}</text:p>
      <text:p text:style-name="P2"/>
      <text:p text:style-name="P2">void Display2() {</text:p>
      <text:p text:style-name="P2"><text:s text:c="3"/>glColor3f(1,0.1,0.1); // rosu</text:p>
      <text:p text:style-name="P2"><text:s text:c="3"/>glBegin(GL_LINES);</text:p>
      <text:p text:style-name="P2"><text:s text:c="6"/>glVertex2f(1.0,1.0);</text:p>
      <text:p text:style-name="P2"><text:s text:c="6"/>glVertex2f(0.9,0.9);</text:p>
      <text:p text:style-name="P2"><text:s text:c="6"/>glVertex2f(0.8,0.8);</text:p>
      <text:p text:style-name="P2"><text:s text:c="6"/>glVertex2f(0.7,0.7);</text:p>
      <text:p text:style-name="P2"><text:s text:c="6"/>glVertex2f(0.6,0.6);</text:p>
      <text:p text:style-name="P2"><text:s text:c="6"/>glVertex2f(0.5,0.5);</text:p>
      <text:p text:style-name="P2"><text:s text:c="6"/>glVertex2f(-0.5,-0.5);</text:p>
      <text:p text:style-name="P2"><text:s text:c="6"/>glVertex2f(-1.0,-1.0);</text:p>
      <text:p text:style-name="P2"><text:s text:c="3"/>glEnd();</text:p>
      <text:p text:style-name="P2">}</text:p>
      <text:p text:style-name="P2"><text:soft-page-break/></text:p>
      <text:p text:style-name="P2">void Display3() {</text:p>
      <text:p text:style-name="P2"><text:s text:c="3"/>// trasare puncte GL_POINTS : deseneaza n puncte</text:p>
      <text:p text:style-name="P2"><text:s text:c="4"/>glColor3f(1,0.1,0.1); // rosu</text:p>
      <text:p text:style-name="P2"><text:s text:c="4"/>glBegin(GL_POINTS);</text:p>
      <text:p text:style-name="P2"/>
      <text:p text:style-name="P2"><text:s text:c="4"/>// cadran I</text:p>
      <text:p text:style-name="P2"><text:s text:c="4"/>glVertex2f(0.5, 0.5);</text:p>
      <text:p text:style-name="P2"><text:s text:c="4"/>// cadran II</text:p>
      <text:p text:style-name="P2"><text:s text:c="4"/>glVertex2f(-0.5, 0.5);</text:p>
      <text:p text:style-name="P2"><text:s text:c="4"/>// cadran III</text:p>
      <text:p text:style-name="P2"><text:s text:c="4"/>glVertex2f(-0.5, -0.5);</text:p>
      <text:p text:style-name="P2"><text:s text:c="4"/>// cadran IV</text:p>
      <text:p text:style-name="P2"><text:s text:c="4"/>glVertex2f(0.5, -0.5);</text:p>
      <text:p text:style-name="P2"/>
      <text:p text:style-name="P2"><text:s text:c="4"/>glEnd();</text:p>
      <text:p text:style-name="P2">}</text:p>
      <text:p text:style-name="P2"/>
      <text:p text:style-name="P2">void Display4() {</text:p>
      <text:p text:style-name="P2"><text:s text:c="4"/>glColor3f(1,0.1,0.1); // rosu</text:p>
      <text:p text:style-name="P2"><text:s text:c="4"/>// trasare linie poligonala GL_LINE_STRIP : (v0,v1), (v1,v2), (v_{n-2},v_{n-1})</text:p>
      <text:p text:style-name="P2"><text:s text:c="4"/>glBegin(GL_LINE_STRIP);</text:p>
      <text:p text:style-name="P2"/>
      <text:p text:style-name="P2"><text:s text:c="4"/>glVertex2f(1.0, 1.0);</text:p>
      <text:p text:style-name="P2"><text:s text:c="4"/>glVertex2f(1.0, 0.9);</text:p>
      <text:p text:style-name="P2"/>
      <text:p text:style-name="P2"><text:s text:c="4"/>glVertex2f(1.0, 0.9);</text:p>
      <text:p text:style-name="P2"><text:s text:c="4"/>glVertex2f(0.7, 0.7);</text:p>
      <text:p text:style-name="P2"/>
      <text:p text:style-name="P2"><text:soft-page-break/><text:s text:c="4"/>glVertex2f(0.7, 0.7);</text:p>
      <text:p text:style-name="P2"><text:s text:c="4"/>glVertex2f(0.7, 0.6);</text:p>
      <text:p text:style-name="P2"/>
      <text:p text:style-name="P2"><text:s text:c="4"/>glEnd();</text:p>
      <text:p text:style-name="P2">}</text:p>
      <text:p text:style-name="P2"/>
      <text:p text:style-name="P2">void Display5() {</text:p>
      <text:p text:style-name="P2"><text:s text:c="3"/>glColor3f(1,0.1,0.1); // rosu</text:p>
      <text:p text:style-name="P2"><text:s text:c="3"/>// trasare linie poligonala inchisa GL_LINE_LOOP : (v0,v1), (v1,v2), (v_{n-1},v0)</text:p>
      <text:p text:style-name="P2"><text:s text:c="3"/>glBegin(GL_LINE_LOOP);</text:p>
      <text:p text:style-name="P2"/>
      <text:p text:style-name="P2"><text:s text:c="4"/>glVertex2f(1.0, 1.0);</text:p>
      <text:p text:style-name="P2"><text:s text:c="4"/>glVertex2f(1.0, 0.9);</text:p>
      <text:p text:style-name="P2"/>
      <text:p text:style-name="P2"><text:s text:c="4"/>glVertex2f(1.0, 0.9);</text:p>
      <text:p text:style-name="P2"><text:s text:c="4"/>glVertex2f(0.7, 0.7);</text:p>
      <text:p text:style-name="P2"/>
      <text:p text:style-name="P2"><text:s text:c="4"/>glVertex2f(0.7, 0.7);</text:p>
      <text:p text:style-name="P2"><text:s text:c="4"/>glVertex2f(0.7, 0.6);</text:p>
      <text:p text:style-name="P2"/>
      <text:p text:style-name="P2"><text:s text:c="4"/>glVertex2f(0.7, 0.6);</text:p>
      <text:p text:style-name="P2"><text:s text:c="4"/>glVertex2f(1.0, 1.0);</text:p>
      <text:p text:style-name="P2"/>
      <text:p text:style-name="P2"><text:s text:c="3"/>glEnd();</text:p>
      <text:p text:style-name="P2">}</text:p>
      <text:p text:style-name="P2"/>
      <text:p text:style-name="P2">void Display6() {</text:p>
      <text:p text:style-name="P2"><text:s text:c="3"/>glColor3f(1,0.1,0.1); // rosu</text:p>
      <text:p text:style-name="P2"><text:s text:c="3"/>// trasare triunghiuri GL_TRIANGLES : (v0,v1,v2), (v3,v4,v5), ...</text:p>
      <text:p text:style-name="P2"><text:soft-page-break/><text:s text:c="4"/>glPolygonMode(GL_FRONT, GL_FILL);</text:p>
      <text:p text:style-name="P2"><text:s text:c="3"/>glBegin(GL_TRIANGLES);</text:p>
      <text:p text:style-name="P2"/>
      <text:p text:style-name="P2"/>
      <text:p text:style-name="P2"><text:s text:c="4"/>// primul triunghi</text:p>
      <text:p text:style-name="P2"><text:s text:c="4"/>glVertex2f(1.0, 1.0);</text:p>
      <text:p text:style-name="P2"><text:s text:c="4"/>glVertex2f(0.8, 0.8);</text:p>
      <text:p text:style-name="P2"><text:s text:c="4"/>glVertex2f(1.0, 0.8);</text:p>
      <text:p text:style-name="P2"/>
      <text:p text:style-name="P2"><text:s text:c="4"/>// primul triunghi</text:p>
      <text:p text:style-name="P2"><text:s text:c="4"/>glVertex2f(-1.0, -1.0);</text:p>
      <text:p text:style-name="P2"><text:s text:c="4"/>glVertex2f(-0.8, -0.8);</text:p>
      <text:p text:style-name="P2"><text:s text:c="4"/>glVertex2f(-1.0, -0.8);</text:p>
      <text:p text:style-name="P2"/>
      <text:p text:style-name="P2"><text:s text:c="3"/>glEnd();</text:p>
      <text:p text:style-name="P2">}</text:p>
      <text:p text:style-name="P2"/>
      <text:p text:style-name="P2">void Display7() {</text:p>
      <text:p text:style-name="P2"><text:s text:c="3"/>// trasare patrulatere GL_QUADS : (v0,v1,v2,v3), (v4,v5,v6,v7), ...</text:p>
      <text:p text:style-name="P2"><text:s text:c="3"/>glColor3f(1,0.1,0.1); // rosu</text:p>
      <text:p text:style-name="P2"><text:s text:c="4"/>glPolygonMode(GL_FRONT, GL_FILL);</text:p>
      <text:p text:style-name="P2"><text:s text:c="3"/>glBegin(GL_QUADS);</text:p>
      <text:p text:style-name="P2"/>
      <text:p text:style-name="P2"><text:s text:c="4"/>glVertex2f(1.0, 1.0);</text:p>
      <text:p text:style-name="P2"><text:s text:c="4"/>glVertex2f(0.4, 0.8);</text:p>
      <text:p text:style-name="P2"><text:s text:c="4"/>glVertex2f(0.6, 0.6);</text:p>
      <text:p text:style-name="P2"><text:s text:c="4"/>glVertex2f(1.0, 0.6);</text:p>
      <text:p text:style-name="P2"/>
      <text:p text:style-name="P2"><text:s text:c="3"/>glEnd();</text:p>
      <text:p text:style-name="P2"><text:soft-page-break/>}</text:p>
      <text:p text:style-name="P2"/>
      <text:p text:style-name="P2">void sub_display(const vertex_t vertexes[])</text:p>
      <text:p text:style-name="P2">{</text:p>
      <text:p text:style-name="P2"><text:s text:c="4"/>glColor3f(0.25,0.1,1); // mov</text:p>
      <text:p text:style-name="P2"><text:s text:c="4"/>glPolygonMode(GL_FRONT, GL_FILL);</text:p>
      <text:p text:style-name="P2"><text:s text:c="4"/>glBegin(GL_QUADS);</text:p>
      <text:p text:style-name="P2"/>
      <text:p text:style-name="P2"><text:s text:c="4"/>for (int i = 0; i &lt; 4; ++i) {</text:p>
      <text:p text:style-name="P2"><text:s text:c="8"/>glVertex2f(vertexes[i].x, vertexes[i].y);</text:p>
      <text:p text:style-name="P2"><text:s text:c="4"/>}</text:p>
      <text:p text:style-name="P2"/>
      <text:p text:style-name="P2"><text:s text:c="4"/>glEnd();</text:p>
      <text:p text:style-name="P2">}</text:p>
      <text:p text:style-name="P2"/>
      <text:p text:style-name="P2">void Display8() {</text:p>
      <text:p text:style-name="P2"><text:s text:c="3"/>// trasare poligon convex GL_QUADS : (v0,v1,v2, ..., v_{n-1})</text:p>
      <text:p text:style-name="P2"/>
      <text:p text:style-name="P2"><text:s text:c="3"/>glColor3f(1,0.1,0.1); // rosu</text:p>
      <text:p text:style-name="P2"><text:s text:c="4"/>glPolygonMode(GL_FRONT, GL_LINE);</text:p>
      <text:p text:style-name="P2"><text:s text:c="3"/>glBegin(GL_POLYGON);</text:p>
      <text:p text:style-name="P2"/>
      <text:p text:style-name="P2"/>
      <text:p text:style-name="P2"><text:s text:c="4"/>glVertex2f(0.25, 0.5);</text:p>
      <text:p text:style-name="P2"><text:s text:c="4"/>glVertex2f(-0.25, 0.5);</text:p>
      <text:p text:style-name="P2"/>
      <text:p text:style-name="P2"><text:s text:c="4"/>glVertex2f(-0.5, 0);</text:p>
      <text:p text:style-name="P2"/>
      <text:p text:style-name="P2"><text:s text:c="4"/>glVertex2f(-0.25, -0.5);</text:p>
      <text:p text:style-name="P2"><text:soft-page-break/><text:s text:c="4"/>glVertex2f(0.25, -0.5);</text:p>
      <text:p text:style-name="P2"/>
      <text:p text:style-name="P2"><text:s text:c="4"/>glVertex2f(0.5, 0);</text:p>
      <text:p text:style-name="P2"/>
      <text:p text:style-name="P2"><text:s text:c="3"/>glEnd();</text:p>
      <text:p text:style-name="P2"/>
      <text:p text:style-name="P2"><text:s text:c="4"/>vertex_t vertexes[4];</text:p>
      <text:p text:style-name="P2"/>
      <text:p text:style-name="P2"><text:s text:c="4"/>// 1</text:p>
      <text:p text:style-name="P2"><text:s text:c="4"/>vertexes[0] = {0.25, 0.5};</text:p>
      <text:p text:style-name="P2"><text:s text:c="4"/>vertexes[1] = {0.3, 0.6};</text:p>
      <text:p text:style-name="P2"><text:s text:c="4"/>vertexes[2] = {-0.3, 0.6};</text:p>
      <text:p text:style-name="P2"><text:s text:c="4"/>vertexes[3] = {-0.25, 0.5};</text:p>
      <text:p text:style-name="P2"><text:s text:c="4"/>sub_display(vertexes);</text:p>
      <text:p text:style-name="P2"/>
      <text:p text:style-name="P2"><text:s text:c="4"/>// 2</text:p>
      <text:p text:style-name="P2"><text:s text:c="4"/>vertexes[0] = {-0.25, 0.5};</text:p>
      <text:p text:style-name="P2"><text:s text:c="4"/>vertexes[1] = {-0.3, 0.6};</text:p>
      <text:p text:style-name="P2"><text:s text:c="4"/>vertexes[2] = {-0.6, 0};</text:p>
      <text:p text:style-name="P2"><text:s text:c="4"/>vertexes[3] = {-0.5, 0};</text:p>
      <text:p text:style-name="P2"><text:s text:c="4"/>sub_display(vertexes);</text:p>
      <text:p text:style-name="P2"/>
      <text:p text:style-name="P2"><text:s text:c="4"/>// 3</text:p>
      <text:p text:style-name="P2"><text:s text:c="4"/>vertexes[0] = {-0.5, 0};</text:p>
      <text:p text:style-name="P2"><text:s text:c="4"/>vertexes[1] = {-0.6, 0};</text:p>
      <text:p text:style-name="P2"><text:s text:c="4"/>vertexes[2] = {-0.3, -0.6};</text:p>
      <text:p text:style-name="P2"><text:s text:c="4"/>vertexes[3] = {-0.25, -0.5};</text:p>
      <text:p text:style-name="P2"><text:s text:c="4"/>sub_display(vertexes);</text:p>
      <text:p text:style-name="P2"/>
      <text:p text:style-name="P2"><text:soft-page-break/><text:s text:c="4"/>// 4</text:p>
      <text:p text:style-name="P2"><text:s text:c="4"/>vertexes[0] = {0.25, -0.5};</text:p>
      <text:p text:style-name="P2"><text:s text:c="4"/>vertexes[3] = {0.3, -0.6};</text:p>
      <text:p text:style-name="P2"><text:s text:c="4"/>vertexes[2] = {-0.3, -0.6};</text:p>
      <text:p text:style-name="P2"><text:s text:c="4"/>vertexes[1] = {-0.25, -0.5};</text:p>
      <text:p text:style-name="P2"><text:s text:c="4"/>sub_display(vertexes);</text:p>
      <text:p text:style-name="P2"/>
      <text:p text:style-name="P2"><text:s text:c="4"/>// 5</text:p>
      <text:p text:style-name="P2"><text:s text:c="4"/>vertexes[0] = {0.5, 0};</text:p>
      <text:p text:style-name="P2"><text:s text:c="4"/>vertexes[3] = {0.6, 0};</text:p>
      <text:p text:style-name="P2"><text:s text:c="4"/>vertexes[2] = {0.3, -0.6};</text:p>
      <text:p text:style-name="P2"><text:s text:c="4"/>vertexes[1] = {0.25, -0.5};</text:p>
      <text:p text:style-name="P2"><text:s text:c="4"/>sub_display(vertexes);</text:p>
      <text:p text:style-name="P2"/>
      <text:p text:style-name="P2"><text:s text:c="4"/>// 6</text:p>
      <text:p text:style-name="P2"><text:s text:c="4"/>vertexes[0] = {0.25, 0.5};</text:p>
      <text:p text:style-name="P2"><text:s text:c="4"/>vertexes[3] = {0.3, 0.6};</text:p>
      <text:p text:style-name="P2"><text:s text:c="4"/>vertexes[2] = {0.6, 0};</text:p>
      <text:p text:style-name="P2"><text:s text:c="4"/>vertexes[1] = {0.5, 0};</text:p>
      <text:p text:style-name="P2"><text:s text:c="4"/>sub_display(vertexes);</text:p>
      <text:p text:style-name="P2">}</text:p>
      <text:p text:style-name="P2"/>
      <text:p text:style-name="P2">void Init(void) {</text:p>
      <text:p text:style-name="P2"><text:s text:c="3"/>// specifica culoarea unui buffer dupa ce acesta</text:p>
      <text:p text:style-name="P2"><text:s text:c="3"/>// a fost sters utilizand functia glClear. Ultimul</text:p>
      <text:p text:style-name="P2"><text:s text:c="3"/>// argument reprezinta transparenta (1 - opacitate</text:p>
      <text:p text:style-name="P2"><text:s text:c="3"/>// completa, 0 - transparenta totala)</text:p>
      <text:p text:style-name="P2"><text:s text:c="3"/>glClearColor(1.0,1.0,1.0,1.0);</text:p>
      <text:p text:style-name="P2"/>
      <text:p text:style-name="P2"><text:soft-page-break/><text:s text:c="3"/>// grosimea liniilor</text:p>
      <text:p text:style-name="P2"><text:s text:c="3"/>glLineWidth(3);</text:p>
      <text:p text:style-name="P2"/>
      <text:p text:style-name="P2"><text:s text:c="3"/>// dimensiunea punctelor</text:p>
      <text:p text:style-name="P2"><text:s text:c="3"/>glPointSize(4);</text:p>
      <text:p text:style-name="P2"/>
      <text:p text:style-name="P2"><text:s text:c="3"/>// functia void glPolygonMode (GLenum face, GLenum mode)</text:p>
      <text:p text:style-name="P2"><text:s text:c="3"/>// controleaza modul de desenare al unui poligon</text:p>
      <text:p text:style-name="P2"><text:s text:c="3"/>// mode : GL_POINT (numai vf. primitivei) GL_LINE (numai</text:p>
      <text:p text:style-name="P2"><text:s text:c="3"/>// <text:s text:c="7"/>muchiile) GL_FILL (poligonul plin)</text:p>
      <text:p text:style-name="P2"><text:s text:c="3"/>// face : tipul primitivei geometrice dpdv. al orientarii</text:p>
      <text:p text:style-name="P2"><text:s text:c="3"/>// <text:s text:c="7"/>GL_FRONT - primitive orientate direct</text:p>
      <text:p text:style-name="P2"><text:s text:c="3"/>// <text:s text:c="7"/>GL_BACK <text:s/>- primitive orientate invers</text:p>
      <text:p text:style-name="P2"><text:s text:c="3"/>// <text:s text:c="7"/>GL_FRONT_AND_BACK <text:s/>- ambele tipuri</text:p>
      <text:p text:style-name="P2"><text:s text:c="3"/>glPolygonMode(GL_FRONT, GL_LINE);</text:p>
      <text:p text:style-name="P2">}</text:p>
      <text:p text:style-name="P2"/>
      <text:p text:style-name="P2">void Display(void) {</text:p>
      <text:p text:style-name="P2"><text:s text:c="3"/>printf("Call Display\n");</text:p>
      <text:p text:style-name="P2"/>
      <text:p text:style-name="P2"><text:s text:c="3"/>// sterge buffer-ul indicat</text:p>
      <text:p text:style-name="P2"><text:s text:c="3"/>glClear(GL_COLOR_BUFFER_BIT);</text:p>
      <text:p text:style-name="P2"/>
      <text:p text:style-name="P2"><text:s text:c="3"/>switch(prevKey) {</text:p>
      <text:p text:style-name="P2"><text:s text:c="3"/>case '1':</text:p>
      <text:p text:style-name="P2"><text:s text:c="6"/>Display1();</text:p>
      <text:p text:style-name="P2"><text:s text:c="6"/>break;</text:p>
      <text:p text:style-name="P2"><text:s text:c="3"/>case '2':</text:p>
      <text:p text:style-name="P2"><text:s text:c="6"/>Display2();</text:p>
      <text:p text:style-name="P2"><text:soft-page-break/><text:s text:c="6"/>break;</text:p>
      <text:p text:style-name="P2"><text:s text:c="3"/>case '3':</text:p>
      <text:p text:style-name="P2"><text:s text:c="6"/>Display3();</text:p>
      <text:p text:style-name="P2"><text:s text:c="6"/>break;</text:p>
      <text:p text:style-name="P2"><text:s text:c="3"/>case '4':</text:p>
      <text:p text:style-name="P2"><text:s text:c="6"/>Display4();</text:p>
      <text:p text:style-name="P2"><text:s text:c="6"/>break;</text:p>
      <text:p text:style-name="P2"><text:s text:c="3"/>case '5':</text:p>
      <text:p text:style-name="P2"><text:s text:c="6"/>Display5();</text:p>
      <text:p text:style-name="P2"><text:s text:c="6"/>break;</text:p>
      <text:p text:style-name="P2"><text:s text:c="3"/>case '6':</text:p>
      <text:p text:style-name="P2"><text:s text:c="6"/>Display6();</text:p>
      <text:p text:style-name="P2"><text:s text:c="6"/>break;</text:p>
      <text:p text:style-name="P2"><text:s text:c="3"/>case '7':</text:p>
      <text:p text:style-name="P2"><text:s text:c="6"/>Display7();</text:p>
      <text:p text:style-name="P2"><text:s text:c="6"/>break;</text:p>
      <text:p text:style-name="P2"><text:s text:c="3"/>case '8':</text:p>
      <text:p text:style-name="P2"><text:s text:c="6"/>Display8();</text:p>
      <text:p text:style-name="P2"><text:s text:c="6"/>break;</text:p>
      <text:p text:style-name="P2"><text:s text:c="3"/>default:</text:p>
      <text:p text:style-name="P2"><text:s text:c="6"/>break;</text:p>
      <text:p text:style-name="P2"><text:s text:c="3"/>}</text:p>
      <text:p text:style-name="P2"/>
      <text:p text:style-name="P2"><text:s text:c="3"/>// forteaza redesenarea imaginii</text:p>
      <text:p text:style-name="P2"><text:s text:c="3"/>glFlush();</text:p>
      <text:p text:style-name="P2">}</text:p>
      <text:p text:style-name="P2"/>
      <text:p text:style-name="P2">/*</text:p>
      <text:p text:style-name="P2"><text:s text:c="3"/>Parametrii w(latime) si h(inaltime) reprezinta noile</text:p>
      <text:p text:style-name="P2"><text:soft-page-break/><text:s text:c="3"/>dimensiuni ale ferestrei</text:p>
      <text:p text:style-name="P2">*/</text:p>
      <text:p text:style-name="P2">void Reshape(int w, int h) {</text:p>
      <text:p text:style-name="P2"><text:s text:c="3"/>printf("Call Reshape : latime = %d, inaltime = %d\n", w, h);</text:p>
      <text:p text:style-name="P2"/>
      <text:p text:style-name="P2"><text:s text:c="3"/>// functia void glViewport (GLint x, GLint y,</text:p>
      <text:p text:style-name="P2"><text:s text:c="3"/>// <text:s text:c="25"/>GLsizei width, GLsizei height)</text:p>
      <text:p text:style-name="P2"><text:s text:c="3"/>// defineste poarta de afisare : acea suprafata dreptunghiulara</text:p>
      <text:p text:style-name="P2"><text:s text:c="3"/>// din fereastra de afisare folosita pentru vizualizare.</text:p>
      <text:p text:style-name="P2"><text:s text:c="3"/>// x, y sunt coordonatele pct. din stg. jos iar</text:p>
      <text:p text:style-name="P2"><text:s text:c="3"/>// width si height sunt latimea si inaltimea in pixeli.</text:p>
      <text:p text:style-name="P2"><text:s text:c="3"/>// In cazul de mai jos poarta de afisare si fereastra coincid</text:p>
      <text:p text:style-name="P2"><text:s text:c="3"/>glViewport(0, 0, (GLsizei) w, (GLsizei) h);</text:p>
      <text:p text:style-name="P2">}</text:p>
      <text:p text:style-name="P2"/>
      <text:p text:style-name="P2">/*</text:p>
      <text:p text:style-name="P2"><text:s text:c="3"/>Parametrul key indica codul tastei iar x, y pozitia</text:p>
      <text:p text:style-name="P2"><text:s text:c="3"/>cursorului de mouse</text:p>
      <text:p text:style-name="P2">*/</text:p>
      <text:p text:style-name="P2">void KeyboardFunc(unsigned char key, int x, int y) {</text:p>
      <text:p text:style-name="P2"><text:s text:c="3"/>printf("Ati tastat &lt;%c&gt;. Mouse-ul este in pozitia %d, %d.\n",</text:p>
      <text:p text:style-name="P2"><text:s text:c="12"/>key, x, y);</text:p>
      <text:p text:style-name="P2"><text:s text:c="3"/>// tasta apasata va fi utilizata in Display ptr.</text:p>
      <text:p text:style-name="P2"><text:s text:c="3"/>// afisarea unor imagini</text:p>
      <text:p text:style-name="P2"><text:s text:c="3"/>prevKey = key;</text:p>
      <text:p text:style-name="P2"><text:s text:c="3"/>if (key == 27) // escape</text:p>
      <text:p text:style-name="P2"><text:s text:c="6"/>exit(0);</text:p>
      <text:p text:style-name="P2"><text:s text:c="3"/>glutPostRedisplay();</text:p>
      <text:p text:style-name="P2">}</text:p>
      <text:p text:style-name="P2"><text:soft-page-break/></text:p>
      <text:p text:style-name="P2">/*</text:p>
      <text:p text:style-name="P2"><text:s text:c="3"/>Codul butonului poate fi :</text:p>
      <text:p text:style-name="P2"><text:s text:c="3"/>GLUT_LEFT_BUTTON, GLUT_MIDDLE_BUTTON, GLUT_RIGHT_BUTTON</text:p>
      <text:p text:style-name="P2"><text:s text:c="3"/>Parametrul state indica starea: "apasat" GLUT_DOWN sau</text:p>
      <text:p text:style-name="P2"><text:s text:c="3"/>"eliberat" GLUT_UP</text:p>
      <text:p text:style-name="P2"><text:s text:c="3"/>Parametrii x, y : coordonatele cursorului de mouse</text:p>
      <text:p text:style-name="P2">*/</text:p>
      <text:p text:style-name="P2">void MouseFunc(int button, int state, int x, int y) {</text:p>
      <text:p text:style-name="P2"><text:s text:c="3"/>printf("Call MouseFunc : ati %s butonul %s in pozitia %d %d\n",</text:p>
      <text:p text:style-name="P2"><text:s text:c="6"/>(state == GLUT_DOWN) ? "apasat" : "eliberat",</text:p>
      <text:p text:style-name="P2"><text:s text:c="6"/>(button == GLUT_LEFT_BUTTON) ?</text:p>
      <text:p text:style-name="P2"><text:s text:c="6"/>"stang" :</text:p>
      <text:p text:style-name="P2"><text:s text:c="6"/>((button == GLUT_RIGHT_BUTTON) ? "drept": "mijlociu"),</text:p>
      <text:p text:style-name="P2"><text:s text:c="6"/>x, y);</text:p>
      <text:p text:style-name="P2">}</text:p>
      <text:p text:style-name="P2"/>
      <text:p text:style-name="P2">int main(int argc, char** argv) {</text:p>
      <text:p text:style-name="P2"><text:s text:c="3"/>// Initializarea bibliotecii GLUT. Argumentele argc</text:p>
      <text:p text:style-name="P2"><text:s text:c="3"/>// si argv sunt argumentele din linia de comanda si nu</text:p>
      <text:p text:style-name="P2"><text:s text:c="3"/>// trebuie modificate inainte de apelul functiei</text:p>
      <text:p text:style-name="P2"><text:s text:c="3"/>// void glutInit(int *argcp, char **argv)</text:p>
      <text:p text:style-name="P2"><text:s text:c="3"/>// Se recomanda ca apelul oricarei functii din biblioteca</text:p>
      <text:p text:style-name="P2"><text:s text:c="3"/>// GLUT sa se faca dupa apelul acestei functii.</text:p>
      <text:p text:style-name="P2"><text:s text:c="3"/>glutInit(&amp;argc, argv);</text:p>
      <text:p text:style-name="P2"/>
      <text:p text:style-name="P2"><text:s text:c="3"/>// Argumentele functiei</text:p>
      <text:p text:style-name="P2"><text:s text:c="3"/>// void glutInitWindowSize (int latime, int latime)</text:p>
      <text:p text:style-name="P2"><text:s text:c="3"/>// reprezinta latimea, respectiv inaltimea ferestrei</text:p>
      <text:p text:style-name="P2"><text:soft-page-break/><text:s text:c="3"/>// exprimate in pixeli. Valorile predefinite sunt 300, 300.</text:p>
      <text:p text:style-name="P2"><text:s text:c="3"/>glutInitWindowSize(300, 300);</text:p>
      <text:p text:style-name="P2"/>
      <text:p text:style-name="P2"><text:s text:c="3"/>// Argumentele functiei</text:p>
      <text:p text:style-name="P2"><text:s text:c="3"/>// void glutInitWindowPosition (int x, int y)</text:p>
      <text:p text:style-name="P2"><text:s text:c="3"/>// reprezinta coordonatele varfului din stanga sus</text:p>
      <text:p text:style-name="P2"><text:s text:c="3"/>// al ferestrei, exprimate in pixeli.</text:p>
      <text:p text:style-name="P2"><text:s text:c="3"/>// Valorile predefinite sunt -1, -1.</text:p>
      <text:p text:style-name="P2"><text:s text:c="3"/>glutInitWindowPosition(100, 100);</text:p>
      <text:p text:style-name="P2"/>
      <text:p text:style-name="P2"><text:s text:c="3"/>// Functia void glutInitDisplayMode (unsigned int mode)</text:p>
      <text:p text:style-name="P2"><text:s text:c="3"/>// seteaza modul initial de afisare. Acesta se obtine</text:p>
      <text:p text:style-name="P2"><text:s text:c="3"/>// printr-un SAU pe biti intre diverse masti de display</text:p>
      <text:p text:style-name="P2"><text:s text:c="3"/>// (constante ale bibliotecii GLUT) :</text:p>
      <text:p text:style-name="P2"><text:s text:c="3"/>// 1. GLUT_SINGLE : un singur buffer de imagine. Reprezinta</text:p>
      <text:p text:style-name="P2"><text:s text:c="3"/>// <text:s text:c="3"/>optiunea implicita ptr. nr. de buffere de</text:p>
      <text:p text:style-name="P2"><text:s text:c="3"/>// <text:s text:c="3"/>de imagine.</text:p>
      <text:p text:style-name="P2"><text:s text:c="3"/>// 2. GLUT_DOUBLE : 2 buffere de imagine.</text:p>
      <text:p text:style-name="P2"><text:s text:c="3"/>// 3. GLUT_RGB sau GLUT_RGBA : culorile vor fi afisate in</text:p>
      <text:p text:style-name="P2"><text:s text:c="3"/>// <text:s text:c="3"/>modul RGB.</text:p>
      <text:p text:style-name="P2"><text:s text:c="3"/>// 4. GLUT_INDEX : modul indexat de selectare al culorii.</text:p>
      <text:p text:style-name="P2"><text:s text:c="3"/>// etc. (vezi specificatia bibliotecii GLUT)</text:p>
      <text:p text:style-name="P2"><text:s text:c="3"/>glutInitDisplayMode (GLUT_SINGLE | GLUT_RGB);</text:p>
      <text:p text:style-name="P2"/>
      <text:p text:style-name="P2"><text:s text:c="3"/>// Functia int glutCreateWindow (char *name)</text:p>
      <text:p text:style-name="P2"><text:s text:c="3"/>// creeaza o fereastra cu denumirea data de argumentul</text:p>
      <text:p text:style-name="P2"><text:s text:c="3"/>// name si intoarce un identificator de fereastra.</text:p>
      <text:p text:style-name="P2"><text:s text:c="3"/>glutCreateWindow (argv[0]);</text:p>
      <text:p text:style-name="P2"/>
      <text:p text:style-name="P2"><text:soft-page-break/><text:s text:c="3"/>Init();</text:p>
      <text:p text:style-name="P2"/>
      <text:p text:style-name="P2"><text:s text:c="3"/>// Functii callback : functii definite in program si</text:p>
      <text:p text:style-name="P2"><text:s text:c="3"/>// inregistrate in sistem prin intermediul unor functii</text:p>
      <text:p text:style-name="P2"><text:s text:c="3"/>// GLUT. Ele sunt apelate de catre sistemul de operare</text:p>
      <text:p text:style-name="P2"><text:s text:c="3"/>// in functie de evenimentul aparut</text:p>
      <text:p text:style-name="P2"/>
      <text:p text:style-name="P2"><text:s text:c="3"/>// Functia</text:p>
      <text:p text:style-name="P2"><text:s text:c="3"/>// void glutReshapeFunc (void (*Reshape)(int width, int height))</text:p>
      <text:p text:style-name="P2"><text:s text:c="3"/>// inregistreaza functia callback Reshape care este apelata</text:p>
      <text:p text:style-name="P2"><text:s text:c="3"/>// oridecate ori fereastra de afisare isi modifica forma.</text:p>
      <text:p text:style-name="P2"><text:s text:c="3"/>glutReshapeFunc(Reshape);</text:p>
      <text:p text:style-name="P2"/>
      <text:p text:style-name="P2"><text:s text:c="3"/>// Functia</text:p>
      <text:p text:style-name="P2"><text:s text:c="3"/>// void glutKeyboardFunc (void (*KeyboardFunc)(unsigned char,int,int))</text:p>
      <text:p text:style-name="P2"><text:s text:c="3"/>// inregistreaza functia callback KeyboardFunc care este apelata</text:p>
      <text:p text:style-name="P2"><text:s text:c="3"/>// la actionarea unei taste.</text:p>
      <text:p text:style-name="P2"><text:s text:c="3"/>glutKeyboardFunc(KeyboardFunc);</text:p>
      <text:p text:style-name="P2"/>
      <text:p text:style-name="P2"><text:s text:c="3"/>// Functia</text:p>
      <text:p text:style-name="P2"><text:s text:c="3"/>// void glutMouseFunc (void (*MouseFunc)(int,int,int,int))</text:p>
      <text:p text:style-name="P2"><text:s text:c="3"/>// inregistreaza functia callback MouseFunc care este apelata</text:p>
      <text:p text:style-name="P2"><text:s text:c="3"/>// la apasarea sau la eliberarea unui buton al mouse-ului.</text:p>
      <text:p text:style-name="P2"><text:s text:c="3"/>glutMouseFunc(MouseFunc);</text:p>
      <text:p text:style-name="P2"/>
      <text:p text:style-name="P2"><text:s text:c="3"/>// Functia</text:p>
      <text:p text:style-name="P2"><text:s text:c="3"/>// void glutDisplayFunc (void (*Display)(void))</text:p>
      <text:p text:style-name="P2"><text:s text:c="3"/>// inregistreaza functia callback Display care este apelata</text:p>
      <text:p text:style-name="P2"><text:s text:c="3"/>// oridecate ori este necesara desenarea ferestrei: la</text:p>
      <text:p text:style-name="P2"><text:soft-page-break/><text:s text:c="3"/>// initializare, la modificarea dimensiunilor ferestrei</text:p>
      <text:p text:style-name="P2"><text:s text:c="3"/>// sau la apelul functiei</text:p>
      <text:p text:style-name="P2"><text:s text:c="3"/>// void glutPostRedisplay (void).</text:p>
      <text:p text:style-name="P2"><text:s text:c="3"/>glutDisplayFunc(Display);</text:p>
      <text:p text:style-name="P2"/>
      <text:p text:style-name="P2"><text:s text:c="3"/>// Functia void glutMainLoop() lanseaza bucla de procesare</text:p>
      <text:p text:style-name="P2"><text:s text:c="3"/>// a evenimentelor GLUT. Din bucla se poate iesi doar prin</text:p>
      <text:p text:style-name="P2"><text:s text:c="3"/>// inchiderea ferestrei aplicatiei. Aceasta functie trebuie</text:p>
      <text:p text:style-name="P2"><text:s text:c="3"/>// apelata cel mult o singura data in program. Functiile</text:p>
      <text:p text:style-name="P2"><text:s text:c="3"/>// callback trebuie inregistrate inainte de apelul acestei</text:p>
      <text:p text:style-name="P2"><text:s text:c="3"/>// functii.</text:p>
      <text:p text:style-name="P2"><text:s text:c="3"/>// Cand coada de evenimente este vida atunci este executata</text:p>
      <text:p text:style-name="P2"><text:s text:c="3"/>// functia callback IdleFunc inregistrata prin apelul functiei</text:p>
      <text:p text:style-name="P2"><text:s text:c="3"/>// void glutIdleFunc (void (*IdleFunc) (void))</text:p>
      <text:p text:style-name="P2"><text:s text:c="3"/>glutMainLoop();</text:p>
      <text:p text:style-name="P2"/>
      <text:p text:style-name="P2"><text:s text:c="3"/>return 0;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2.</text:p>
      <text:p text:style-name="P2"/>
      <text:p text:style-name="P2">#include &lt;iostream&gt;</text:p>
      <text:p text:style-name="P2">#include &lt;stdlib.h&gt;</text:p>
      <text:p text:style-name="P2">#include &lt;stdio.h&gt;</text:p>
      <text:p text:style-name="P2">#include &lt;math.h&gt;</text:p>
      <text:p text:style-name="P2"/>
      <text:p text:style-name="P2">#include &lt;GL/glut.h&gt;</text:p>
      <text:p text:style-name="P2"/>
      <text:p text:style-name="P2">// dimensiunea ferestrei in pixeli</text:p>
      <text:p text:style-name="P2">#define dim 300</text:p>
      <text:p text:style-name="P2">#define pi 4 * atan(1.0)</text:p>
      <text:p text:style-name="P2"/>
      <text:p text:style-name="P2">using namespace std;</text:p>
      <text:p text:style-name="P2"/>
      <text:p text:style-name="P2">unsigned char prevKey;</text:p>
      <text:p text:style-name="P2"/>
      <text:p text:style-name="P2">// concoida lui Nicomede (concoida dreptei)</text:p>
      <text:p text:style-name="P2">// $x = a + b \cdot cos(t), y = a \cdot tg(t) + b \cdot sin(t)$. sau</text:p>
      <text:p text:style-name="P2">// $x = a - b \cdot cos(t), y = a \cdot tg(t) - b \cdot sin(t)$. unde</text:p>
      <text:p text:style-name="P2">// $t \in (-\pi / 2, \pi / 2)$</text:p>
      <text:p text:style-name="P2">void Display1() {</text:p>
      <text:p text:style-name="P2"><text:s text:c="3"/>double xmax, ymax, xmin, ymin;</text:p>
      <text:p text:style-name="P2"><text:s text:c="3"/>double a = 1, b = 2;</text:p>
      <text:p text:style-name="P2"><text:s text:c="3"/>double ratia = 0.05;</text:p>
      <text:p text:style-name="P2"><text:s text:c="3"/>double t;</text:p>
      <text:p text:style-name="P2"/>
      <text:p text:style-name="P2"><text:s text:c="3"/>// calculul valorilor maxime/minime ptr. x si y</text:p>
      <text:p text:style-name="P2"><text:s text:c="3"/>// aceste valori vor fi folosite ulterior la scalare</text:p>
      <text:p text:style-name="P2"><text:soft-page-break/><text:s text:c="3"/>xmax = a - b - 1;</text:p>
      <text:p text:style-name="P2"><text:s text:c="3"/>xmin = a + b + 1;</text:p>
      <text:p text:style-name="P2"><text:s text:c="3"/>ymax = ymin = 0;</text:p>
      <text:p text:style-name="P2"><text:s text:c="3"/>for (t = - pi/2 + ratia; t &lt; pi / 2; t += ratia) {</text:p>
      <text:p text:style-name="P2"><text:s text:c="6"/>double x1, y1, x2, y2;</text:p>
      <text:p text:style-name="P2"><text:s text:c="6"/>x1 = a + b * cos(t);</text:p>
      <text:p text:style-name="P2"><text:s text:c="6"/>xmax = (xmax &lt; x1) ? x1 : xmax;</text:p>
      <text:p text:style-name="P2"><text:s text:c="6"/>xmin = (xmin &gt; x1) ? x1 : xmin;</text:p>
      <text:p text:style-name="P2"/>
      <text:p text:style-name="P2"><text:s text:c="6"/>x2 = a - b * cos(t);</text:p>
      <text:p text:style-name="P2"><text:s text:c="6"/>xmax = (xmax &lt; x2) ? x2 : xmax;</text:p>
      <text:p text:style-name="P2"><text:s text:c="6"/>xmin = (xmin &gt; x2) ? x2 : xmin;</text:p>
      <text:p text:style-name="P2"/>
      <text:p text:style-name="P2"><text:s text:c="6"/>y1 = a * tan(t) + b * sin(t);</text:p>
      <text:p text:style-name="P2"><text:s text:c="6"/>ymax = (ymax &lt; y1) ? y1 : ymax;</text:p>
      <text:p text:style-name="P2"><text:s text:c="6"/>ymin = (ymin &gt; y1) ? y1 : ymin;</text:p>
      <text:p text:style-name="P2"/>
      <text:p text:style-name="P2"><text:s text:c="6"/>y2 = a * tan(t) - b * sin(t);</text:p>
      <text:p text:style-name="P2"><text:s text:c="6"/>ymax = (ymax &lt; y2) ? y2 : ymax;</text:p>
      <text:p text:style-name="P2"><text:s text:c="6"/>ymin = (ymin &gt; y2) ? y2 : ymin;</text:p>
      <text:p text:style-name="P2"><text:s text:c="3"/>}</text:p>
      <text:p text:style-name="P2"/>
      <text:p text:style-name="P2"><text:s text:c="3"/>xmax = (fabs(xmax) &gt; fabs(xmin)) ? fabs(xmax) : fabs(xmin);</text:p>
      <text:p text:style-name="P2"><text:s text:c="3"/>ymax = (fabs(ymax) &gt; fabs(ymin)) ? fabs(ymax) : fabs(ymin);</text:p>
      <text:p text:style-name="P2"/>
      <text:p text:style-name="P2"><text:s text:c="3"/>// afisarea punctelor propriu-zise precedata de scalare</text:p>
      <text:p text:style-name="P2"><text:s text:c="3"/>glColor3f(1,0.1,0.1); // rosu</text:p>
      <text:p text:style-name="P2"><text:s text:c="3"/>glBegin(GL_LINE_STRIP);</text:p>
      <text:p text:style-name="P2"><text:s text:c="3"/>for (t = - pi/2 + ratia; t &lt; pi / 2; t += ratia) {</text:p>
      <text:p text:style-name="P2"><text:soft-page-break/><text:s text:c="6"/>double x1, y1; // x2, y2;</text:p>
      <text:p text:style-name="P2"><text:s text:c="6"/>x1 = (a + b * cos(t)) / xmax;</text:p>
      <text:p text:style-name="P2"><text:s text:c="4"/>// <text:s text:c="2"/>x2 = (a - b * cos(t)) / xmax;</text:p>
      <text:p text:style-name="P2"><text:s text:c="6"/>y1 = (a * tan(t) + b * sin(t)) / ymax;</text:p>
      <text:p text:style-name="P2"><text:s text:c="4"/>// <text:s text:c="2"/>y2 = (a * tan(t) - b * sin(t)) / ymax;</text:p>
      <text:p text:style-name="P2"/>
      <text:p text:style-name="P2"><text:s text:c="6"/>glVertex2f(x1,y1);</text:p>
      <text:p text:style-name="P2"><text:s text:c="3"/>}</text:p>
      <text:p text:style-name="P2"><text:s text:c="3"/>glEnd();</text:p>
      <text:p text:style-name="P2"/>
      <text:p text:style-name="P2"><text:s text:c="3"/>glBegin(GL_LINE_STRIP);</text:p>
      <text:p text:style-name="P2"><text:s text:c="3"/>for (t = - pi/2 + ratia; t &lt; pi / 2; t += ratia) {</text:p>
      <text:p text:style-name="P2"><text:s text:c="6"/>double x2, y2;</text:p>
      <text:p text:style-name="P2"><text:s text:c="4"/>// <text:s text:c="2"/>x1 = (a + b * cos(t)) / xmax;</text:p>
      <text:p text:style-name="P2"><text:s text:c="6"/>x2 = (a - b * cos(t)) / xmax;</text:p>
      <text:p text:style-name="P2"><text:s text:c="4"/>// <text:s text:c="2"/>y1 = (a * tan(t) + b * sin(t)) / ymax;</text:p>
      <text:p text:style-name="P2"><text:s text:c="6"/>y2 = (a * tan(t) - b * sin(t)) / ymax;</text:p>
      <text:p text:style-name="P2"/>
      <text:p text:style-name="P2"><text:s text:c="6"/>glVertex2f(x2,y2);</text:p>
      <text:p text:style-name="P2"><text:s text:c="3"/>}</text:p>
      <text:p text:style-name="P2"><text:s text:c="3"/>glEnd();</text:p>
      <text:p text:style-name="P2">}</text:p>
      <text:p text:style-name="P2"/>
      <text:p text:style-name="P2">// graficul functiei</text:p>
      <text:p text:style-name="P2">// $f(x) = \bar sin(x) \bar \cdot e^{-sin(x)}, x \in \langle 0, 8 \cdot \pi \rangle$,</text:p>
      <text:p text:style-name="P2">void Display2() {</text:p>
      <text:p text:style-name="P2"><text:s text:c="3"/>double xmax = 8 * pi;</text:p>
      <text:p text:style-name="P2"><text:s text:c="3"/>double ymax = exp(1.1);</text:p>
      <text:p text:style-name="P2"><text:s text:c="3"/>double ratia = 0.05;</text:p>
      <text:p text:style-name="P2"><text:soft-page-break/></text:p>
      <text:p text:style-name="P2"><text:s text:c="3"/>// afisarea punctelor propriu-zise precedata de scalare</text:p>
      <text:p text:style-name="P2"><text:s text:c="3"/>glColor3f(1,0.1,0.1); // rosu</text:p>
      <text:p text:style-name="P2"><text:s text:c="3"/>glBegin(GL_LINE_STRIP);</text:p>
      <text:p text:style-name="P2"><text:s text:c="3"/>for (double x = 0; x &lt; xmax; x += ratia) {</text:p>
      <text:p text:style-name="P2"><text:s text:c="6"/>double x1, y1;</text:p>
      <text:p text:style-name="P2"><text:s text:c="6"/>x1 = x / xmax;</text:p>
      <text:p text:style-name="P2"><text:s text:c="6"/>y1 = (fabs(sin(x)) * exp(-sin(x))) / ymax;</text:p>
      <text:p text:style-name="P2"/>
      <text:p text:style-name="P2"><text:s text:c="6"/>glVertex2f(x1,y1);</text:p>
      <text:p text:style-name="P2"><text:s text:c="3"/>}</text:p>
      <text:p text:style-name="P2"><text:s text:c="3"/>glEnd();</text:p>
      <text:p text:style-name="P2">}</text:p>
      <text:p text:style-name="P2"/>
      <text:p text:style-name="P2">void Display3() {</text:p>
      <text:p text:style-name="P2"><text:tab/>double y = 0;</text:p>
      <text:p text:style-name="P2"><text:s text:c="4"/>double ratio = 0.05;</text:p>
      <text:p text:style-name="P2"><text:s text:c="4"/>auto dist = [](auto arg) { return fabs(round(arg) - arg); };</text:p>
      <text:p text:style-name="P2"/>
      <text:p text:style-name="P2"><text:tab/>// afisarea punctelor propriu-zise precedata de scalare</text:p>
      <text:p text:style-name="P2"><text:tab/>glColor3f(1, 0.1, 0.1); // rosu</text:p>
      <text:p text:style-name="P2"><text:tab/>glBegin(GL_LINE_STRIP);</text:p>
      <text:p text:style-name="P2"><text:tab/>for (double x = 0; x &lt;= 100; x += ratio)</text:p>
      <text:p text:style-name="P2"><text:tab/>{</text:p>
      <text:p text:style-name="P2"><text:tab/><text:tab/>if (x == 0)</text:p>
      <text:p text:style-name="P2"><text:tab/><text:tab/><text:tab/>y = 1;</text:p>
      <text:p text:style-name="P2"><text:tab/><text:tab/>else</text:p>
      <text:p text:style-name="P2"><text:tab/><text:tab/><text:tab/>y = dist(x) / x;</text:p>
      <text:p text:style-name="P2"><text:tab/><text:tab/>glVertex2f(x / 25, y);</text:p>
      <text:p text:style-name="P2"><text:soft-page-break/><text:tab/>}</text:p>
      <text:p text:style-name="P2"><text:tab/>glEnd();</text:p>
      <text:p text:style-name="P2">}</text:p>
      <text:p text:style-name="P2"/>
      <text:p text:style-name="P2">void Display4()</text:p>
      <text:p text:style-name="P2">{</text:p>
      <text:p text:style-name="P2"><text:s text:c="4"/>double a = 0.3, b = 0.2;</text:p>
      <text:p text:style-name="P2"><text:tab/>double ratio = 0.05;</text:p>
      <text:p text:style-name="P2"><text:tab/>double x = 0, y = 0;</text:p>
      <text:p text:style-name="P2"/>
      <text:p text:style-name="P2"><text:tab/>// afisarea punctelor propriu-zise precedata de scalare</text:p>
      <text:p text:style-name="P2"><text:tab/>glColor3f(1, 0.1, 0.1); // rosu</text:p>
      <text:p text:style-name="P2"><text:tab/>glBegin(GL_LINE_STRIP);</text:p>
      <text:p text:style-name="P2"><text:tab/>for (double t = -pi; t &lt;= pi; t += ratio)</text:p>
      <text:p text:style-name="P2"><text:tab/>{</text:p>
      <text:p text:style-name="P2"><text:tab/><text:tab/>x = 2 * (a * cos(t) + b) * cos(t);</text:p>
      <text:p text:style-name="P2"><text:tab/><text:tab/>y = 2 * (a * cos(t) + b) * sin(t);</text:p>
      <text:p text:style-name="P2"/>
      <text:p text:style-name="P2"><text:tab/><text:tab/>glVertex2f(x / 1.1, y / 1.1);</text:p>
      <text:p text:style-name="P2"><text:tab/>}</text:p>
      <text:p text:style-name="P2"><text:tab/>glEnd();</text:p>
      <text:p text:style-name="P2"/>
      <text:p text:style-name="P2">}</text:p>
      <text:p text:style-name="P2"/>
      <text:p text:style-name="P2">void Display5() {</text:p>
      <text:p text:style-name="P2"><text:s text:c="4"/>double x = 0, y = 0;</text:p>
      <text:p text:style-name="P2"><text:tab/>double ratio = 0.01;</text:p>
      <text:p text:style-name="P2"><text:tab/>double a = 0.2;</text:p>
      <text:p text:style-name="P2"><text:tab/>int cnt = 0, idx = 0;</text:p>
      <text:p text:style-name="P2"><text:soft-page-break/><text:s text:c="4"/>double _x, _y;</text:p>
      <text:p text:style-name="P2"/>
      <text:p text:style-name="P2"><text:s text:c="4"/>// cream lobul</text:p>
      <text:p text:style-name="P2"/>
      <text:p text:style-name="P2"><text:tab/>glBegin(GL_LINE_LOOP);</text:p>
      <text:p text:style-name="P2"><text:tab/>glColor3f(0.0, 0, 1.0); // albastru</text:p>
      <text:p text:style-name="P2"><text:tab/>glVertex2f(-0.979, 0.957);</text:p>
      <text:p text:style-name="P2"/>
      <text:p text:style-name="P2"><text:tab/>for (double t = -pi / 2; t &lt;= pi / 2; t += ratio)</text:p>
      <text:p text:style-name="P2"><text:tab/>{</text:p>
      <text:p text:style-name="P2"><text:tab/><text:tab/>if (!(t == pi / 6 || t == -pi / 6)) {</text:p>
      <text:p text:style-name="P2"><text:tab/><text:tab/><text:tab/>x = (a / (4 * pow(cos(t), 2) - 3));</text:p>
      <text:p text:style-name="P2"><text:tab/><text:tab/><text:tab/>y = ((a * sin(t) / cos(t)) / (4 * pow(cos(t), 2) - 3));</text:p>
      <text:p text:style-name="P2"/>
      <text:p text:style-name="P2"><text:s text:c="12"/>++cnt;</text:p>
      <text:p text:style-name="P2"><text:tab/><text:tab/>}</text:p>
      <text:p text:style-name="P2"><text:s text:c="8"/>// selectia cadranului II</text:p>
      <text:p text:style-name="P2"><text:tab/><text:tab/>if (x &gt;= -1 &amp;&amp; x &lt;= 0 &amp;&amp; y &lt;= 1 &amp;&amp; y &gt;= 0) {</text:p>
      <text:p text:style-name="P2"><text:tab/><text:tab/><text:tab/>glVertex2f(x, y);</text:p>
      <text:p text:style-name="P2"><text:tab/><text:tab/>}</text:p>
      <text:p text:style-name="P2"><text:tab/>}</text:p>
      <text:p text:style-name="P2"><text:tab/>glEnd();</text:p>
      <text:p text:style-name="P2"/>
      <text:p text:style-name="P2"><text:tab/>_x = 0;</text:p>
      <text:p text:style-name="P2"><text:tab/>_y = 0.957;</text:p>
      <text:p text:style-name="P2"/>
      <text:p text:style-name="P2"><text:s text:c="4"/>for (double t = -pi / 2; t &lt;= pi / 2; t += ratio)</text:p>
      <text:p text:style-name="P2"><text:tab/>{</text:p>
      <text:p text:style-name="P2"><text:tab/><text:tab/>if (!(t == pi / 6 || t == -pi / 6)) {</text:p>
      <text:p text:style-name="P2"><text:soft-page-break/><text:tab/><text:tab/><text:tab/>x = (a / (4 * pow(cos(t), 2) - 3));</text:p>
      <text:p text:style-name="P2"><text:tab/><text:tab/><text:tab/>y = ((a * sin(t) / cos(t)) / (4 * pow(cos(t), 2) - 3));</text:p>
      <text:p text:style-name="P2"/>
      <text:p text:style-name="P2"><text:s text:c="12"/>++cnt;</text:p>
      <text:p text:style-name="P2"><text:tab/><text:tab/>}</text:p>
      <text:p text:style-name="P2"><text:tab/><text:tab/>if (x &gt;= -1 &amp;&amp; x &lt;= 0 &amp;&amp; y &lt;= 1 &amp;&amp; y &gt;= 0) {</text:p>
      <text:p text:style-name="P2"><text:tab/><text:tab/><text:tab/>glVertex2f(x, y);</text:p>
      <text:p text:style-name="P2"><text:tab/><text:tab/>}</text:p>
      <text:p text:style-name="P2"/>
      <text:p text:style-name="P2"><text:tab/><text:tab/>if (y &gt; 0.25 &amp;&amp; (y &gt;= 0 &amp;&amp; y &lt;= 0.957 &amp;&amp; x &lt;= 0 &amp;&amp; x &gt;= -0.979))</text:p>
      <text:p text:style-name="P2"><text:tab/><text:tab/>{</text:p>
      <text:p text:style-name="P2"/>
      <text:p text:style-name="P2"><text:tab/><text:tab/> <text:s text:c="3"/>++idx;</text:p>
      <text:p text:style-name="P2"><text:tab/><text:tab/><text:tab/>if (!(idx % 2)) {</text:p>
      <text:p text:style-name="P2"><text:tab/><text:tab/><text:tab/><text:tab/>glBegin(GL_TRIANGLES);</text:p>
      <text:p text:style-name="P2"><text:tab/><text:tab/><text:tab/><text:tab/>glColor3f(1.0, 0, 0);</text:p>
      <text:p text:style-name="P2"><text:tab/><text:tab/><text:tab/><text:tab/>glVertex2f(_x, _y);</text:p>
      <text:p text:style-name="P2"><text:tab/><text:tab/><text:tab/><text:tab/>glVertex2f(x, y);</text:p>
      <text:p text:style-name="P2"><text:tab/><text:tab/><text:tab/><text:tab/>glVertex2f(-0.979, 0.957);</text:p>
      <text:p text:style-name="P2"><text:tab/><text:tab/><text:tab/><text:tab/>glEnd();</text:p>
      <text:p text:style-name="P2"><text:tab/><text:tab/><text:tab/>} else {</text:p>
      <text:p text:style-name="P2"><text:s text:c="16"/>// cout &lt;&lt; x &lt;&lt; " " &lt;&lt; y &lt;&lt; endl;</text:p>
      <text:p text:style-name="P2"><text:tab/><text:tab/><text:tab/><text:tab/>_x = x;</text:p>
      <text:p text:style-name="P2"><text:tab/><text:tab/><text:tab/><text:tab/>_y = y;</text:p>
      <text:p text:style-name="P2"><text:tab/><text:tab/><text:tab/><text:tab/>glEnd();</text:p>
      <text:p text:style-name="P2"><text:tab/><text:tab/><text:tab/>}</text:p>
      <text:p text:style-name="P2"><text:tab/><text:tab/>}</text:p>
      <text:p text:style-name="P2"><text:tab/><text:tab/>else if (y &lt;= 0.25 &amp;&amp; ( x &gt;= -1 &amp;&amp; x &lt;= 0 &amp;&amp; y &gt;= 0 &amp;&amp; y &lt;= 1)) {</text:p>
      <text:p text:style-name="P2"><text:tab/><text:tab/><text:tab/>++idx;</text:p>
      <text:p text:style-name="P2"><text:soft-page-break/></text:p>
      <text:p text:style-name="P2"><text:tab/><text:tab/><text:tab/>if (!(idx % 4)) {</text:p>
      <text:p text:style-name="P2"><text:tab/><text:tab/><text:tab/><text:tab/>glBegin(GL_TRIANGLES);</text:p>
      <text:p text:style-name="P2"><text:tab/><text:tab/><text:tab/><text:tab/>glColor3f(1.0, 1.0, 1.0);</text:p>
      <text:p text:style-name="P2"><text:tab/><text:tab/><text:tab/><text:tab/>glVertex2f(_x, _y);</text:p>
      <text:p text:style-name="P2"><text:tab/><text:tab/><text:tab/><text:tab/>glVertex2f(x, y);</text:p>
      <text:p text:style-name="P2"><text:tab/><text:tab/><text:tab/><text:tab/>glVertex2f(-0.979, 0.957);</text:p>
      <text:p text:style-name="P2"><text:tab/><text:tab/><text:tab/><text:tab/>glEnd();</text:p>
      <text:p text:style-name="P2"><text:tab/><text:tab/><text:tab/>} else if (!(idx % 3)) {</text:p>
      <text:p text:style-name="P2"><text:s text:c="16"/>// cout &lt;&lt; x &lt;&lt; " " &lt;&lt; y &lt;&lt; endl;</text:p>
      <text:p text:style-name="P2"><text:tab/><text:tab/><text:tab/><text:tab/>_x = x;</text:p>
      <text:p text:style-name="P2"><text:tab/><text:tab/><text:tab/><text:tab/>_y = y;</text:p>
      <text:p text:style-name="P2"><text:tab/><text:tab/><text:tab/><text:tab/>glEnd();</text:p>
      <text:p text:style-name="P2"><text:tab/><text:tab/><text:tab/>}</text:p>
      <text:p text:style-name="P2"><text:tab/><text:tab/>}</text:p>
      <text:p text:style-name="P2"><text:tab/>}</text:p>
      <text:p text:style-name="P2"/>
      <text:p text:style-name="P2">}</text:p>
      <text:p text:style-name="P2"/>
      <text:p text:style-name="P2">void Display6()</text:p>
      <text:p text:style-name="P2">{</text:p>
      <text:p text:style-name="P2"><text:tab/>double x = 0, y = 0;</text:p>
      <text:p text:style-name="P2"><text:tab/>double a = 0.1, b = 0.2;</text:p>
      <text:p text:style-name="P2"><text:s text:c="4"/>double ratio = 0.05;</text:p>
      <text:p text:style-name="P2"/>
      <text:p text:style-name="P2"><text:tab/>glColor3f(1, 0.1, 0.1); // red colour</text:p>
      <text:p text:style-name="P2"><text:tab/>glBegin(GL_LINE_STRIP);</text:p>
      <text:p text:style-name="P2"><text:tab/>for (double t = -10; t &lt; 10; t += ratio) {</text:p>
      <text:p text:style-name="P2"><text:tab/><text:tab/>x = a * t - b * sin(t);</text:p>
      <text:p text:style-name="P2"><text:soft-page-break/><text:tab/><text:tab/>y = a - b * cos(t);</text:p>
      <text:p text:style-name="P2"><text:tab/><text:tab/>glVertex2f(x / 1.2, y / 1.2);</text:p>
      <text:p text:style-name="P2"><text:tab/>}</text:p>
      <text:p text:style-name="P2"><text:tab/>glEnd();</text:p>
      <text:p text:style-name="P2">}</text:p>
      <text:p text:style-name="P2"/>
      <text:p text:style-name="P2">void Display7()</text:p>
      <text:p text:style-name="P2">{</text:p>
      <text:p text:style-name="P2"><text:tab/>double x = 0, y = 0;</text:p>
      <text:p text:style-name="P2"><text:s text:c="4"/>double ratio = 0.05;</text:p>
      <text:p text:style-name="P2"><text:tab/>double big_radius = 0.1, radius = 0.3;</text:p>
      <text:p text:style-name="P2"/>
      <text:p text:style-name="P2"><text:tab/>glColor3f(1, 0.1, 0.1);</text:p>
      <text:p text:style-name="P2"/>
      <text:p text:style-name="P2"><text:tab/>glBegin(GL_LINE_STRIP);</text:p>
      <text:p text:style-name="P2"><text:tab/>for (double t = 0; t &lt; 2 * pi; t += ratio) {</text:p>
      <text:p text:style-name="P2"><text:s text:c="8"/>double rap = radius / big_radius;</text:p>
      <text:p text:style-name="P2"><text:tab/><text:tab/>x = (radius + big_radius) * cos(</text:p>
      <text:p text:style-name="P2"><text:s text:c="16"/>rap * t) -</text:p>
      <text:p text:style-name="P2"><text:s text:c="16"/>radius * cos(t + (rap * t));</text:p>
      <text:p text:style-name="P2"><text:tab/><text:tab/>y = (radius + big_radius) * sin(</text:p>
      <text:p text:style-name="P2"><text:s text:c="16"/>rap * t) -</text:p>
      <text:p text:style-name="P2"><text:s text:c="16"/>radius * sin(t + (rap * t));</text:p>
      <text:p text:style-name="P2"/>
      <text:p text:style-name="P2"><text:tab/><text:tab/>glVertex2f(x, y);</text:p>
      <text:p text:style-name="P2"><text:tab/>}</text:p>
      <text:p text:style-name="P2"><text:tab/>glEnd();</text:p>
      <text:p text:style-name="P2">}</text:p>
      <text:p text:style-name="P2"/>
      <text:p text:style-name="P2"><text:soft-page-break/>void Display8()</text:p>
      <text:p text:style-name="P2">{</text:p>
      <text:p text:style-name="P2"><text:tab/>double x = 0, y = 0;</text:p>
      <text:p text:style-name="P2"><text:s text:c="4"/>double ratio = 0.05;</text:p>
      <text:p text:style-name="P2"><text:tab/>double big_radius = 0.1, radius = 0.3;</text:p>
      <text:p text:style-name="P2"/>
      <text:p text:style-name="P2"><text:tab/>glColor3f(1, 0.1, 0.1);</text:p>
      <text:p text:style-name="P2"/>
      <text:p text:style-name="P2"><text:s text:c="4"/>double t;</text:p>
      <text:p text:style-name="P2"><text:tab/>glBegin(GL_LINE_STRIP);</text:p>
      <text:p text:style-name="P2"><text:tab/>for (t = 0; t &lt;= 2 * pi + ratio; t += ratio) {</text:p>
      <text:p text:style-name="P2"><text:s text:c="8"/>double rap = radius / big_radius;</text:p>
      <text:p text:style-name="P2"><text:tab/><text:tab/>x = (radius - big_radius) * cos(</text:p>
      <text:p text:style-name="P2"><text:s text:c="16"/>rap * t) -</text:p>
      <text:p text:style-name="P2"><text:s text:c="16"/>radius * cos(t - (rap * t));</text:p>
      <text:p text:style-name="P2"><text:tab/><text:tab/>y = (radius - big_radius) * sin(</text:p>
      <text:p text:style-name="P2"><text:s text:c="16"/>rap * t) -</text:p>
      <text:p text:style-name="P2"><text:s text:c="16"/>radius * sin(t - (rap * t));</text:p>
      <text:p text:style-name="P2"/>
      <text:p text:style-name="P2"><text:tab/><text:tab/>glVertex2f(x, y);</text:p>
      <text:p text:style-name="P2"><text:tab/>}</text:p>
      <text:p text:style-name="P2"/>
      <text:p text:style-name="P2"><text:s text:c="4"/>glVertex2f(x, y);</text:p>
      <text:p text:style-name="P2"/>
      <text:p text:style-name="P2"><text:tab/>glEnd();</text:p>
      <text:p text:style-name="P2">}</text:p>
      <text:p text:style-name="P2"/>
      <text:p text:style-name="P2">void Display9()</text:p>
      <text:p text:style-name="P2">{</text:p>
      <text:p text:style-name="P2"><text:soft-page-break/><text:s text:c="4"/>double x = 0, y = 0;</text:p>
      <text:p text:style-name="P2"><text:tab/>double ratio = 0.01;</text:p>
      <text:p text:style-name="P2"><text:tab/>double a = 0.4;</text:p>
      <text:p text:style-name="P2"><text:tab/>double radius = 0;</text:p>
      <text:p text:style-name="P2"/>
      <text:p text:style-name="P2"><text:tab/>glColor3f(1, 0.1, 0.1);</text:p>
      <text:p text:style-name="P2"/>
      <text:p text:style-name="P2"><text:s text:c="4"/>double t;</text:p>
      <text:p text:style-name="P2"/>
      <text:p text:style-name="P2"><text:s text:c="4"/>// +</text:p>
      <text:p text:style-name="P2"><text:s text:c="4"/>glBegin(GL_LINE_STRIP);</text:p>
      <text:p text:style-name="P2"><text:s text:c="4"/>int count = 0;</text:p>
      <text:p text:style-name="P2"><text:tab/>for (t = -(pi / 4); t &lt;= pi / 4; t += ratio) {</text:p>
      <text:p text:style-name="P2"/>
      <text:p text:style-name="P2"><text:tab/><text:tab/>radius = a * sqrt(2 * cos(2 * t));</text:p>
      <text:p text:style-name="P2"><text:tab/><text:tab/>x = radius * cos(t);</text:p>
      <text:p text:style-name="P2"><text:tab/><text:tab/>y = radius * sin(t);</text:p>
      <text:p text:style-name="P2"><text:tab/><text:tab/>glVertex2f(x, y);</text:p>
      <text:p text:style-name="P2"><text:s text:c="8"/>++count;</text:p>
      <text:p text:style-name="P2"><text:tab/>}</text:p>
      <text:p text:style-name="P2"><text:s text:c="4"/>cout &lt;&lt; count &lt;&lt; endl;</text:p>
      <text:p text:style-name="P2"><text:s text:c="4"/>glEnd();</text:p>
      <text:p text:style-name="P2"/>
      <text:p text:style-name="P2"><text:s text:c="4"/>glBegin(GL_LINE_STRIP);</text:p>
      <text:p text:style-name="P2"><text:s text:c="4"/>count = 0;</text:p>
      <text:p text:style-name="P2"><text:s text:c="4"/>// -</text:p>
      <text:p text:style-name="P2"><text:s text:c="4"/>for (t = -(pi / 4); t &lt;= pi / 4; t += ratio) {</text:p>
      <text:p text:style-name="P2"/>
      <text:p text:style-name="P2"><text:tab/><text:tab/>radius = -a * sqrt(2 * cos(2 * t));</text:p>
      <text:p text:style-name="P2"><text:soft-page-break/><text:tab/><text:tab/>x = radius * cos(t);</text:p>
      <text:p text:style-name="P2"><text:tab/><text:tab/>y = radius * sin(t);</text:p>
      <text:p text:style-name="P2"><text:tab/><text:tab/>glVertex2f(x, y);</text:p>
      <text:p text:style-name="P2"><text:s text:c="8"/>++count;</text:p>
      <text:p text:style-name="P2"><text:tab/>}</text:p>
      <text:p text:style-name="P2"><text:s text:c="4"/>cout &lt;&lt; count &lt;&lt; endl;</text:p>
      <text:p text:style-name="P2"/>
      <text:p text:style-name="P2"><text:tab/>glEnd();</text:p>
      <text:p text:style-name="P2">}</text:p>
      <text:p text:style-name="P2"/>
      <text:p text:style-name="P2">void Display0()</text:p>
      <text:p text:style-name="P2">{</text:p>
      <text:p text:style-name="P2"><text:s text:c="4"/>double x = 0, y = 0;</text:p>
      <text:p text:style-name="P2"><text:tab/>double ratio = 0.05;</text:p>
      <text:p text:style-name="P2"><text:tab/>double a = 0.02;</text:p>
      <text:p text:style-name="P2"><text:tab/>double radius = 0;</text:p>
      <text:p text:style-name="P2"/>
      <text:p text:style-name="P2"><text:tab/>glColor3f(1, 0.1, 0.1); // rosu</text:p>
      <text:p text:style-name="P2"><text:tab/>glBegin(GL_LINE_STRIP);</text:p>
      <text:p text:style-name="P2"><text:tab/>for (double t = 0; t &lt;= 2.90; t += ratio)</text:p>
      <text:p text:style-name="P2"><text:tab/>{</text:p>
      <text:p text:style-name="P2"/>
      <text:p text:style-name="P2"><text:tab/><text:tab/>radius = a * exp(1 + t);</text:p>
      <text:p text:style-name="P2"><text:tab/><text:tab/>x = radius * cos(t);</text:p>
      <text:p text:style-name="P2"><text:tab/><text:tab/>y = radius * sin(t);</text:p>
      <text:p text:style-name="P2"><text:tab/><text:tab/>glVertex2f(x, y);</text:p>
      <text:p text:style-name="P2"><text:tab/>}</text:p>
      <text:p text:style-name="P2"><text:tab/>glEnd();</text:p>
      <text:p text:style-name="P2">}</text:p>
      <text:p text:style-name="P2"><text:soft-page-break/></text:p>
      <text:p text:style-name="P2">void Init(void)</text:p>
      <text:p text:style-name="P2">{</text:p>
      <text:p text:style-name="P2"/>
      <text:p text:style-name="P2"><text:s text:c="3"/>glClearColor(1.0,1.0,1.0,1.0);</text:p>
      <text:p text:style-name="P2"/>
      <text:p text:style-name="P2"><text:s text:c="3"/>glLineWidth(1);</text:p>
      <text:p text:style-name="P2"/>
      <text:p text:style-name="P2"><text:s text:c="3"/>glPolygonMode(GL_FRONT, GL_LINE);</text:p>
      <text:p text:style-name="P2">}</text:p>
      <text:p text:style-name="P2"/>
      <text:p text:style-name="P2">void Display(void) {</text:p>
      <text:p text:style-name="P2"><text:s text:c="3"/>glClear(GL_COLOR_BUFFER_BIT);</text:p>
      <text:p text:style-name="P2"/>
      <text:p text:style-name="P2"><text:s text:c="3"/>switch(prevKey) {</text:p>
      <text:p text:style-name="P2"><text:s text:c="3"/>case '1':</text:p>
      <text:p text:style-name="P2"><text:s text:c="6"/>Display1();</text:p>
      <text:p text:style-name="P2"><text:s text:c="6"/>break;</text:p>
      <text:p text:style-name="P2"><text:s text:c="3"/>case '2':</text:p>
      <text:p text:style-name="P2"><text:s text:c="6"/>Display2();</text:p>
      <text:p text:style-name="P2"><text:s text:c="6"/>break;</text:p>
      <text:p text:style-name="P2"><text:s text:c="3"/>case '3':</text:p>
      <text:p text:style-name="P2"><text:tab/> <text:s text:c="2"/>Display3();</text:p>
      <text:p text:style-name="P2"><text:tab/> <text:s text:c="2"/>break;</text:p>
      <text:p text:style-name="P2"><text:s text:c="3"/>case '4':</text:p>
      <text:p text:style-name="P2"><text:tab/> <text:s text:c="2"/>Display4();</text:p>
      <text:p text:style-name="P2"><text:tab/> <text:s text:c="2"/>break;</text:p>
      <text:p text:style-name="P2"><text:s text:c="3"/>case '5':</text:p>
      <text:p text:style-name="P2"><text:tab/> <text:s text:c="2"/>Display5();</text:p>
      <text:p text:style-name="P2"><text:soft-page-break/><text:tab/> <text:s text:c="2"/>break;</text:p>
      <text:p text:style-name="P2"><text:s text:c="3"/>case '6':</text:p>
      <text:p text:style-name="P2"><text:tab/> <text:s text:c="2"/>Display6();</text:p>
      <text:p text:style-name="P2"><text:tab/> <text:s text:c="2"/>break;</text:p>
      <text:p text:style-name="P2"><text:s text:c="3"/>case '7':</text:p>
      <text:p text:style-name="P2"><text:tab/> <text:s text:c="2"/>Display7();</text:p>
      <text:p text:style-name="P2"><text:tab/> <text:s text:c="2"/>break;</text:p>
      <text:p text:style-name="P2"><text:s text:c="3"/>case '8':</text:p>
      <text:p text:style-name="P2"><text:tab/> <text:s text:c="2"/>Display8();</text:p>
      <text:p text:style-name="P2"><text:tab/> <text:s text:c="2"/>break;</text:p>
      <text:p text:style-name="P2"><text:s text:c="3"/>case '9':</text:p>
      <text:p text:style-name="P2"><text:tab/> <text:s text:c="2"/>Display9();</text:p>
      <text:p text:style-name="P2"><text:tab/> <text:s text:c="2"/>break;</text:p>
      <text:p text:style-name="P2"><text:s text:c="3"/>case '0':</text:p>
      <text:p text:style-name="P2"><text:tab/> <text:s text:c="2"/>Display0();</text:p>
      <text:p text:style-name="P2"><text:s text:c="3"/>default:</text:p>
      <text:p text:style-name="P2"><text:s text:c="6"/>break;</text:p>
      <text:p text:style-name="P2"><text:s text:c="3"/>}</text:p>
      <text:p text:style-name="P2"/>
      <text:p text:style-name="P2"><text:s text:c="3"/>glFlush();</text:p>
      <text:p text:style-name="P2">}</text:p>
      <text:p text:style-name="P2"/>
      <text:p text:style-name="P2">void Reshape(int w, int h) {</text:p>
      <text:p text:style-name="P2"><text:s text:c="3"/>glViewport(0, 0, (GLsizei) w, (GLsizei) h);</text:p>
      <text:p text:style-name="P2">}</text:p>
      <text:p text:style-name="P2"/>
      <text:p text:style-name="P2">void KeyboardFunc(unsigned char key, int x, int y) {</text:p>
      <text:p text:style-name="P2"><text:s text:c="3"/>prevKey = key;</text:p>
      <text:p text:style-name="P2"><text:s text:c="3"/>if (key == 27) // escape</text:p>
      <text:p text:style-name="P2"><text:soft-page-break/><text:s text:c="6"/>exit(0);</text:p>
      <text:p text:style-name="P2"><text:s text:c="3"/>glutPostRedisplay();</text:p>
      <text:p text:style-name="P2">}</text:p>
      <text:p text:style-name="P2"/>
      <text:p text:style-name="P2">void MouseFunc(int button, int state, int x, int y) {</text:p>
      <text:p text:style-name="P2">}</text:p>
      <text:p text:style-name="P2"/>
      <text:p text:style-name="P2">int main(int argc, char** argv) {</text:p>
      <text:p text:style-name="P2"/>
      <text:p text:style-name="P2"><text:s text:c="3"/>glutInit(&amp;argc, argv);</text:p>
      <text:p text:style-name="P2"/>
      <text:p text:style-name="P2"><text:s text:c="3"/>glutInitWindowSize(dim, dim);</text:p>
      <text:p text:style-name="P2"/>
      <text:p text:style-name="P2"><text:s text:c="3"/>glutInitWindowPosition(100, 100);</text:p>
      <text:p text:style-name="P2"/>
      <text:p text:style-name="P2"><text:s text:c="3"/>glutInitDisplayMode (GLUT_SINGLE | GLUT_RGB);</text:p>
      <text:p text:style-name="P2"/>
      <text:p text:style-name="P2"><text:s text:c="3"/>glutCreateWindow (argv[0]);</text:p>
      <text:p text:style-name="P2"/>
      <text:p text:style-name="P2"><text:s text:c="3"/>Init();</text:p>
      <text:p text:style-name="P2"/>
      <text:p text:style-name="P2"><text:s text:c="3"/>glutReshapeFunc(Reshape);</text:p>
      <text:p text:style-name="P2"/>
      <text:p text:style-name="P2"><text:s text:c="3"/>glutKeyboardFunc(KeyboardFunc);</text:p>
      <text:p text:style-name="P2"/>
      <text:p text:style-name="P2"><text:s text:c="3"/>glutMouseFunc(MouseFunc);</text:p>
      <text:p text:style-name="P2"/>
      <text:p text:style-name="P2"><text:s text:c="3"/>glutDisplayFunc(Display);</text:p>
      <text:p text:style-name="P2"/>
      <text:p text:style-name="P2"><text:soft-page-break/><text:s text:c="3"/>glutMainLoop();</text:p>
      <text:p text:style-name="P2"/>
      <text:p text:style-name="P2"><text:s text:c="3"/>return 0;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3.</text:p>
      <text:p text:style-name="P2"/>
      <text:p text:style-name="P2">#define _CRT_SECURE_NO_WARNINGS</text:p>
      <text:p text:style-name="P2"/>
      <text:p text:style-name="P2">#include &lt;stdlib.h&gt;</text:p>
      <text:p text:style-name="P2">#include &lt;stdio.h&gt;</text:p>
      <text:p text:style-name="P2">#include &lt;math.h&gt;</text:p>
      <text:p text:style-name="P2">#include &lt;assert.h&gt;</text:p>
      <text:p text:style-name="P2">#include &lt;float.h&gt;</text:p>
      <text:p text:style-name="P2"/>
      <text:p text:style-name="P2">#include &lt;GL/glut.h&gt;</text:p>
      <text:p text:style-name="P2"/>
      <text:p text:style-name="P2">// dimensiunea ferestrei in pixeli</text:p>
      <text:p text:style-name="P2">#define dim 300</text:p>
      <text:p text:style-name="P2">// numarul maxim de iteratii pentru testarea apartenentei la mult.Julia-Fatou</text:p>
      <text:p text:style-name="P2">#define NRITER_JF 5000</text:p>
      <text:p text:style-name="P2">// modulul maxim pentru testarea apartenentei la mult.Julia-Fatou</text:p>
      <text:p text:style-name="P2">#define MODMAX_JF 10000000</text:p>
      <text:p text:style-name="P2">// ratii ptr. CJuliaFatou</text:p>
      <text:p text:style-name="P2">#define RX_JF 0.01</text:p>
      <text:p text:style-name="P2">#define RY_JF 0.01</text:p>
      <text:p text:style-name="P2"/>
      <text:p text:style-name="P2">unsigned char prevKey;</text:p>
      <text:p text:style-name="P2">int nivel = 0;</text:p>
      <text:p text:style-name="P2"/>
      <text:p text:style-name="P2"/>
      <text:p text:style-name="P2">class CComplex {</text:p>
      <text:p text:style-name="P2">public:</text:p>
      <text:p text:style-name="P2"><text:s text:c="2"/>CComplex() : re(0.0), im(0.0) {}</text:p>
      <text:p text:style-name="P2"><text:soft-page-break/><text:s text:c="2"/>CComplex(double re1, double im1) : re(re1 * 1.0), im(im1 * 1.0) {}</text:p>
      <text:p text:style-name="P2"><text:s text:c="2"/>CComplex(const CComplex &amp;c) : re(c.re), im(c.im) {}</text:p>
      <text:p text:style-name="P2"><text:tab/>~CComplex() {}</text:p>
      <text:p text:style-name="P2"/>
      <text:p text:style-name="P2"><text:s text:c="2"/>CComplex &amp;operator=(const CComplex &amp;c)</text:p>
      <text:p text:style-name="P2"><text:s text:c="2"/>{</text:p>
      <text:p text:style-name="P2"><text:s text:c="4"/>re = c.re;</text:p>
      <text:p text:style-name="P2"><text:s text:c="4"/>im = c.im;</text:p>
      <text:p text:style-name="P2"><text:s text:c="4"/>return *this;</text:p>
      <text:p text:style-name="P2"><text:s text:c="2"/>}</text:p>
      <text:p text:style-name="P2"/>
      <text:p text:style-name="P2"><text:s text:c="2"/>double getRe() {return re;}</text:p>
      <text:p text:style-name="P2"><text:s text:c="2"/>void setRe(double re1) {re = re1;}</text:p>
      <text:p text:style-name="P2"/>
      <text:p text:style-name="P2"><text:s text:c="2"/>double getIm() {return im;}</text:p>
      <text:p text:style-name="P2"><text:s text:c="2"/>void setIm(double im1) {im = im1;}</text:p>
      <text:p text:style-name="P2"/>
      <text:p text:style-name="P2"><text:s text:c="2"/>double getModul() {return sqrt(re * re + im * im);}</text:p>
      <text:p text:style-name="P2"/>
      <text:p text:style-name="P2"><text:s text:c="2"/>int operator==(CComplex &amp;c1)</text:p>
      <text:p text:style-name="P2"><text:s text:c="2"/>{</text:p>
      <text:p text:style-name="P2"><text:s text:c="4"/>return ((re == c1.re) &amp;&amp; (im == c1.im));</text:p>
      <text:p text:style-name="P2"><text:s text:c="2"/>}</text:p>
      <text:p text:style-name="P2"/>
      <text:p text:style-name="P2"><text:s text:c="2"/>CComplex pow2()</text:p>
      <text:p text:style-name="P2"><text:s text:c="2"/>{</text:p>
      <text:p text:style-name="P2"><text:s text:c="4"/>CComplex rez;</text:p>
      <text:p text:style-name="P2"><text:s text:c="4"/>rez.re = powl(re * 1.0, 2) - powl(im * 1.0, 2);</text:p>
      <text:p text:style-name="P2"><text:s text:c="4"/>rez.im = 2.0 * re * im;</text:p>
      <text:p text:style-name="P2"><text:soft-page-break/><text:s text:c="4"/>return rez;</text:p>
      <text:p text:style-name="P2"><text:s text:c="2"/>}</text:p>
      <text:p text:style-name="P2"/>
      <text:p text:style-name="P2"><text:tab/>friend CComplex operator+(const CComplex &amp;c1, const CComplex &amp;c2);</text:p>
      <text:p text:style-name="P2"><text:tab/>friend CComplex operator*(CComplex &amp;c1, CComplex &amp;c2);</text:p>
      <text:p text:style-name="P2"/>
      <text:p text:style-name="P2"><text:tab/>void print(FILE *f)</text:p>
      <text:p text:style-name="P2"><text:tab/>{</text:p>
      <text:p text:style-name="P2"><text:tab/><text:tab/>fprintf(f, "%.20f%+.20f i", re, im);</text:p>
      <text:p text:style-name="P2"><text:tab/>}</text:p>
      <text:p text:style-name="P2"/>
      <text:p text:style-name="P2">private:</text:p>
      <text:p text:style-name="P2"><text:s text:c="2"/>double re, im;</text:p>
      <text:p text:style-name="P2">};</text:p>
      <text:p text:style-name="P2"/>
      <text:p text:style-name="P2">CComplex operator+(const CComplex &amp;c1, const CComplex &amp;c2)</text:p>
      <text:p text:style-name="P2">{</text:p>
      <text:p text:style-name="P2"><text:tab/>CComplex rez(c1.re + c2.re, c1.im + c2.im);</text:p>
      <text:p text:style-name="P2"><text:tab/>return rez;</text:p>
      <text:p text:style-name="P2">}</text:p>
      <text:p text:style-name="P2"/>
      <text:p text:style-name="P2">CComplex operator*(CComplex &amp;c1, CComplex &amp;c2)</text:p>
      <text:p text:style-name="P2">{</text:p>
      <text:p text:style-name="P2"><text:tab/>CComplex rez(c1.re * c2.re - c1.im * c2.im,</text:p>
      <text:p text:style-name="P2"><text:s text:c="16"/>c1.re * c2.im + c1.im * c2.re);</text:p>
      <text:p text:style-name="P2"><text:tab/>return rez;</text:p>
      <text:p text:style-name="P2">}</text:p>
      <text:p text:style-name="P2"/>
      <text:p text:style-name="P2">class CJuliaFatou {</text:p>
      <text:p text:style-name="P2"><text:soft-page-break/>public:</text:p>
      <text:p text:style-name="P2"><text:s text:c="2"/>CJuliaFatou()</text:p>
      <text:p text:style-name="P2"><text:s text:c="2"/>{</text:p>
      <text:p text:style-name="P2"><text:s text:c="4"/>// m.c se initializeaza implicit cu 0+0i</text:p>
      <text:p text:style-name="P2"/>
      <text:p text:style-name="P2"><text:s text:c="4"/>m.nriter = NRITER_JF;</text:p>
      <text:p text:style-name="P2"><text:s text:c="4"/>m.modmax = MODMAX_JF;</text:p>
      <text:p text:style-name="P2"><text:s text:c="2"/>}</text:p>
      <text:p text:style-name="P2"/>
      <text:p text:style-name="P2"><text:s text:c="2"/>CJuliaFatou(CComplex &amp;c)</text:p>
      <text:p text:style-name="P2"><text:s text:c="2"/>{</text:p>
      <text:p text:style-name="P2"><text:s text:c="4"/>m.c = c;</text:p>
      <text:p text:style-name="P2"><text:s text:c="4"/>m.nriter = NRITER_JF;</text:p>
      <text:p text:style-name="P2"><text:s text:c="4"/>m.modmax = MODMAX_JF;</text:p>
      <text:p text:style-name="P2"><text:s text:c="2"/>}</text:p>
      <text:p text:style-name="P2"/>
      <text:p text:style-name="P2"><text:s text:c="2"/>~CJuliaFatou() {}</text:p>
      <text:p text:style-name="P2"/>
      <text:p text:style-name="P2"><text:s text:c="2"/>void setmodmax(double v) {assert(v &lt;= MODMAX_JF); m.modmax = v;}</text:p>
      <text:p text:style-name="P2"><text:s text:c="2"/>double getmodmax() {return m.modmax;}</text:p>
      <text:p text:style-name="P2"/>
      <text:p text:style-name="P2"><text:s text:c="2"/>void setnriter(int v) {assert(v &lt;= NRITER_JF); m.nriter = v;}</text:p>
      <text:p text:style-name="P2"><text:s text:c="2"/>int getnriter() {return m.nriter;}</text:p>
      <text:p text:style-name="P2"/>
      <text:p text:style-name="P2"><text:s text:c="2"/>// testeaza daca x apartine multimii Julia-Fatou Jc</text:p>
      <text:p text:style-name="P2"><text:s text:c="2"/>// returneaza 0 daca apartine, -1 daca converge finit, +1 daca converge infinit</text:p>
      <text:p text:style-name="P2"><text:s text:c="2"/>int isIn(CComplex &amp;x)</text:p>
      <text:p text:style-name="P2"><text:s text:c="2"/>{</text:p>
      <text:p text:style-name="P2"><text:s text:c="4"/>int rez = 0;</text:p>
      <text:p text:style-name="P2"><text:soft-page-break/><text:s text:c="4"/>// tablou in care vor fi memorate valorile procesului iterativ z_n+1 = z_n * z_n + c</text:p>
      <text:p text:style-name="P2"><text:s text:c="4"/>CComplex z0,z1;</text:p>
      <text:p text:style-name="P2"/>
      <text:p text:style-name="P2"><text:s text:c="4"/>z0 = x;</text:p>
      <text:p text:style-name="P2"><text:s text:c="4"/>for (int i = 1; i &lt; m.nriter; i++)</text:p>
      <text:p text:style-name="P2"><text:s text:c="4"/>{</text:p>
      <text:p text:style-name="P2"><text:s text:c="6"/>z1 = z0 * z0 + m.c;</text:p>
      <text:p text:style-name="P2"><text:s text:c="6"/>if (z1 == z0)</text:p>
      <text:p text:style-name="P2"><text:s text:c="6"/>{</text:p>
      <text:p text:style-name="P2"><text:s text:c="8"/>// x nu apartine m.J-F deoarece procesul iterativ converge finit</text:p>
      <text:p text:style-name="P2"><text:s text:c="8"/>rez = -1;</text:p>
      <text:p text:style-name="P2"><text:s text:c="8"/>break;</text:p>
      <text:p text:style-name="P2"><text:s text:c="6"/>}</text:p>
      <text:p text:style-name="P2"><text:s text:c="6"/>else if (z1.getModul() &gt; m.modmax)</text:p>
      <text:p text:style-name="P2"><text:s text:c="6"/>{</text:p>
      <text:p text:style-name="P2"><text:s text:c="8"/>// x nu apartine m.J-F deoarece procesul iterativ converge la infinit</text:p>
      <text:p text:style-name="P2"><text:s text:c="8"/>rez = 1;</text:p>
      <text:p text:style-name="P2"><text:s text:c="8"/>break;</text:p>
      <text:p text:style-name="P2"><text:s text:c="6"/>}</text:p>
      <text:p text:style-name="P2"><text:s text:c="6"/>z0 = z1;</text:p>
      <text:p text:style-name="P2"><text:s text:c="4"/>}</text:p>
      <text:p text:style-name="P2"/>
      <text:p text:style-name="P2"><text:s text:c="4"/>return rez;</text:p>
      <text:p text:style-name="P2"><text:s text:c="2"/>}</text:p>
      <text:p text:style-name="P2"/>
      <text:p text:style-name="P2"><text:s text:c="2"/>// afisarea multimii J-F care intersecteaza multimea argument</text:p>
      <text:p text:style-name="P2"><text:s text:c="2"/>void display(double xmin, double ymin, double xmax, double ymax)</text:p>
      <text:p text:style-name="P2"><text:s text:c="2"/>{</text:p>
      <text:p text:style-name="P2"><text:s text:c="4"/>glPushMatrix();</text:p>
      <text:p text:style-name="P2"><text:soft-page-break/><text:s text:c="4"/>glLoadIdentity();</text:p>
      <text:p text:style-name="P2"/>
      <text:p text:style-name="P2">// <text:s text:c="3"/>glTranslated((xmin + xmax) * 1.0 / (xmin - xmax), (ymin + ymax) <text:s/>* 1.0 / (ymin - ymax), 0);</text:p>
      <text:p text:style-name="P2">// <text:s text:c="3"/>glScaled(1.0 / (xmax - xmin), 1.0 / (ymax - ymin), 1);</text:p>
      <text:p text:style-name="P2"><text:s text:c="4"/>// afisarea propriu-zisa</text:p>
      <text:p text:style-name="P2"><text:s text:c="4"/>glBegin(GL_POINTS);</text:p>
      <text:p text:style-name="P2"><text:s text:c="4"/>for(double x = xmin; x &lt;= xmax; x+=RX_JF)</text:p>
      <text:p text:style-name="P2"><text:s text:c="6"/>for(double y = ymin; y &lt;= ymax; y+=RY_JF)</text:p>
      <text:p text:style-name="P2"><text:s text:c="6"/>{</text:p>
      <text:p text:style-name="P2"><text:s text:c="8"/>CComplex z(x, y);</text:p>
      <text:p text:style-name="P2"><text:s text:c="8"/>int r = isIn(z);</text:p>
      <text:p text:style-name="P2">// <text:s text:c="7"/>z.print(stdout);</text:p>
      <text:p text:style-name="P2"><text:s text:c="8"/>if (r == 0)</text:p>
      <text:p text:style-name="P2"><text:s text:c="8"/>{</text:p>
      <text:p text:style-name="P2">// <text:s text:c="9"/>fprintf(stdout, " <text:s text:c="2"/>\n");</text:p>
      <text:p text:style-name="P2"><text:s text:c="10"/>glVertex3d(x,y,0);</text:p>
      <text:p text:style-name="P2"><text:s text:c="8"/>}</text:p>
      <text:p text:style-name="P2"><text:s text:c="8"/>else if (r == -1)</text:p>
      <text:p text:style-name="P2"><text:s text:c="8"/>{</text:p>
      <text:p text:style-name="P2">// <text:s text:c="9"/>fprintf(stdout, " <text:s text:c="2"/>converge finit\n");</text:p>
      <text:p text:style-name="P2"><text:s text:c="8"/>}</text:p>
      <text:p text:style-name="P2"><text:s text:c="8"/>else if (r == 1)</text:p>
      <text:p text:style-name="P2"><text:s text:c="8"/>{</text:p>
      <text:p text:style-name="P2">// <text:s text:c="9"/>fprintf(stdout, " <text:s text:c="2"/>converge infinit\n");</text:p>
      <text:p text:style-name="P2"><text:s text:c="8"/>}</text:p>
      <text:p text:style-name="P2"><text:s text:c="6"/>}</text:p>
      <text:p text:style-name="P2"><text:s text:c="4"/>fprintf(stdout, "STOP\n");</text:p>
      <text:p text:style-name="P2"><text:s text:c="4"/>glEnd();</text:p>
      <text:p text:style-name="P2"/>
      <text:p text:style-name="P2"><text:soft-page-break/><text:s text:c="4"/>glPopMatrix();</text:p>
      <text:p text:style-name="P2"><text:s text:c="2"/>}</text:p>
      <text:p text:style-name="P2"/>
      <text:p text:style-name="P2">private:</text:p>
      <text:p text:style-name="P2"><text:s text:c="2"/>struct SDate {</text:p>
      <text:p text:style-name="P2"><text:s text:c="4"/>CComplex c;</text:p>
      <text:p text:style-name="P2"><text:s text:c="4"/>// nr. de iteratii</text:p>
      <text:p text:style-name="P2"><text:s text:c="4"/>int nriter;</text:p>
      <text:p text:style-name="P2"><text:s text:c="4"/>// modulul maxim</text:p>
      <text:p text:style-name="P2"><text:s text:c="4"/>double modmax;</text:p>
      <text:p text:style-name="P2"><text:s text:c="2"/>} m;</text:p>
      <text:p text:style-name="P2">};</text:p>
      <text:p text:style-name="P2"/>
      <text:p text:style-name="P2"/>
      <text:p text:style-name="P2">class C2coord</text:p>
      <text:p text:style-name="P2">{</text:p>
      <text:p text:style-name="P2">public:</text:p>
      <text:p text:style-name="P2"><text:s text:c="2"/>C2coord()</text:p>
      <text:p text:style-name="P2"><text:s text:c="2"/>{</text:p>
      <text:p text:style-name="P2"><text:s text:c="4"/>m.x = m.y = 0;</text:p>
      <text:p text:style-name="P2"><text:s text:c="2"/>}</text:p>
      <text:p text:style-name="P2"/>
      <text:p text:style-name="P2"><text:s text:c="2"/>C2coord(double x, double y)</text:p>
      <text:p text:style-name="P2"><text:s text:c="2"/>{</text:p>
      <text:p text:style-name="P2"><text:s text:c="4"/>m.x = x;</text:p>
      <text:p text:style-name="P2"><text:s text:c="4"/>m.y = y;</text:p>
      <text:p text:style-name="P2"><text:s text:c="2"/>}</text:p>
      <text:p text:style-name="P2"/>
      <text:p text:style-name="P2"><text:s text:c="2"/>C2coord(const C2coord &amp;p)</text:p>
      <text:p text:style-name="P2"><text:soft-page-break/><text:s text:c="2"/>{</text:p>
      <text:p text:style-name="P2"><text:s text:c="4"/>m.x = p.m.x;</text:p>
      <text:p text:style-name="P2"><text:s text:c="4"/>m.y = p.m.y;</text:p>
      <text:p text:style-name="P2"><text:s text:c="2"/>}</text:p>
      <text:p text:style-name="P2"/>
      <text:p text:style-name="P2"><text:s text:c="2"/>C2coord &amp;operator=(C2coord &amp;p)</text:p>
      <text:p text:style-name="P2"><text:s text:c="2"/>{</text:p>
      <text:p text:style-name="P2"><text:s text:c="4"/>m.x = p.m.x;</text:p>
      <text:p text:style-name="P2"><text:s text:c="4"/>m.y = p.m.y;</text:p>
      <text:p text:style-name="P2"><text:s text:c="4"/>return *this;</text:p>
      <text:p text:style-name="P2"><text:s text:c="2"/>}</text:p>
      <text:p text:style-name="P2"/>
      <text:p text:style-name="P2"><text:s text:c="2"/>int operator==(C2coord &amp;p)</text:p>
      <text:p text:style-name="P2"><text:s text:c="2"/>{</text:p>
      <text:p text:style-name="P2"><text:s text:c="4"/>return ((m.x == p.m.x) &amp;&amp; (m.y == p.m.y));</text:p>
      <text:p text:style-name="P2"><text:s text:c="2"/>}</text:p>
      <text:p text:style-name="P2"/>
      <text:p text:style-name="P2">protected:</text:p>
      <text:p text:style-name="P2"><text:s text:c="2"/>struct SDate</text:p>
      <text:p text:style-name="P2"><text:s text:c="2"/>{</text:p>
      <text:p text:style-name="P2"><text:s text:c="4"/>double x,y;</text:p>
      <text:p text:style-name="P2"><text:s text:c="2"/>} m;</text:p>
      <text:p text:style-name="P2">};</text:p>
      <text:p text:style-name="P2"/>
      <text:p text:style-name="P2">class CPunct : public C2coord</text:p>
      <text:p text:style-name="P2">{</text:p>
      <text:p text:style-name="P2">public:</text:p>
      <text:p text:style-name="P2"><text:s text:c="2"/>CPunct() : C2coord(0.0, 0.0)</text:p>
      <text:p text:style-name="P2"><text:s text:c="2"/>{}</text:p>
      <text:p text:style-name="P2"><text:soft-page-break/></text:p>
      <text:p text:style-name="P2"><text:s text:c="2"/>CPunct(double x, double y) : C2coord(x, y)</text:p>
      <text:p text:style-name="P2"><text:s text:c="2"/>{}</text:p>
      <text:p text:style-name="P2"/>
      <text:p text:style-name="P2"><text:s text:c="2"/>CPunct &amp;operator=(const CPunct &amp;p)</text:p>
      <text:p text:style-name="P2"><text:s text:c="2"/>{</text:p>
      <text:p text:style-name="P2"><text:s text:c="4"/>m.x = p.m.x;</text:p>
      <text:p text:style-name="P2"><text:s text:c="4"/>m.y = p.m.y;</text:p>
      <text:p text:style-name="P2"><text:s text:c="4"/>return *this;</text:p>
      <text:p text:style-name="P2"><text:s text:c="2"/>}</text:p>
      <text:p text:style-name="P2"/>
      <text:p text:style-name="P2"><text:s text:c="2"/>void getxy(double &amp;x, double &amp;y)</text:p>
      <text:p text:style-name="P2"><text:s text:c="2"/>{</text:p>
      <text:p text:style-name="P2"><text:s text:c="4"/>x = m.x;</text:p>
      <text:p text:style-name="P2"><text:s text:c="4"/>y = m.y;</text:p>
      <text:p text:style-name="P2"><text:s text:c="2"/>}</text:p>
      <text:p text:style-name="P2"/>
      <text:p text:style-name="P2"><text:s text:c="2"/>int operator==(CPunct &amp;p)</text:p>
      <text:p text:style-name="P2"><text:s text:c="2"/>{</text:p>
      <text:p text:style-name="P2"><text:s text:c="4"/>return ((m.x == p.m.x) &amp;&amp; (m.y == p.m.y));</text:p>
      <text:p text:style-name="P2"><text:s text:c="2"/>}</text:p>
      <text:p text:style-name="P2"/>
      <text:p text:style-name="P2"><text:s text:c="2"/>void marcheaza()</text:p>
      <text:p text:style-name="P2"><text:s text:c="2"/>{</text:p>
      <text:p text:style-name="P2"><text:s text:c="4"/>glBegin(GL_POINTS);</text:p>
      <text:p text:style-name="P2"><text:s text:c="6"/>glVertex2d(m.x, m.y);</text:p>
      <text:p text:style-name="P2"><text:s text:c="4"/>glEnd();</text:p>
      <text:p text:style-name="P2"><text:s text:c="2"/>}</text:p>
      <text:p text:style-name="P2"/>
      <text:p text:style-name="P2"><text:soft-page-break/><text:s text:c="2"/>void print(FILE *fis)</text:p>
      <text:p text:style-name="P2"><text:s text:c="2"/>{</text:p>
      <text:p text:style-name="P2"><text:s text:c="4"/>fprintf(fis, "(%+f,%+f)", m.x, m.y);</text:p>
      <text:p text:style-name="P2"><text:s text:c="2"/>}</text:p>
      <text:p text:style-name="P2"/>
      <text:p text:style-name="P2">};</text:p>
      <text:p text:style-name="P2"/>
      <text:p text:style-name="P2">class CVector : public C2coord</text:p>
      <text:p text:style-name="P2">{</text:p>
      <text:p text:style-name="P2">public:</text:p>
      <text:p text:style-name="P2"><text:s text:c="2"/>CVector() : C2coord(0.0, 0.0)</text:p>
      <text:p text:style-name="P2"><text:s text:c="2"/>{</text:p>
      <text:p text:style-name="P2"><text:s text:c="4"/>normalizare();</text:p>
      <text:p text:style-name="P2"><text:s text:c="2"/>}</text:p>
      <text:p text:style-name="P2"/>
      <text:p text:style-name="P2"><text:s text:c="2"/>CVector(double x, double y) : C2coord(x, y)</text:p>
      <text:p text:style-name="P2"><text:s text:c="2"/>{</text:p>
      <text:p text:style-name="P2"><text:s text:c="4"/>normalizare();</text:p>
      <text:p text:style-name="P2"><text:s text:c="2"/>}</text:p>
      <text:p text:style-name="P2"/>
      <text:p text:style-name="P2"><text:s text:c="2"/>CVector &amp;operator=(CVector &amp;p)</text:p>
      <text:p text:style-name="P2"><text:s text:c="2"/>{</text:p>
      <text:p text:style-name="P2"><text:s text:c="4"/>m.x = p.m.x;</text:p>
      <text:p text:style-name="P2"><text:s text:c="4"/>m.y = p.m.y;</text:p>
      <text:p text:style-name="P2"><text:s text:c="4"/>return *this;</text:p>
      <text:p text:style-name="P2"><text:s text:c="2"/>}</text:p>
      <text:p text:style-name="P2"/>
      <text:p text:style-name="P2"><text:s text:c="2"/>int operator==(CVector &amp;p)</text:p>
      <text:p text:style-name="P2"><text:s text:c="2"/>{</text:p>
      <text:p text:style-name="P2"><text:soft-page-break/><text:s text:c="4"/>return ((m.x == p.m.x) &amp;&amp; (m.y == p.m.y));</text:p>
      <text:p text:style-name="P2"><text:s text:c="2"/>}</text:p>
      <text:p text:style-name="P2"/>
      <text:p text:style-name="P2"><text:s text:c="2"/>CPunct getDest(CPunct &amp;orig, double lungime)</text:p>
      <text:p text:style-name="P2"><text:s text:c="2"/>{</text:p>
      <text:p text:style-name="P2"><text:s text:c="4"/>double x, y;</text:p>
      <text:p text:style-name="P2"><text:s text:c="4"/>orig.getxy(x, y);</text:p>
      <text:p text:style-name="P2"><text:s text:c="4"/>CPunct p(x + m.x * lungime, y + m.y * lungime);</text:p>
      <text:p text:style-name="P2"><text:s text:c="4"/>return p;</text:p>
      <text:p text:style-name="P2"><text:s text:c="2"/>}</text:p>
      <text:p text:style-name="P2"/>
      <text:p text:style-name="P2"><text:s text:c="2"/>void rotatie(double grade)</text:p>
      <text:p text:style-name="P2"><text:s text:c="2"/>{</text:p>
      <text:p text:style-name="P2"><text:s text:c="4"/>double x = m.x;</text:p>
      <text:p text:style-name="P2"><text:s text:c="4"/>double y = m.y;</text:p>
      <text:p text:style-name="P2"><text:s text:c="4"/>double t = 2 * (4.0 * atan(1.0)) * grade / 360.0;</text:p>
      <text:p text:style-name="P2"><text:s text:c="4"/>m.x = x * cos(t) - y * sin(t);</text:p>
      <text:p text:style-name="P2"><text:s text:c="4"/>m.y = x * sin(t) + y * cos(t);</text:p>
      <text:p text:style-name="P2"><text:s text:c="4"/>normalizare();</text:p>
      <text:p text:style-name="P2"><text:s text:c="2"/>}</text:p>
      <text:p text:style-name="P2"/>
      <text:p text:style-name="P2"><text:s text:c="2"/>void deseneaza(CPunct p, double lungime)</text:p>
      <text:p text:style-name="P2"><text:s text:c="2"/>{</text:p>
      <text:p text:style-name="P2"><text:s text:c="4"/>double x, y;</text:p>
      <text:p text:style-name="P2"><text:s text:c="4"/>p.getxy(x, y);</text:p>
      <text:p text:style-name="P2"><text:s text:c="4"/>glColor3f(1.0, 0.1, 0.1);</text:p>
      <text:p text:style-name="P2"><text:s text:c="4"/>glBegin(GL_LINE_STRIP);</text:p>
      <text:p text:style-name="P2"><text:s text:c="6"/>glVertex2d(x, y);</text:p>
      <text:p text:style-name="P2"><text:s text:c="6"/>glVertex2d(x + m.x * lungime, y + m.y * lungime);</text:p>
      <text:p text:style-name="P2"><text:soft-page-break/><text:s text:c="4"/>glEnd();</text:p>
      <text:p text:style-name="P2"><text:s text:c="2"/>}</text:p>
      <text:p text:style-name="P2"/>
      <text:p text:style-name="P2"><text:s text:c="2"/>void print(FILE *fis)</text:p>
      <text:p text:style-name="P2"><text:s text:c="2"/>{</text:p>
      <text:p text:style-name="P2"><text:s text:c="4"/>fprintf(fis, "%+fi %+fj", C2coord::m.x, C2coord::m.y);</text:p>
      <text:p text:style-name="P2"><text:s text:c="2"/>}</text:p>
      <text:p text:style-name="P2"/>
      <text:p text:style-name="P2">private:</text:p>
      <text:p text:style-name="P2"><text:s text:c="2"/>void normalizare()</text:p>
      <text:p text:style-name="P2"><text:s text:c="2"/>{</text:p>
      <text:p text:style-name="P2"><text:s text:c="4"/>double d = sqrt(C2coord::m.x * C2coord::m.x + C2coord::m.y * C2coord::m.y);</text:p>
      <text:p text:style-name="P2"><text:s text:c="4"/>if (d != 0.0)</text:p>
      <text:p text:style-name="P2"><text:s text:c="4"/>{</text:p>
      <text:p text:style-name="P2"><text:s text:c="6"/>C2coord::m.x = C2coord::m.x * 1.0 / d;</text:p>
      <text:p text:style-name="P2"><text:s text:c="6"/>C2coord::m.y = C2coord::m.y * 1.0 / d;</text:p>
      <text:p text:style-name="P2"><text:s text:c="4"/>}</text:p>
      <text:p text:style-name="P2"><text:s text:c="2"/>}</text:p>
      <text:p text:style-name="P2">};</text:p>
      <text:p text:style-name="P2"/>
      <text:p text:style-name="P2">class CCurbaKoch</text:p>
      <text:p text:style-name="P2">{</text:p>
      <text:p text:style-name="P2">public:</text:p>
      <text:p text:style-name="P2"><text:s text:c="2"/>void segmentKoch(double lungime, int nivel, CPunct &amp;p, CVector v)</text:p>
      <text:p text:style-name="P2"><text:s text:c="2"/>{</text:p>
      <text:p text:style-name="P2"><text:s text:c="4"/>CPunct p1;</text:p>
      <text:p text:style-name="P2"><text:s text:c="4"/>if (nivel == 0)</text:p>
      <text:p text:style-name="P2"><text:s text:c="4"/>{</text:p>
      <text:p text:style-name="P2"><text:s text:c="6"/>v.deseneaza(p, lungime);</text:p>
      <text:p text:style-name="P2"><text:soft-page-break/><text:s text:c="4"/>}</text:p>
      <text:p text:style-name="P2"><text:s text:c="4"/>else</text:p>
      <text:p text:style-name="P2"><text:s text:c="4"/>{</text:p>
      <text:p text:style-name="P2"><text:s text:c="2"/>// <text:s text:c="3"/>v.print(stderr);</text:p>
      <text:p text:style-name="P2"><text:s text:c="2"/>// <text:s text:c="3"/>fprintf(stderr, "\n");</text:p>
      <text:p text:style-name="P2"><text:s text:c="6"/>segmentKoch(lungime / 3.0, nivel - 1, p, v);</text:p>
      <text:p text:style-name="P2"><text:s text:c="6"/>p1 = v.getDest(p, lungime / 3.0);</text:p>
      <text:p text:style-name="P2"><text:s text:c="6"/>v.rotatie(60);</text:p>
      <text:p text:style-name="P2"><text:s text:c="2"/>// <text:s text:c="3"/>v.print(stderr);</text:p>
      <text:p text:style-name="P2"><text:s text:c="2"/>// <text:s text:c="3"/>fprintf(stderr, "\n");</text:p>
      <text:p text:style-name="P2"><text:s text:c="6"/>segmentKoch(lungime / 3.0, nivel - 1, p1, v);</text:p>
      <text:p text:style-name="P2"><text:s text:c="6"/>p1 = v.getDest(p1, lungime / 3.0);</text:p>
      <text:p text:style-name="P2"><text:s text:c="6"/>v.rotatie(-120);</text:p>
      <text:p text:style-name="P2"><text:s text:c="2"/>// <text:s text:c="3"/>v.print(stderr);</text:p>
      <text:p text:style-name="P2"><text:s text:c="2"/>// <text:s text:c="3"/>fprintf(stderr, "\n");</text:p>
      <text:p text:style-name="P2"><text:s text:c="6"/>segmentKoch(lungime / 3.0, nivel - 1, p1, v);</text:p>
      <text:p text:style-name="P2"><text:s text:c="6"/>p1 = v.getDest(p1, lungime / 3.0);</text:p>
      <text:p text:style-name="P2"><text:s text:c="6"/>v.rotatie(60);</text:p>
      <text:p text:style-name="P2"><text:s text:c="2"/>// <text:s text:c="3"/>v.print(stderr);</text:p>
      <text:p text:style-name="P2"><text:s text:c="2"/>// <text:s text:c="3"/>fprintf(stderr, "\n");</text:p>
      <text:p text:style-name="P2"><text:s text:c="6"/>segmentKoch(lungime / 3.0, nivel - 1, p1, v);</text:p>
      <text:p text:style-name="P2"><text:s text:c="4"/>}</text:p>
      <text:p text:style-name="P2"><text:s text:c="2"/>}</text:p>
      <text:p text:style-name="P2"/>
      <text:p text:style-name="P2"><text:s text:c="2"/>void afisare(double lungime, int nivel)</text:p>
      <text:p text:style-name="P2"><text:s text:c="2"/>{</text:p>
      <text:p text:style-name="P2"><text:s text:c="4"/>CVector v1(sqrt(3.0)/2.0, 0.5);</text:p>
      <text:p text:style-name="P2"><text:s text:c="4"/>CPunct p1(-1.0, 0.0);</text:p>
      <text:p text:style-name="P2"/>
      <text:p text:style-name="P2"><text:soft-page-break/><text:s text:c="4"/>CVector v2(0.0, -1.0);</text:p>
      <text:p text:style-name="P2"><text:s text:c="4"/>CPunct p2(0.5, sqrt(3.0)/2.0);</text:p>
      <text:p text:style-name="P2"/>
      <text:p text:style-name="P2"><text:s text:c="4"/>CVector v3(-sqrt(3.0)/2.0, 0.5);</text:p>
      <text:p text:style-name="P2"><text:s text:c="4"/>CPunct p3(0.5, -sqrt(3.0)/2.0);</text:p>
      <text:p text:style-name="P2"/>
      <text:p text:style-name="P2"><text:s text:c="4"/>segmentKoch(lungime, nivel, p1, v1);</text:p>
      <text:p text:style-name="P2"><text:s text:c="4"/>segmentKoch(lungime, nivel, p2, v2);</text:p>
      <text:p text:style-name="P2"><text:s text:c="4"/>segmentKoch(lungime, nivel, p3, v3);</text:p>
      <text:p text:style-name="P2"><text:s text:c="2"/>}</text:p>
      <text:p text:style-name="P2">};</text:p>
      <text:p text:style-name="P2"/>
      <text:p text:style-name="P2">class CArboreBinar</text:p>
      <text:p text:style-name="P2">{</text:p>
      <text:p text:style-name="P2">public:</text:p>
      <text:p text:style-name="P2"><text:s text:c="2"/>void arboreBinar(double lungime, int nivel, CPunct &amp;p, CVector v)</text:p>
      <text:p text:style-name="P2"><text:s text:c="2"/>{</text:p>
      <text:p text:style-name="P2"><text:s text:c="4"/>CPunct p1;</text:p>
      <text:p text:style-name="P2"><text:s text:c="4"/>if (nivel == 0)</text:p>
      <text:p text:style-name="P2"><text:s text:c="4"/>{</text:p>
      <text:p text:style-name="P2"><text:s text:c="6"/>v.deseneaza(p, lungime);</text:p>
      <text:p text:style-name="P2"><text:s text:c="4"/>}</text:p>
      <text:p text:style-name="P2"><text:s text:c="4"/>else</text:p>
      <text:p text:style-name="P2"><text:s text:c="4"/>{</text:p>
      <text:p text:style-name="P2"><text:s text:c="6"/>arboreBinar(lungime, nivel - 1, p, v);</text:p>
      <text:p text:style-name="P2"><text:s text:c="6"/>p1 = v.getDest(p, lungime);</text:p>
      <text:p text:style-name="P2"/>
      <text:p text:style-name="P2"><text:s text:c="6"/>v.rotatie(-45);</text:p>
      <text:p text:style-name="P2"><text:s text:c="6"/>arboreBinar(lungime / 2.0, nivel - 1, p1, v);</text:p>
      <text:p text:style-name="P2"><text:soft-page-break/></text:p>
      <text:p text:style-name="P2"><text:s text:c="6"/>v.rotatie(90);</text:p>
      <text:p text:style-name="P2"><text:s text:c="6"/>arboreBinar(lungime / 2.0, nivel - 1, p1, v);</text:p>
      <text:p text:style-name="P2"><text:s text:c="4"/>}</text:p>
      <text:p text:style-name="P2"><text:s text:c="2"/>}</text:p>
      <text:p text:style-name="P2"/>
      <text:p text:style-name="P2"><text:s text:c="2"/>void afisare(double lungime, int nivel)</text:p>
      <text:p text:style-name="P2"><text:s text:c="2"/>{</text:p>
      <text:p text:style-name="P2"><text:s text:c="4"/>CVector v(0.0, -1.0);</text:p>
      <text:p text:style-name="P2"><text:s text:c="4"/>CPunct p(0.0, 1.0);</text:p>
      <text:p text:style-name="P2"/>
      <text:p text:style-name="P2"><text:s text:c="4"/>arboreBinar(lungime, nivel, p, v);</text:p>
      <text:p text:style-name="P2"><text:s text:c="2"/>}</text:p>
      <text:p text:style-name="P2">};</text:p>
      <text:p text:style-name="P2"/>
      <text:p text:style-name="P2">class CArborePerron</text:p>
      <text:p text:style-name="P2">{</text:p>
      <text:p text:style-name="P2">public:</text:p>
      <text:p text:style-name="P2"><text:s text:c="2"/>void arborePerron(double lungime,</text:p>
      <text:p text:style-name="P2"><text:s text:c="20"/>int nivel,</text:p>
      <text:p text:style-name="P2"><text:s text:c="20"/>double factordiviziune,</text:p>
      <text:p text:style-name="P2"><text:s text:c="20"/>CPunct p,</text:p>
      <text:p text:style-name="P2"><text:s text:c="20"/>CVector v)</text:p>
      <text:p text:style-name="P2"><text:s text:c="2"/>{</text:p>
      <text:p text:style-name="P2"><text:s text:c="4"/>assert(factordiviziune != 0);</text:p>
      <text:p text:style-name="P2"><text:s text:c="4"/>CPunct p1, p2;</text:p>
      <text:p text:style-name="P2"><text:s text:c="4"/>if (nivel == 0)</text:p>
      <text:p text:style-name="P2"><text:s text:c="4"/>{</text:p>
      <text:p text:style-name="P2"><text:s text:c="4"/>}</text:p>
      <text:p text:style-name="P2"><text:soft-page-break/><text:s text:c="4"/>else</text:p>
      <text:p text:style-name="P2"><text:s text:c="4"/>{</text:p>
      <text:p text:style-name="P2"><text:s text:c="6"/>v.rotatie(30);</text:p>
      <text:p text:style-name="P2"><text:s text:c="6"/>v.deseneaza(p, lungime);</text:p>
      <text:p text:style-name="P2"><text:s text:c="6"/>p1 = v.getDest(p, lungime);</text:p>
      <text:p text:style-name="P2"><text:s text:c="6"/>arborePerron(lungime * factordiviziune, nivel - 1, factordiviziune, p1, v);</text:p>
      <text:p text:style-name="P2"/>
      <text:p text:style-name="P2"><text:s text:c="6"/>v.rotatie(-90);</text:p>
      <text:p text:style-name="P2"><text:s text:c="6"/>v.deseneaza(p, lungime);</text:p>
      <text:p text:style-name="P2"><text:s text:c="6"/>p1 = v.getDest(p, lungime);</text:p>
      <text:p text:style-name="P2"><text:s text:c="6"/>p2 = p1;</text:p>
      <text:p text:style-name="P2"/>
      <text:p text:style-name="P2"><text:s text:c="6"/>v.rotatie(-30);</text:p>
      <text:p text:style-name="P2"><text:s text:c="6"/>v.deseneaza(p1, lungime);</text:p>
      <text:p text:style-name="P2"><text:s text:c="6"/>p1 = v.getDest(p1, lungime);</text:p>
      <text:p text:style-name="P2"><text:s text:c="6"/>arborePerron(lungime * factordiviziune, nivel - 1, factordiviziune, p1, v);</text:p>
      <text:p text:style-name="P2"/>
      <text:p text:style-name="P2"><text:s text:c="6"/>p1 = p2;</text:p>
      <text:p text:style-name="P2"><text:s text:c="6"/>v.rotatie(90);</text:p>
      <text:p text:style-name="P2"><text:s text:c="6"/>v.deseneaza(p1, lungime);</text:p>
      <text:p text:style-name="P2"><text:s text:c="6"/>p1 = v.getDest(p1, lungime);</text:p>
      <text:p text:style-name="P2"><text:s text:c="6"/>p2 = p1;</text:p>
      <text:p text:style-name="P2"/>
      <text:p text:style-name="P2"><text:s text:c="6"/>v.rotatie(30);</text:p>
      <text:p text:style-name="P2"><text:s text:c="6"/>v.deseneaza(p1, lungime);</text:p>
      <text:p text:style-name="P2"><text:s text:c="6"/>p1 = v.getDest(p1, lungime);</text:p>
      <text:p text:style-name="P2"><text:s text:c="6"/>arborePerron(lungime * factordiviziune, nivel - 1, factordiviziune, p1, v);</text:p>
      <text:p text:style-name="P2"/>
      <text:p text:style-name="P2"><text:s text:c="6"/>p1 = p2;</text:p>
      <text:p text:style-name="P2"><text:soft-page-break/><text:s text:c="6"/>v.rotatie(-90);</text:p>
      <text:p text:style-name="P2"><text:s text:c="6"/>v.deseneaza(p1, lungime);</text:p>
      <text:p text:style-name="P2"><text:s text:c="6"/>p1 = v.getDest(p1, lungime);</text:p>
      <text:p text:style-name="P2"><text:s text:c="6"/>arborePerron(lungime * factordiviziune, nivel - 1, factordiviziune, p1, v);</text:p>
      <text:p text:style-name="P2"><text:s text:c="4"/>}</text:p>
      <text:p text:style-name="P2"><text:s text:c="2"/>}</text:p>
      <text:p text:style-name="P2"/>
      <text:p text:style-name="P2"><text:s text:c="2"/>void afisare(double lungime, int nivel)</text:p>
      <text:p text:style-name="P2"><text:s text:c="2"/>{</text:p>
      <text:p text:style-name="P2"><text:s text:c="4"/>CVector v(0.0, 1.0);</text:p>
      <text:p text:style-name="P2"><text:s text:c="4"/>CPunct p(0.0, -1.0);</text:p>
      <text:p text:style-name="P2"/>
      <text:p text:style-name="P2"><text:s text:c="4"/>v.deseneaza(p, 0.25);</text:p>
      <text:p text:style-name="P2"><text:s text:c="4"/>p = v.getDest(p, 0.25);</text:p>
      <text:p text:style-name="P2"><text:s text:c="4"/>arborePerron(lungime, nivel, 0.4, p, v);</text:p>
      <text:p text:style-name="P2"><text:s text:c="2"/>}</text:p>
      <text:p text:style-name="P2">};</text:p>
      <text:p text:style-name="P2"/>
      <text:p text:style-name="P2"/>
      <text:p text:style-name="P2"/>
      <text:p text:style-name="P2">class CCurbaHilbert</text:p>
      <text:p text:style-name="P2">{</text:p>
      <text:p text:style-name="P2">public:</text:p>
      <text:p text:style-name="P2"><text:s text:c="2"/>void curbaHilbert(double lungime, int nivel, CPunct &amp;p, CVector &amp;v, int d)</text:p>
      <text:p text:style-name="P2"><text:s text:c="2"/>{</text:p>
      <text:p text:style-name="P2"><text:s text:c="4"/>if (nivel == 0)</text:p>
      <text:p text:style-name="P2"><text:s text:c="4"/>{</text:p>
      <text:p text:style-name="P2"><text:s text:c="4"/>}</text:p>
      <text:p text:style-name="P2"><text:s text:c="4"/>else</text:p>
      <text:p text:style-name="P2"><text:soft-page-break/><text:s text:c="4"/>{</text:p>
      <text:p text:style-name="P2"><text:s text:c="6"/>v.rotatie(d * 90);</text:p>
      <text:p text:style-name="P2"><text:s text:c="6"/>curbaHilbert(lungime, nivel - 1, p, v, -d);</text:p>
      <text:p text:style-name="P2"/>
      <text:p text:style-name="P2"><text:s text:c="6"/>v.deseneaza(p, lungime);</text:p>
      <text:p text:style-name="P2"><text:s text:c="6"/>p = v.getDest(p, lungime);</text:p>
      <text:p text:style-name="P2"/>
      <text:p text:style-name="P2"><text:s text:c="6"/>v.rotatie(-d * 90);</text:p>
      <text:p text:style-name="P2"><text:s text:c="6"/>curbaHilbert(lungime, nivel - 1, p, v, d);</text:p>
      <text:p text:style-name="P2"/>
      <text:p text:style-name="P2"><text:s text:c="6"/>v.deseneaza(p, lungime);</text:p>
      <text:p text:style-name="P2"><text:s text:c="6"/>p = v.getDest(p, lungime);</text:p>
      <text:p text:style-name="P2"/>
      <text:p text:style-name="P2"><text:s text:c="6"/>curbaHilbert(lungime, nivel - 1, p, v, d);</text:p>
      <text:p text:style-name="P2"/>
      <text:p text:style-name="P2"><text:s text:c="6"/>v.rotatie(-d * 90);</text:p>
      <text:p text:style-name="P2"><text:s text:c="6"/>v.deseneaza(p, lungime);</text:p>
      <text:p text:style-name="P2"><text:s text:c="6"/>p = v.getDest(p, lungime);</text:p>
      <text:p text:style-name="P2"/>
      <text:p text:style-name="P2"><text:s text:c="6"/>curbaHilbert(lungime, nivel - 1, p, v, -d);</text:p>
      <text:p text:style-name="P2"/>
      <text:p text:style-name="P2"><text:s text:c="6"/>v.rotatie(d * 90);</text:p>
      <text:p text:style-name="P2"><text:s text:c="4"/>}</text:p>
      <text:p text:style-name="P2"><text:s text:c="2"/>}</text:p>
      <text:p text:style-name="P2"/>
      <text:p text:style-name="P2"><text:s text:c="2"/>void afisare(double lungime, int nivel)</text:p>
      <text:p text:style-name="P2"><text:s text:c="2"/>{</text:p>
      <text:p text:style-name="P2"><text:s text:c="4"/>CVector v(0.0, 1.0);</text:p>
      <text:p text:style-name="P2"><text:s text:c="4"/>CPunct p(0.0, 0.0);</text:p>
      <text:p text:style-name="P2"><text:soft-page-break/></text:p>
      <text:p text:style-name="P2"><text:s text:c="4"/>curbaHilbert(lungime, nivel, p, v, 1);</text:p>
      <text:p text:style-name="P2"><text:s text:c="2"/>}</text:p>
      <text:p text:style-name="P2">};</text:p>
      <text:p text:style-name="P2"/>
      <text:p text:style-name="P2"/>
      <text:p text:style-name="P2"/>
      <text:p text:style-name="P2">// afisare curba lui Koch "fulg de zapada"</text:p>
      <text:p text:style-name="P2">void Display1() {</text:p>
      <text:p text:style-name="P2"><text:s text:c="2"/>CCurbaKoch cck;</text:p>
      <text:p text:style-name="P2"><text:s text:c="2"/>cck.afisare(sqrt(3.0), nivel);</text:p>
      <text:p text:style-name="P2"/>
      <text:p text:style-name="P2"><text:s text:c="2"/>char c[3];</text:p>
      <text:p text:style-name="P2"><text:s text:c="2"/>sprintf(c, "%2d", nivel);</text:p>
      <text:p text:style-name="P2"><text:s text:c="2"/>glRasterPos2d(-0.98,-0.98);</text:p>
      <text:p text:style-name="P2"><text:s text:c="2"/>glutBitmapCharacter(GLUT_BITMAP_9_BY_15, 'N');</text:p>
      <text:p text:style-name="P2"><text:s text:c="2"/>glutBitmapCharacter(GLUT_BITMAP_9_BY_15, 'i');</text:p>
      <text:p text:style-name="P2"><text:s text:c="2"/>glutBitmapCharacter(GLUT_BITMAP_9_BY_15, 'v');</text:p>
      <text:p text:style-name="P2"><text:s text:c="2"/>glutBitmapCharacter(GLUT_BITMAP_9_BY_15, 'e');</text:p>
      <text:p text:style-name="P2"><text:s text:c="2"/>glutBitmapCharacter(GLUT_BITMAP_9_BY_15, 'l');</text:p>
      <text:p text:style-name="P2"><text:s text:c="2"/>glutBitmapCharacter(GLUT_BITMAP_9_BY_15, '=');</text:p>
      <text:p text:style-name="P2"><text:s text:c="2"/>glutBitmapCharacter(GLUT_BITMAP_9_BY_15, c[0]);</text:p>
      <text:p text:style-name="P2"><text:s text:c="2"/>glutBitmapCharacter(GLUT_BITMAP_9_BY_15, c[1]);</text:p>
      <text:p text:style-name="P2"/>
      <text:p text:style-name="P2"><text:s text:c="2"/>glRasterPos2d(-1.0,0.9);</text:p>
      <text:p text:style-name="P2"><text:s text:c="2"/>glutBitmapCharacter(GLUT_BITMAP_9_BY_15, 'c');</text:p>
      <text:p text:style-name="P2"><text:s text:c="2"/>glutBitmapCharacter(GLUT_BITMAP_9_BY_15, 'u');</text:p>
      <text:p text:style-name="P2"><text:s text:c="2"/>glutBitmapCharacter(GLUT_BITMAP_9_BY_15, 'r');</text:p>
      <text:p text:style-name="P2"><text:s text:c="2"/>glutBitmapCharacter(GLUT_BITMAP_9_BY_15, 'b');</text:p>
      <text:p text:style-name="P2"><text:soft-page-break/><text:s text:c="2"/>glutBitmapCharacter(GLUT_BITMAP_9_BY_15, 'a');</text:p>
      <text:p text:style-name="P2"><text:s text:c="2"/>glutBitmapCharacter(GLUT_BITMAP_9_BY_15, ' ');</text:p>
      <text:p text:style-name="P2"><text:s text:c="2"/>glutBitmapCharacter(GLUT_BITMAP_9_BY_15, 'l');</text:p>
      <text:p text:style-name="P2"><text:s text:c="2"/>glutBitmapCharacter(GLUT_BITMAP_9_BY_15, 'u');</text:p>
      <text:p text:style-name="P2"><text:s text:c="2"/>glutBitmapCharacter(GLUT_BITMAP_9_BY_15, 'i');</text:p>
      <text:p text:style-name="P2"><text:s text:c="2"/>glutBitmapCharacter(GLUT_BITMAP_9_BY_15, ' ');</text:p>
      <text:p text:style-name="P2"><text:s text:c="2"/>glutBitmapCharacter(GLUT_BITMAP_9_BY_15, 'K');</text:p>
      <text:p text:style-name="P2"><text:s text:c="2"/>glutBitmapCharacter(GLUT_BITMAP_9_BY_15, 'o');</text:p>
      <text:p text:style-name="P2"><text:s text:c="2"/>glutBitmapCharacter(GLUT_BITMAP_9_BY_15, 'c');</text:p>
      <text:p text:style-name="P2"><text:s text:c="2"/>glutBitmapCharacter(GLUT_BITMAP_9_BY_15, 'h');</text:p>
      <text:p text:style-name="P2"/>
      <text:p text:style-name="P2"><text:s text:c="2"/>nivel++;</text:p>
      <text:p text:style-name="P2">}</text:p>
      <text:p text:style-name="P2"/>
      <text:p text:style-name="P2">// afisare arbore binar</text:p>
      <text:p text:style-name="P2">void Display2() {</text:p>
      <text:p text:style-name="P2"><text:s text:c="2"/>CArboreBinar cab;</text:p>
      <text:p text:style-name="P2"><text:s text:c="2"/>cab.afisare(1, nivel);</text:p>
      <text:p text:style-name="P2"/>
      <text:p text:style-name="P2"><text:s text:c="2"/>char c[3];</text:p>
      <text:p text:style-name="P2"><text:s text:c="2"/>sprintf(c, "%2d", nivel);</text:p>
      <text:p text:style-name="P2"><text:s text:c="2"/>glRasterPos2d(-0.98,-0.98);</text:p>
      <text:p text:style-name="P2"><text:s text:c="2"/>glutBitmapCharacter(GLUT_BITMAP_9_BY_15, 'N');</text:p>
      <text:p text:style-name="P2"><text:s text:c="2"/>glutBitmapCharacter(GLUT_BITMAP_9_BY_15, 'i');</text:p>
      <text:p text:style-name="P2"><text:s text:c="2"/>glutBitmapCharacter(GLUT_BITMAP_9_BY_15, 'v');</text:p>
      <text:p text:style-name="P2"><text:s text:c="2"/>glutBitmapCharacter(GLUT_BITMAP_9_BY_15, 'e');</text:p>
      <text:p text:style-name="P2"><text:s text:c="2"/>glutBitmapCharacter(GLUT_BITMAP_9_BY_15, 'l');</text:p>
      <text:p text:style-name="P2"><text:s text:c="2"/>glutBitmapCharacter(GLUT_BITMAP_9_BY_15, '=');</text:p>
      <text:p text:style-name="P2"><text:s text:c="2"/>glutBitmapCharacter(GLUT_BITMAP_9_BY_15, c[0]);</text:p>
      <text:p text:style-name="P2"><text:soft-page-break/><text:s text:c="2"/>glutBitmapCharacter(GLUT_BITMAP_9_BY_15, c[1]);</text:p>
      <text:p text:style-name="P2"/>
      <text:p text:style-name="P2"><text:s text:c="2"/>glRasterPos2d(-1.0,0.9);</text:p>
      <text:p text:style-name="P2"><text:s text:c="2"/>glutBitmapCharacter(GLUT_BITMAP_9_BY_15, 'a');</text:p>
      <text:p text:style-name="P2"><text:s text:c="2"/>glutBitmapCharacter(GLUT_BITMAP_9_BY_15, 'r');</text:p>
      <text:p text:style-name="P2"><text:s text:c="2"/>glutBitmapCharacter(GLUT_BITMAP_9_BY_15, 'b');</text:p>
      <text:p text:style-name="P2"><text:s text:c="2"/>glutBitmapCharacter(GLUT_BITMAP_9_BY_15, 'o');</text:p>
      <text:p text:style-name="P2"><text:s text:c="2"/>glutBitmapCharacter(GLUT_BITMAP_9_BY_15, 'r');</text:p>
      <text:p text:style-name="P2"><text:s text:c="2"/>glutBitmapCharacter(GLUT_BITMAP_9_BY_15, 'e');</text:p>
      <text:p text:style-name="P2"><text:s text:c="2"/>glutBitmapCharacter(GLUT_BITMAP_9_BY_15, ' ');</text:p>
      <text:p text:style-name="P2"><text:s text:c="2"/>glutBitmapCharacter(GLUT_BITMAP_9_BY_15, 'b');</text:p>
      <text:p text:style-name="P2"><text:s text:c="2"/>glutBitmapCharacter(GLUT_BITMAP_9_BY_15, 'i');</text:p>
      <text:p text:style-name="P2"><text:s text:c="2"/>glutBitmapCharacter(GLUT_BITMAP_9_BY_15, 'n');</text:p>
      <text:p text:style-name="P2"><text:s text:c="2"/>glutBitmapCharacter(GLUT_BITMAP_9_BY_15, 'a');</text:p>
      <text:p text:style-name="P2"><text:s text:c="2"/>glutBitmapCharacter(GLUT_BITMAP_9_BY_15, 'r');</text:p>
      <text:p text:style-name="P2"/>
      <text:p text:style-name="P2"><text:s text:c="2"/>nivel++;</text:p>
      <text:p text:style-name="P2">}</text:p>
      <text:p text:style-name="P2"/>
      <text:p text:style-name="P2">// afisare arborele lui Perron</text:p>
      <text:p text:style-name="P2">void Display3() {</text:p>
      <text:p text:style-name="P2"><text:s text:c="2"/>CArborePerron cap;</text:p>
      <text:p text:style-name="P2"/>
      <text:p text:style-name="P2"><text:s text:c="2"/>char c[3];</text:p>
      <text:p text:style-name="P2"><text:s text:c="2"/>sprintf(c, "%2d", nivel);</text:p>
      <text:p text:style-name="P2"><text:s text:c="2"/>glRasterPos2d(-0.98,-0.98);</text:p>
      <text:p text:style-name="P2"><text:s text:c="2"/>glutBitmapCharacter(GLUT_BITMAP_9_BY_15, 'N');</text:p>
      <text:p text:style-name="P2"><text:s text:c="2"/>glutBitmapCharacter(GLUT_BITMAP_9_BY_15, 'i');</text:p>
      <text:p text:style-name="P2"><text:s text:c="2"/>glutBitmapCharacter(GLUT_BITMAP_9_BY_15, 'v');</text:p>
      <text:p text:style-name="P2"><text:soft-page-break/><text:s text:c="2"/>glutBitmapCharacter(GLUT_BITMAP_9_BY_15, 'e');</text:p>
      <text:p text:style-name="P2"><text:s text:c="2"/>glutBitmapCharacter(GLUT_BITMAP_9_BY_15, 'l');</text:p>
      <text:p text:style-name="P2"><text:s text:c="2"/>glutBitmapCharacter(GLUT_BITMAP_9_BY_15, '=');</text:p>
      <text:p text:style-name="P2"><text:s text:c="2"/>glutBitmapCharacter(GLUT_BITMAP_9_BY_15, c[0]);</text:p>
      <text:p text:style-name="P2"><text:s text:c="2"/>glutBitmapCharacter(GLUT_BITMAP_9_BY_15, c[1]);</text:p>
      <text:p text:style-name="P2"/>
      <text:p text:style-name="P2"><text:s text:c="2"/>glRasterPos2d(-1.0,-0.9);</text:p>
      <text:p text:style-name="P2"><text:s text:c="2"/>glutBitmapCharacter(GLUT_BITMAP_9_BY_15, 'a');</text:p>
      <text:p text:style-name="P2"><text:s text:c="2"/>glutBitmapCharacter(GLUT_BITMAP_9_BY_15, 'r');</text:p>
      <text:p text:style-name="P2"><text:s text:c="2"/>glutBitmapCharacter(GLUT_BITMAP_9_BY_15, 'b');</text:p>
      <text:p text:style-name="P2"><text:s text:c="2"/>glutBitmapCharacter(GLUT_BITMAP_9_BY_15, 'o');</text:p>
      <text:p text:style-name="P2"><text:s text:c="2"/>glutBitmapCharacter(GLUT_BITMAP_9_BY_15, 'r');</text:p>
      <text:p text:style-name="P2"><text:s text:c="2"/>glutBitmapCharacter(GLUT_BITMAP_9_BY_15, 'e');</text:p>
      <text:p text:style-name="P2"><text:s text:c="2"/>glutBitmapCharacter(GLUT_BITMAP_9_BY_15, ' ');</text:p>
      <text:p text:style-name="P2"><text:s text:c="2"/>glutBitmapCharacter(GLUT_BITMAP_9_BY_15, 'P');</text:p>
      <text:p text:style-name="P2"><text:s text:c="2"/>glutBitmapCharacter(GLUT_BITMAP_9_BY_15, 'e');</text:p>
      <text:p text:style-name="P2"><text:s text:c="2"/>glutBitmapCharacter(GLUT_BITMAP_9_BY_15, 'r');</text:p>
      <text:p text:style-name="P2"><text:s text:c="2"/>glutBitmapCharacter(GLUT_BITMAP_9_BY_15, 'r');</text:p>
      <text:p text:style-name="P2"><text:s text:c="2"/>glutBitmapCharacter(GLUT_BITMAP_9_BY_15, 'o');</text:p>
      <text:p text:style-name="P2"><text:s text:c="2"/>glutBitmapCharacter(GLUT_BITMAP_9_BY_15, 'n');</text:p>
      <text:p text:style-name="P2"/>
      <text:p text:style-name="P2"><text:s text:c="2"/>glPushMatrix();</text:p>
      <text:p text:style-name="P2"><text:s text:c="2"/>glLoadIdentity();</text:p>
      <text:p text:style-name="P2"><text:s text:c="2"/>glScaled(0.4, 0.4, 1);</text:p>
      <text:p text:style-name="P2"><text:s text:c="2"/>glTranslated(-0.5, -0.5, 0.0);</text:p>
      <text:p text:style-name="P2"><text:s text:c="2"/>cap.afisare(1, nivel);</text:p>
      <text:p text:style-name="P2"><text:s text:c="2"/>glPopMatrix();</text:p>
      <text:p text:style-name="P2"><text:s text:c="2"/>nivel++;</text:p>
      <text:p text:style-name="P2">}</text:p>
      <text:p text:style-name="P2"><text:soft-page-break/></text:p>
      <text:p text:style-name="P2">// afisare curba lui Hilbert</text:p>
      <text:p text:style-name="P2">void Display4() {</text:p>
      <text:p text:style-name="P2"><text:s text:c="2"/>CCurbaHilbert cch;</text:p>
      <text:p text:style-name="P2"><text:s text:c="2"/>cch.afisare(0.05, nivel);</text:p>
      <text:p text:style-name="P2"/>
      <text:p text:style-name="P2"><text:s text:c="2"/>char c[3];</text:p>
      <text:p text:style-name="P2"><text:s text:c="2"/>sprintf(c, "%2d", nivel);</text:p>
      <text:p text:style-name="P2"><text:s text:c="2"/>glRasterPos2d(-0.98,-0.98);</text:p>
      <text:p text:style-name="P2"><text:s text:c="2"/>glutBitmapCharacter(GLUT_BITMAP_9_BY_15, 'N');</text:p>
      <text:p text:style-name="P2"><text:s text:c="2"/>glutBitmapCharacter(GLUT_BITMAP_9_BY_15, 'i');</text:p>
      <text:p text:style-name="P2"><text:s text:c="2"/>glutBitmapCharacter(GLUT_BITMAP_9_BY_15, 'v');</text:p>
      <text:p text:style-name="P2"><text:s text:c="2"/>glutBitmapCharacter(GLUT_BITMAP_9_BY_15, 'e');</text:p>
      <text:p text:style-name="P2"><text:s text:c="2"/>glutBitmapCharacter(GLUT_BITMAP_9_BY_15, 'l');</text:p>
      <text:p text:style-name="P2"><text:s text:c="2"/>glutBitmapCharacter(GLUT_BITMAP_9_BY_15, '=');</text:p>
      <text:p text:style-name="P2"><text:s text:c="2"/>glutBitmapCharacter(GLUT_BITMAP_9_BY_15, c[0]);</text:p>
      <text:p text:style-name="P2"><text:s text:c="2"/>glutBitmapCharacter(GLUT_BITMAP_9_BY_15, c[1]);</text:p>
      <text:p text:style-name="P2"/>
      <text:p text:style-name="P2"><text:s text:c="2"/>glRasterPos2d(-1.0,-0.9);</text:p>
      <text:p text:style-name="P2"><text:s text:c="2"/>glutBitmapCharacter(GLUT_BITMAP_9_BY_15, 'c');</text:p>
      <text:p text:style-name="P2"><text:s text:c="2"/>glutBitmapCharacter(GLUT_BITMAP_9_BY_15, 'u');</text:p>
      <text:p text:style-name="P2"><text:s text:c="2"/>glutBitmapCharacter(GLUT_BITMAP_9_BY_15, 'r');</text:p>
      <text:p text:style-name="P2"><text:s text:c="2"/>glutBitmapCharacter(GLUT_BITMAP_9_BY_15, 'b');</text:p>
      <text:p text:style-name="P2"><text:s text:c="2"/>glutBitmapCharacter(GLUT_BITMAP_9_BY_15, 'a');</text:p>
      <text:p text:style-name="P2"><text:s text:c="2"/>glutBitmapCharacter(GLUT_BITMAP_9_BY_15, ' ');</text:p>
      <text:p text:style-name="P2"><text:s text:c="2"/>glutBitmapCharacter(GLUT_BITMAP_9_BY_15, 'H');</text:p>
      <text:p text:style-name="P2"><text:s text:c="2"/>glutBitmapCharacter(GLUT_BITMAP_9_BY_15, 'i');</text:p>
      <text:p text:style-name="P2"><text:s text:c="2"/>glutBitmapCharacter(GLUT_BITMAP_9_BY_15, 'l');</text:p>
      <text:p text:style-name="P2"><text:s text:c="2"/>glutBitmapCharacter(GLUT_BITMAP_9_BY_15, 'b');</text:p>
      <text:p text:style-name="P2"><text:soft-page-break/><text:s text:c="2"/>glutBitmapCharacter(GLUT_BITMAP_9_BY_15, 'e');</text:p>
      <text:p text:style-name="P2"><text:s text:c="2"/>glutBitmapCharacter(GLUT_BITMAP_9_BY_15, 'r');</text:p>
      <text:p text:style-name="P2"><text:s text:c="2"/>glutBitmapCharacter(GLUT_BITMAP_9_BY_15, 't');</text:p>
      <text:p text:style-name="P2"/>
      <text:p text:style-name="P2"><text:s text:c="2"/>nivel++;</text:p>
      <text:p text:style-name="P2">}</text:p>
      <text:p text:style-name="P2"/>
      <text:p text:style-name="P2">// multimea Julia-Fatou pentru z0 = 0 si c = -0.12375+0.056805i</text:p>
      <text:p text:style-name="P2">void Display5() {</text:p>
      <text:p text:style-name="P2"><text:s text:c="2"/>CComplex c(-0.12375, 0.056805);</text:p>
      <text:p text:style-name="P2"><text:s text:c="2"/>CJuliaFatou cjf(c);</text:p>
      <text:p text:style-name="P2"/>
      <text:p text:style-name="P2"><text:s text:c="2"/>glColor3f(1.0, 0.1, 0.1);</text:p>
      <text:p text:style-name="P2"><text:s text:c="2"/>cjf.setnriter(30);</text:p>
      <text:p text:style-name="P2"><text:s text:c="2"/>cjf.display(-0.8, -0.4, 0.8, 0.4);</text:p>
      <text:p text:style-name="P2">}</text:p>
      <text:p text:style-name="P2"/>
      <text:p text:style-name="P2">// multimea Julia-Fatou pentru z0 = 0 si c = -0.012+0.74i</text:p>
      <text:p text:style-name="P2">void Display6() {</text:p>
      <text:p text:style-name="P2"><text:s text:c="2"/>CComplex c(-0.012, 0.74);</text:p>
      <text:p text:style-name="P2"><text:s text:c="2"/>CJuliaFatou cjf(c);</text:p>
      <text:p text:style-name="P2"/>
      <text:p text:style-name="P2"><text:s text:c="2"/>glColor3f(1.0, 0.1, 0.1);</text:p>
      <text:p text:style-name="P2"><text:s text:c="2"/>cjf.setnriter(30);</text:p>
      <text:p text:style-name="P2"><text:s text:c="2"/>cjf.display(-1, -1, 1, 1);</text:p>
      <text:p text:style-name="P2">}</text:p>
      <text:p text:style-name="P2"/>
      <text:p text:style-name="P2"/>
      <text:p text:style-name="P2">void Init(void) {</text:p>
      <text:p text:style-name="P2"><text:soft-page-break/></text:p>
      <text:p text:style-name="P2"><text:s text:c="3"/>glClearColor(1.0,1.0,1.0,1.0);</text:p>
      <text:p text:style-name="P2"/>
      <text:p text:style-name="P2"><text:s text:c="3"/>glLineWidth(1);</text:p>
      <text:p text:style-name="P2"/>
      <text:p text:style-name="P2"><text:s text:c="3"/>glPointSize(3);</text:p>
      <text:p text:style-name="P2"/>
      <text:p text:style-name="P2"><text:s text:c="3"/>glPolygonMode(GL_FRONT, GL_LINE);</text:p>
      <text:p text:style-name="P2">}</text:p>
      <text:p text:style-name="P2"/>
      <text:p text:style-name="P2"/>
      <text:p text:style-name="P2">void Display(void)</text:p>
      <text:p text:style-name="P2">{</text:p>
      <text:p text:style-name="P2"><text:s text:c="2"/>switch(prevKey)</text:p>
      <text:p text:style-name="P2"><text:s text:c="2"/>{</text:p>
      <text:p text:style-name="P2"><text:s text:c="4"/>case '0':</text:p>
      <text:p text:style-name="P2"><text:s text:c="6"/>glClear(GL_COLOR_BUFFER_BIT);</text:p>
      <text:p text:style-name="P2"><text:s text:c="6"/>nivel = 0;</text:p>
      <text:p text:style-name="P2"><text:s text:c="6"/>fprintf(stderr, "nivel = %d\n", nivel);</text:p>
      <text:p text:style-name="P2"><text:s text:c="6"/>break;</text:p>
      <text:p text:style-name="P2"><text:s text:c="4"/>case '1':</text:p>
      <text:p text:style-name="P2"><text:s text:c="6"/>glClear(GL_COLOR_BUFFER_BIT);</text:p>
      <text:p text:style-name="P2"><text:s text:c="6"/>Display1();</text:p>
      <text:p text:style-name="P2"><text:s text:c="6"/>break;</text:p>
      <text:p text:style-name="P2"><text:s text:c="4"/>case '2':</text:p>
      <text:p text:style-name="P2"><text:s text:c="6"/>glClear(GL_COLOR_BUFFER_BIT);</text:p>
      <text:p text:style-name="P2"><text:s text:c="6"/>Display2();</text:p>
      <text:p text:style-name="P2"><text:s text:c="6"/>break;</text:p>
      <text:p text:style-name="P2"><text:s text:c="4"/>case '3':</text:p>
      <text:p text:style-name="P2"><text:soft-page-break/><text:s text:c="6"/>glClear(GL_COLOR_BUFFER_BIT);</text:p>
      <text:p text:style-name="P2"><text:s text:c="6"/>Display3();</text:p>
      <text:p text:style-name="P2"><text:s text:c="6"/>break;</text:p>
      <text:p text:style-name="P2"><text:s text:c="4"/>case '4':</text:p>
      <text:p text:style-name="P2"><text:s text:c="6"/>glClear(GL_COLOR_BUFFER_BIT);</text:p>
      <text:p text:style-name="P2"><text:s text:c="6"/>Display4();</text:p>
      <text:p text:style-name="P2"><text:s text:c="6"/>break;</text:p>
      <text:p text:style-name="P2"><text:s text:c="4"/>case '5':</text:p>
      <text:p text:style-name="P2"><text:s text:c="8"/>glClear(GL_COLOR_BUFFER_BIT);</text:p>
      <text:p text:style-name="P2"><text:s text:c="8"/>Display5();</text:p>
      <text:p text:style-name="P2"><text:s text:c="8"/>break;</text:p>
      <text:p text:style-name="P2"><text:s text:c="4"/>case '6':</text:p>
      <text:p text:style-name="P2"><text:s text:c="8"/>glClear(GL_COLOR_BUFFER_BIT);</text:p>
      <text:p text:style-name="P2"><text:s text:c="8"/>Display6();</text:p>
      <text:p text:style-name="P2"><text:s text:c="8"/>break;</text:p>
      <text:p text:style-name="P2"><text:s text:c="4"/>default:</text:p>
      <text:p text:style-name="P2"><text:s text:c="6"/>break;</text:p>
      <text:p text:style-name="P2"><text:s text:c="2"/>}</text:p>
      <text:p text:style-name="P2"/>
      <text:p text:style-name="P2"><text:s text:c="2"/>glFlush();</text:p>
      <text:p text:style-name="P2">}</text:p>
      <text:p text:style-name="P2"/>
      <text:p text:style-name="P2"/>
      <text:p text:style-name="P2">void Reshape(int w, int h) {</text:p>
      <text:p text:style-name="P2"><text:s text:c="3"/>glViewport(0, 0, (GLsizei) w, (GLsizei) h);</text:p>
      <text:p text:style-name="P2">}</text:p>
      <text:p text:style-name="P2"/>
      <text:p text:style-name="P2">void KeyboardFunc(unsigned char key, int x, int y) {</text:p>
      <text:p text:style-name="P2"><text:s text:c="3"/>prevKey = key;</text:p>
      <text:p text:style-name="P2"><text:soft-page-break/><text:s text:c="3"/>if (key == 27) // escape</text:p>
      <text:p text:style-name="P2"><text:s text:c="6"/>exit(0);</text:p>
      <text:p text:style-name="P2"><text:s text:c="3"/>glutPostRedisplay();</text:p>
      <text:p text:style-name="P2">}</text:p>
      <text:p text:style-name="P2"/>
      <text:p text:style-name="P2">void MouseFunc(int button, int state, int x, int y) {</text:p>
      <text:p text:style-name="P2">}</text:p>
      <text:p text:style-name="P2"/>
      <text:p text:style-name="P2">int main(int argc, char** argv) {</text:p>
      <text:p text:style-name="P2"/>
      <text:p text:style-name="P2"><text:s text:c="3"/>glutInit(&amp;argc, argv);</text:p>
      <text:p text:style-name="P2"/>
      <text:p text:style-name="P2"><text:s text:c="3"/>glutInitWindowSize(dim, dim);</text:p>
      <text:p text:style-name="P2"/>
      <text:p text:style-name="P2"><text:s text:c="3"/>glutInitWindowPosition(100, 100);</text:p>
      <text:p text:style-name="P2"/>
      <text:p text:style-name="P2"><text:s text:c="3"/>glutInitDisplayMode (GLUT_SINGLE | GLUT_RGB);</text:p>
      <text:p text:style-name="P2"/>
      <text:p text:style-name="P2"><text:s text:c="3"/>glutCreateWindow (argv[0]);</text:p>
      <text:p text:style-name="P2"/>
      <text:p text:style-name="P2"><text:s text:c="3"/>Init();</text:p>
      <text:p text:style-name="P2"/>
      <text:p text:style-name="P2"><text:s text:c="3"/>glutReshapeFunc(Reshape);</text:p>
      <text:p text:style-name="P2"/>
      <text:p text:style-name="P2"><text:s text:c="3"/>glutKeyboardFunc(KeyboardFunc);</text:p>
      <text:p text:style-name="P2"/>
      <text:p text:style-name="P2"><text:s text:c="3"/>glutMouseFunc(MouseFunc);</text:p>
      <text:p text:style-name="P2"/>
      <text:p text:style-name="P2"><text:s text:c="3"/>glutDisplayFunc(Display);</text:p>
      <text:p text:style-name="P2"><text:soft-page-break/></text:p>
      <text:p text:style-name="P2"><text:s text:c="3"/>glutMainLoop();</text:p>
      <text:p text:style-name="P2"/>
      <text:p text:style-name="P2"><text:s text:c="3"/>return 0;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4.</text:p>
      <text:p text:style-name="P2"/>
      <text:p text:style-name="P2">#include &lt;iostream&gt;</text:p>
      <text:p text:style-name="P2">#include &lt;stdlib.h&gt;</text:p>
      <text:p text:style-name="P2">#include &lt;stdio.h&gt;</text:p>
      <text:p text:style-name="P2">#include &lt;math.h&gt;</text:p>
      <text:p text:style-name="P2"/>
      <text:p text:style-name="P2">#include &lt;GL/glut.h&gt;</text:p>
      <text:p text:style-name="P2"/>
      <text:p text:style-name="P2">using namespace std;</text:p>
      <text:p text:style-name="P2"/>
      <text:p text:style-name="P2"/>
      <text:p text:style-name="P2">#define dim 600</text:p>
      <text:p text:style-name="P2"/>
      <text:p text:style-name="P2">#define min(a, b) (a &lt; b ? a : b)</text:p>
      <text:p text:style-name="P2">#define max(a, b) (a &gt; b ? a : b)</text:p>
      <text:p text:style-name="P2"/>
      <text:p text:style-name="P2">#define PI 4 * atan(1.0)</text:p>
      <text:p text:style-name="P2"/>
      <text:p text:style-name="P2">unsigned char prevKey;</text:p>
      <text:p text:style-name="P2"/>
      <text:p text:style-name="P2"/>
      <text:p text:style-name="P2">class Pixel {</text:p>
      <text:p text:style-name="P2">public:</text:p>
      <text:p text:style-name="P2"><text:tab/>int x;</text:p>
      <text:p text:style-name="P2"><text:tab/>int y;</text:p>
      <text:p text:style-name="P2"><text:tab/>Pixel(int lin, int col)</text:p>
      <text:p text:style-name="P2"><text:tab/>{</text:p>
      <text:p text:style-name="P2"><text:tab/><text:tab/>y = col;</text:p>
      <text:p text:style-name="P2"><text:soft-page-break/><text:tab/><text:tab/>x = lin;</text:p>
      <text:p text:style-name="P2"><text:tab/>}</text:p>
      <text:p text:style-name="P2">};</text:p>
      <text:p text:style-name="P2"/>
      <text:p text:style-name="P2"/>
      <text:p text:style-name="P2"/>
      <text:p text:style-name="P2">class Grid {</text:p>
      <text:p text:style-name="P2">public:</text:p>
      <text:p text:style-name="P2"><text:tab/>Grid(int, int);</text:p>
      <text:p text:style-name="P2"><text:tab/>void write_pixel(const Pixel&amp;);</text:p>
      <text:p text:style-name="P2"><text:tab/>void write_pixel(const int&amp;, const int&amp;);</text:p>
      <text:p text:style-name="P2"><text:tab/>void write_pixel_border(const int&amp;, const int&amp;);</text:p>
      <text:p text:style-name="P2"><text:tab/>void show_seg3(const Pixel &amp;p1, const Pixel &amp;p2, bool);</text:p>
      <text:p text:style-name="P2"/>
      <text:p text:style-name="P2">private:</text:p>
      <text:p text:style-name="P2"><text:tab/>int lines;</text:p>
      <text:p text:style-name="P2"><text:tab/>int columns;</text:p>
      <text:p text:style-name="P2"/>
      <text:p text:style-name="P2"><text:tab/>float start;</text:p>
      <text:p text:style-name="P2"><text:tab/>float endX;</text:p>
      <text:p text:style-name="P2"><text:tab/>float endY;</text:p>
      <text:p text:style-name="P2"><text:tab/>float len;</text:p>
      <text:p text:style-name="P2"><text:tab/>float radius;</text:p>
      <text:p text:style-name="P2"/>
      <text:p text:style-name="P2">};</text:p>
      <text:p text:style-name="P2"/>
      <text:p text:style-name="P2"/>
      <text:p text:style-name="P2">Grid::Grid(int l, int c)</text:p>
      <text:p text:style-name="P2">{</text:p>
      <text:p text:style-name="P2"><text:soft-page-break/><text:tab/>lines = --l;</text:p>
      <text:p text:style-name="P2"><text:tab/>columns = --c;</text:p>
      <text:p text:style-name="P2"/>
      <text:p text:style-name="P2"><text:tab/>int max_dim = max(c, l);</text:p>
      <text:p text:style-name="P2"><text:tab/>len = 2.0 / (max_dim + 2);</text:p>
      <text:p text:style-name="P2"><text:tab/>radius = len / 5;</text:p>
      <text:p text:style-name="P2"/>
      <text:p text:style-name="P2"><text:tab/>start = -1 + len;</text:p>
      <text:p text:style-name="P2"><text:tab/>endX = -1 + (c + 1)*len;</text:p>
      <text:p text:style-name="P2"><text:tab/>endY = -1 + (l + 1)*len;</text:p>
      <text:p text:style-name="P2"/>
      <text:p text:style-name="P2"><text:tab/>if (l &lt; 1 || c &lt; 1)</text:p>
      <text:p text:style-name="P2"><text:tab/><text:tab/>return;</text:p>
      <text:p text:style-name="P2"/>
      <text:p text:style-name="P2"><text:tab/>glColor3f(0, 0, 0); // black</text:p>
      <text:p text:style-name="P2"/>
      <text:p text:style-name="P2"><text:tab/>for (int i = 0; i &lt;= l; ++i)</text:p>
      <text:p text:style-name="P2"><text:tab/>{</text:p>
      <text:p text:style-name="P2"><text:tab/><text:tab/>float x = start + len * i;</text:p>
      <text:p text:style-name="P2"/>
      <text:p text:style-name="P2"><text:tab/><text:tab/>glBegin(GL_LINES);</text:p>
      <text:p text:style-name="P2"><text:tab/><text:tab/>glVertex2f(start, x);</text:p>
      <text:p text:style-name="P2"><text:tab/><text:tab/>glVertex2f(endX, x);</text:p>
      <text:p text:style-name="P2"><text:tab/><text:tab/>glEnd();</text:p>
      <text:p text:style-name="P2"><text:tab/>}</text:p>
      <text:p text:style-name="P2"/>
      <text:p text:style-name="P2"><text:tab/>for (int i = 0; i &lt;= c; ++i)</text:p>
      <text:p text:style-name="P2"><text:tab/>{</text:p>
      <text:p text:style-name="P2"><text:tab/><text:tab/>float y = start + i * len;</text:p>
      <text:p text:style-name="P2"><text:soft-page-break/></text:p>
      <text:p text:style-name="P2"><text:tab/><text:tab/>glBegin(GL_LINES);</text:p>
      <text:p text:style-name="P2"><text:tab/><text:tab/>glVertex2f(y, start);</text:p>
      <text:p text:style-name="P2"><text:tab/><text:tab/>glVertex2f(y, endY);</text:p>
      <text:p text:style-name="P2"><text:tab/><text:tab/>glEnd();</text:p>
      <text:p text:style-name="P2"><text:tab/>}</text:p>
      <text:p text:style-name="P2">}</text:p>
      <text:p text:style-name="P2"/>
      <text:p text:style-name="P2">void Grid::write_pixel(const int &amp;xx, const int &amp;yy)</text:p>
      <text:p text:style-name="P2">{</text:p>
      <text:p text:style-name="P2"><text:tab/>float y = start + len * yy;</text:p>
      <text:p text:style-name="P2"><text:tab/>float x = start + len * xx;</text:p>
      <text:p text:style-name="P2"/>
      <text:p text:style-name="P2"><text:tab/>if (x &gt; endX || y &gt; endY || x &lt; start || y &lt; start)</text:p>
      <text:p text:style-name="P2"><text:tab/><text:tab/>return;</text:p>
      <text:p text:style-name="P2"/>
      <text:p text:style-name="P2"><text:tab/>glColor3f(0.5, 0.5, 0.5); // gri</text:p>
      <text:p text:style-name="P2"/>
      <text:p text:style-name="P2"><text:tab/>glBegin(GL_POLYGON);</text:p>
      <text:p text:style-name="P2"><text:tab/>for (double i = 0; i &lt; 2 * PI; i += PI / 12)</text:p>
      <text:p text:style-name="P2"><text:tab/><text:tab/>glVertex2f(x + sin(i) * radius, y + cos(i) * radius);</text:p>
      <text:p text:style-name="P2"><text:tab/>glEnd();</text:p>
      <text:p text:style-name="P2">}</text:p>
      <text:p text:style-name="P2"/>
      <text:p text:style-name="P2"/>
      <text:p text:style-name="P2">void Grid::write_pixel(const Pixel &amp;a)</text:p>
      <text:p text:style-name="P2">{</text:p>
      <text:p text:style-name="P2"><text:tab/>float y = start + len * a.y;</text:p>
      <text:p text:style-name="P2"><text:tab/>float x = start + len * a.x;</text:p>
      <text:p text:style-name="P2"><text:soft-page-break/></text:p>
      <text:p text:style-name="P2"><text:tab/>if (x &gt; endX || y &gt; endY || x &lt; start || y &lt; start)</text:p>
      <text:p text:style-name="P2"><text:tab/><text:tab/>return;</text:p>
      <text:p text:style-name="P2"/>
      <text:p text:style-name="P2"><text:tab/>glColor3f(0.5, 0.5, 0.5); // gri</text:p>
      <text:p text:style-name="P2"/>
      <text:p text:style-name="P2"><text:tab/>glBegin(GL_POLYGON);</text:p>
      <text:p text:style-name="P2"><text:tab/>for (double i = 0; i &lt; 2 * PI; i += PI / 6)</text:p>
      <text:p text:style-name="P2"><text:tab/><text:tab/>glVertex2f(x + sin(i) * radius, y + cos(i) * radius);</text:p>
      <text:p text:style-name="P2"><text:tab/>glEnd();</text:p>
      <text:p text:style-name="P2"/>
      <text:p text:style-name="P2">}</text:p>
      <text:p text:style-name="P2">void Grid::write_pixel_border(const int&amp; x, const int&amp; y)</text:p>
      <text:p text:style-name="P2">{</text:p>
      <text:p text:style-name="P2"><text:tab/>write_pixel(x, y);</text:p>
      <text:p text:style-name="P2"><text:tab/>write_pixel(x, y+1);</text:p>
      <text:p text:style-name="P2"><text:tab/>write_pixel(x+1, y-1);</text:p>
      <text:p text:style-name="P2"><text:tab/>write_pixel(x+1, y);</text:p>
      <text:p text:style-name="P2"><text:tab/>write_pixel(x+1, y+1);</text:p>
      <text:p text:style-name="P2"><text:tab/>write_pixel(x-1, y-1);</text:p>
      <text:p text:style-name="P2"><text:tab/>write_pixel(x-1, y);</text:p>
      <text:p text:style-name="P2"><text:tab/>write_pixel(x-1, y+1);</text:p>
      <text:p text:style-name="P2"><text:tab/>write_pixel(x, y-1);</text:p>
      <text:p text:style-name="P2">}</text:p>
      <text:p text:style-name="P2"/>
      <text:p text:style-name="P2">void Grid::show_seg3(const Pixel &amp;p1, const Pixel &amp;p2, bool border=false)</text:p>
      <text:p text:style-name="P2">{</text:p>
      <text:p text:style-name="P2"><text:tab/>int x1 = p1.x, y1 = p1.y, x2 = p2.x, y2 = p2.y;</text:p>
      <text:p text:style-name="P2"/>
      <text:p text:style-name="P2"><text:soft-page-break/><text:tab/>if (p1.x &gt; p2.x) {</text:p>
      <text:p text:style-name="P2"><text:tab/><text:tab/>x1 = p2.x;</text:p>
      <text:p text:style-name="P2"><text:tab/><text:tab/>y1 = p2.y;</text:p>
      <text:p text:style-name="P2"><text:tab/><text:tab/>x2 = p1.x;</text:p>
      <text:p text:style-name="P2"><text:tab/><text:tab/>y2 = p1.y;</text:p>
      <text:p text:style-name="P2"><text:tab/>}</text:p>
      <text:p text:style-name="P2"/>
      <text:p text:style-name="P2"><text:tab/>glColor3f(1, 0, 0); // red</text:p>
      <text:p text:style-name="P2"/>
      <text:p text:style-name="P2"><text:tab/>glBegin(GL_LINES);</text:p>
      <text:p text:style-name="P2"><text:tab/>glVertex2f(start + x1 * len, start + y1 * len);</text:p>
      <text:p text:style-name="P2"><text:tab/>glVertex2f(start + x2 * len, start + y2 * len);</text:p>
      <text:p text:style-name="P2"><text:tab/>glEnd();</text:p>
      <text:p text:style-name="P2"/>
      <text:p text:style-name="P2"/>
      <text:p text:style-name="P2"><text:tab/>int dx = x2 - x1, dy = y2 - y1;</text:p>
      <text:p text:style-name="P2"><text:tab/>int d = 2 * dy - dx;</text:p>
      <text:p text:style-name="P2"/>
      <text:p text:style-name="P2"><text:tab/>int dE = 2 * dy;</text:p>
      <text:p text:style-name="P2"><text:tab/>int dNE = 2 * (dy - dx);</text:p>
      <text:p text:style-name="P2"><text:tab/>int dSE = 2 * (-dy - dx);</text:p>
      <text:p text:style-name="P2"/>
      <text:p text:style-name="P2"><text:tab/>int x = x1, y = y1;</text:p>
      <text:p text:style-name="P2"/>
      <text:p text:style-name="P2"><text:tab/>write_pixel(x, y);</text:p>
      <text:p text:style-name="P2"/>
      <text:p text:style-name="P2"><text:tab/>if (y2 &gt; y1) {</text:p>
      <text:p text:style-name="P2"><text:tab/><text:tab/>while (x &lt; x2) {</text:p>
      <text:p text:style-name="P2"><text:tab/><text:tab/><text:tab/>if (d &lt;= 0) {</text:p>
      <text:p text:style-name="P2"><text:soft-page-break/><text:tab/><text:tab/><text:tab/><text:tab/>// pcik E</text:p>
      <text:p text:style-name="P2"><text:tab/><text:tab/><text:tab/><text:tab/>d += dE;</text:p>
      <text:p text:style-name="P2"><text:tab/><text:tab/><text:tab/><text:tab/>++x;</text:p>
      <text:p text:style-name="P2"><text:tab/><text:tab/><text:tab/>} else {</text:p>
      <text:p text:style-name="P2"><text:tab/><text:tab/><text:tab/><text:tab/>// pick NE</text:p>
      <text:p text:style-name="P2"><text:tab/><text:tab/><text:tab/><text:tab/>d += dNE;</text:p>
      <text:p text:style-name="P2"><text:tab/><text:tab/><text:tab/><text:tab/>++x;</text:p>
      <text:p text:style-name="P2"><text:tab/><text:tab/><text:tab/><text:tab/>++y;</text:p>
      <text:p text:style-name="P2"><text:tab/><text:tab/><text:tab/>}</text:p>
      <text:p text:style-name="P2"><text:tab/><text:tab/><text:tab/>if (!border)</text:p>
      <text:p text:style-name="P2"><text:tab/><text:tab/><text:tab/><text:tab/>write_pixel(x, y);</text:p>
      <text:p text:style-name="P2"><text:tab/><text:tab/><text:tab/>else</text:p>
      <text:p text:style-name="P2"><text:tab/><text:tab/><text:tab/><text:tab/>write_pixel_border(x, y);</text:p>
      <text:p text:style-name="P2"><text:tab/><text:tab/>}</text:p>
      <text:p text:style-name="P2"><text:tab/>} else {</text:p>
      <text:p text:style-name="P2"><text:tab/><text:tab/>x = x1, y = y1;</text:p>
      <text:p text:style-name="P2"><text:tab/><text:tab/>d = -2 * dy - dx;</text:p>
      <text:p text:style-name="P2"><text:tab/><text:tab/>dE = -2 * dy;</text:p>
      <text:p text:style-name="P2"/>
      <text:p text:style-name="P2"><text:tab/><text:tab/>while (x &lt; x2) {</text:p>
      <text:p text:style-name="P2"><text:tab/><text:tab/><text:tab/>if (d &lt;= 0) {</text:p>
      <text:p text:style-name="P2"><text:tab/><text:tab/><text:tab/><text:tab/>// pick E</text:p>
      <text:p text:style-name="P2"><text:tab/><text:tab/><text:tab/><text:tab/>d += dE;</text:p>
      <text:p text:style-name="P2"><text:tab/><text:tab/><text:tab/><text:tab/>++x;</text:p>
      <text:p text:style-name="P2"><text:tab/><text:tab/><text:tab/>} else {</text:p>
      <text:p text:style-name="P2"><text:tab/><text:tab/><text:tab/><text:tab/>// pick SE</text:p>
      <text:p text:style-name="P2"><text:tab/><text:tab/><text:tab/><text:tab/>d += dSE;</text:p>
      <text:p text:style-name="P2"><text:tab/><text:tab/><text:tab/><text:tab/>++x;</text:p>
      <text:p text:style-name="P2"><text:tab/><text:tab/><text:tab/><text:tab/>--y;</text:p>
      <text:p text:style-name="P2"><text:soft-page-break/><text:tab/><text:tab/><text:tab/>}</text:p>
      <text:p text:style-name="P2"/>
      <text:p text:style-name="P2"><text:tab/><text:tab/><text:tab/>if (!border)</text:p>
      <text:p text:style-name="P2"><text:tab/><text:tab/><text:tab/><text:tab/>write_pixel(x, y);</text:p>
      <text:p text:style-name="P2"><text:tab/><text:tab/><text:tab/>else</text:p>
      <text:p text:style-name="P2"><text:tab/><text:tab/><text:tab/><text:tab/>write_pixel_border(x, y);</text:p>
      <text:p text:style-name="P2"><text:tab/><text:tab/>}</text:p>
      <text:p text:style-name="P2"><text:tab/>}</text:p>
      <text:p text:style-name="P2">}</text:p>
      <text:p text:style-name="P2"/>
      <text:p text:style-name="P2">void Display(void)</text:p>
      <text:p text:style-name="P2">{</text:p>
      <text:p text:style-name="P2"><text:tab/>glClear(GL_COLOR_BUFFER_BIT);</text:p>
      <text:p text:style-name="P2"/>
      <text:p text:style-name="P2"><text:tab/>Pixel p1(0, 0);</text:p>
      <text:p text:style-name="P2"><text:tab/>Grid g(16, 16);</text:p>
      <text:p text:style-name="P2"/>
      <text:p text:style-name="P2"><text:tab/>Pixel p2(15, 7), p3(0,15), p4(15,10);</text:p>
      <text:p text:style-name="P2"/>
      <text:p text:style-name="P2"><text:tab/>g.show_seg3(p1, p2);</text:p>
      <text:p text:style-name="P2"><text:tab/>g.show_seg3(p3, p4, true);</text:p>
      <text:p text:style-name="P2"/>
      <text:p text:style-name="P2"><text:tab/>glFlush();</text:p>
      <text:p text:style-name="P2">}</text:p>
      <text:p text:style-name="P2"/>
      <text:p text:style-name="P2">void Init(void)</text:p>
      <text:p text:style-name="P2">{</text:p>
      <text:p text:style-name="P2"/>
      <text:p text:style-name="P2"><text:tab/>glClearColor(1.0, 1.0, 1.0, 1.0);</text:p>
      <text:p text:style-name="P2"><text:soft-page-break/></text:p>
      <text:p text:style-name="P2"><text:tab/>glLineWidth(1);</text:p>
      <text:p text:style-name="P2"/>
      <text:p text:style-name="P2"><text:tab/>glPolygonMode(GL_FRONT, GL_LINE);</text:p>
      <text:p text:style-name="P2">}</text:p>
      <text:p text:style-name="P2"/>
      <text:p text:style-name="P2">void Reshape(int w, int h)</text:p>
      <text:p text:style-name="P2">{</text:p>
      <text:p text:style-name="P2"><text:tab/>glViewport(0, 0, (GLsizei)w, (GLsizei)h);</text:p>
      <text:p text:style-name="P2">}</text:p>
      <text:p text:style-name="P2"/>
      <text:p text:style-name="P2">void KeyboardFunc(unsigned char key, int x, int y)</text:p>
      <text:p text:style-name="P2">{</text:p>
      <text:p text:style-name="P2"><text:tab/>prevKey = key;</text:p>
      <text:p text:style-name="P2"><text:tab/>if (key == 27)</text:p>
      <text:p text:style-name="P2"><text:tab/><text:tab/>exit(0);</text:p>
      <text:p text:style-name="P2"><text:tab/>glutPostRedisplay();</text:p>
      <text:p text:style-name="P2">}</text:p>
      <text:p text:style-name="P2"/>
      <text:p text:style-name="P2">void MouseFunc(int button, int state, int x, int y) {</text:p>
      <text:p text:style-name="P2">}</text:p>
      <text:p text:style-name="P2"/>
      <text:p text:style-name="P2">int main(int argc, char** argv)</text:p>
      <text:p text:style-name="P2">{</text:p>
      <text:p text:style-name="P2"><text:tab/>glutInit(&amp;argc, argv);</text:p>
      <text:p text:style-name="P2"><text:tab/>glutInitWindowSize(dim, dim);</text:p>
      <text:p text:style-name="P2"><text:tab/>glutInitWindowPosition(100, 100);</text:p>
      <text:p text:style-name="P2"><text:tab/>glutInitDisplayMode(GLUT_SINGLE | GLUT_RGB);</text:p>
      <text:p text:style-name="P2"><text:tab/>glutCreateWindow(argv[0]);</text:p>
      <text:p text:style-name="P2"><text:soft-page-break/></text:p>
      <text:p text:style-name="P2"><text:tab/>Init();</text:p>
      <text:p text:style-name="P2"/>
      <text:p text:style-name="P2"><text:tab/>glutReshapeFunc(Reshape);</text:p>
      <text:p text:style-name="P2"><text:tab/>glutKeyboardFunc(KeyboardFunc);</text:p>
      <text:p text:style-name="P2"><text:tab/>glutMouseFunc(MouseFunc);</text:p>
      <text:p text:style-name="P2"><text:tab/>glutDisplayFunc(Display);</text:p>
      <text:p text:style-name="P2"><text:tab/>glutMainLoop();</text:p>
      <text:p text:style-name="P2"><text:tab/>return 0;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5.</text:p>
      <text:p text:style-name="P2"/>
      <text:p text:style-name="P2">#include &lt;iostream&gt;</text:p>
      <text:p text:style-name="P2">#include &lt;fstream&gt;</text:p>
      <text:p text:style-name="P2">#include &lt;vector&gt;</text:p>
      <text:p text:style-name="P2">#include &lt;algorithm&gt;</text:p>
      <text:p text:style-name="P2">#include &lt;cstdlib&gt;</text:p>
      <text:p text:style-name="P2">#include &lt;cstdio&gt;</text:p>
      <text:p text:style-name="P2">#include &lt;cmath&gt;</text:p>
      <text:p text:style-name="P2"/>
      <text:p text:style-name="P2">#include &lt;GL/glut.h&gt;</text:p>
      <text:p text:style-name="P2"/>
      <text:p text:style-name="P2"/>
      <text:p text:style-name="P2">using namespace std;</text:p>
      <text:p text:style-name="P2"/>
      <text:p text:style-name="P2">#define DIM 500</text:p>
      <text:p text:style-name="P2">#define DOM_SCAN 100</text:p>
      <text:p text:style-name="P2">#define PI 4 * atan(1.0)</text:p>
      <text:p text:style-name="P2">#define EPS 0.00000001</text:p>
      <text:p text:style-name="P2">#define DEG2RAD PI/180.0</text:p>
      <text:p text:style-name="P2"/>
      <text:p text:style-name="P2">#define min(a, b) (a &lt; b ? a : b)</text:p>
      <text:p text:style-name="P2">#define max(a, b) (a &gt; b ? a : b)</text:p>
      <text:p text:style-name="P2"/>
      <text:p text:style-name="P2">unsigned char prevKey;</text:p>
      <text:p text:style-name="P2"/>
      <text:p text:style-name="P2"/>
      <text:p text:style-name="P2">class Pixel {</text:p>
      <text:p text:style-name="P2">public:</text:p>
      <text:p text:style-name="P2"><text:soft-page-break/><text:tab/>int x;</text:p>
      <text:p text:style-name="P2"><text:tab/>int y;</text:p>
      <text:p text:style-name="P2"><text:tab/>Pixel()</text:p>
      <text:p text:style-name="P2"><text:tab/>{</text:p>
      <text:p text:style-name="P2"><text:tab/><text:tab/>x = y = 0;</text:p>
      <text:p text:style-name="P2"><text:tab/>}</text:p>
      <text:p text:style-name="P2"><text:tab/>Pixel(int lin, int col)</text:p>
      <text:p text:style-name="P2"><text:tab/>{</text:p>
      <text:p text:style-name="P2"><text:tab/><text:tab/>x = lin;</text:p>
      <text:p text:style-name="P2"><text:tab/><text:tab/>y = col;</text:p>
      <text:p text:style-name="P2"><text:tab/>}</text:p>
      <text:p text:style-name="P2">};</text:p>
      <text:p text:style-name="P2"/>
      <text:p text:style-name="P2"/>
      <text:p text:style-name="P2">class Edge {</text:p>
      <text:p text:style-name="P2">public:</text:p>
      <text:p text:style-name="P2"><text:tab/>Pixel vi, vf;</text:p>
      <text:p text:style-name="P2"><text:tab/>Edge(Pixel a, Pixel b)</text:p>
      <text:p text:style-name="P2"><text:tab/>{</text:p>
      <text:p text:style-name="P2"><text:tab/><text:tab/>vi = a;</text:p>
      <text:p text:style-name="P2"><text:tab/><text:tab/>vf = b;</text:p>
      <text:p text:style-name="P2"><text:tab/>}</text:p>
      <text:p text:style-name="P2">};</text:p>
      <text:p text:style-name="P2"/>
      <text:p text:style-name="P2"/>
      <text:p text:style-name="P2">struct Intersection <text:s/>{</text:p>
      <text:p text:style-name="P2"><text:tab/>int ymax;</text:p>
      <text:p text:style-name="P2"><text:tab/>double xmin;</text:p>
      <text:p text:style-name="P2"><text:tab/>double ratio;</text:p>
      <text:p text:style-name="P2"><text:soft-page-break/></text:p>
      <text:p text:style-name="P2"><text:tab/>Intersection(int ymax, double xmin, double ratio) :</text:p>
      <text:p text:style-name="P2"><text:tab/><text:tab/>ymax(ymax), xmin(xmin), ratio(ratio) {}</text:p>
      <text:p text:style-name="P2">};</text:p>
      <text:p text:style-name="P2"/>
      <text:p text:style-name="P2"/>
      <text:p text:style-name="P2">typedef vector&lt;Edge&gt; vmuc_t;</text:p>
      <text:p text:style-name="P2">typedef vector&lt;Intersection&gt; vint_t;</text:p>
      <text:p text:style-name="P2">typedef vector&lt;vint_t&gt; mint_t;</text:p>
      <text:p text:style-name="P2"/>
      <text:p text:style-name="P2"/>
      <text:p text:style-name="P2">bool ssm_comp(const Intersection &amp; first, const Intersection &amp; second)</text:p>
      <text:p text:style-name="P2">{</text:p>
      <text:p text:style-name="P2"><text:tab/>return first.xmin &lt; second.xmin;</text:p>
      <text:p text:style-name="P2">}</text:p>
      <text:p text:style-name="P2"/>
      <text:p text:style-name="P2"/>
      <text:p text:style-name="P2">class Grid {</text:p>
      <text:p text:style-name="P2">public:</text:p>
      <text:p text:style-name="P2"><text:tab/>Grid(int, int);</text:p>
      <text:p text:style-name="P2"><text:tab/>void write_pixel(const Pixel&amp;);</text:p>
      <text:p text:style-name="P2"><text:tab/>void write_pixel(const int&amp;, const int&amp;);</text:p>
      <text:p text:style-name="P2"><text:tab/>void write_pixel_border(const int&amp;, const int&amp;);</text:p>
      <text:p text:style-name="P2"><text:tab/>void write_pixel_border2(const int&amp;, const int&amp;);</text:p>
      <text:p text:style-name="P2"/>
      <text:p text:style-name="P2"><text:tab/>void show_circle_4(int r);</text:p>
      <text:p text:style-name="P2"/>
      <text:p text:style-name="P2"><text:tab/>void fill_elipse(int, int, int, int);</text:p>
      <text:p text:style-name="P2"><text:tab/>void show_elipse_dots(int, int, int, int);</text:p>
      <text:p text:style-name="P2"><text:soft-page-break/><text:tab/>void draw_elipse(int, int, int, int);</text:p>
      <text:p text:style-name="P2"/>
      <text:p text:style-name="P2"><text:tab/>void poly_read(vmuc_t&amp;, const char[]);</text:p>
      <text:p text:style-name="P2"><text:tab/>void draw_poly(vmuc_t&amp; poly);</text:p>
      <text:p text:style-name="P2"><text:tab/>void initialize(vmuc_t&amp;, mint_t&amp;);</text:p>
      <text:p text:style-name="P2"><text:tab/>void computessm(vmuc_t&amp;, mint_t&amp;, mint_t&amp;);</text:p>
      <text:p text:style-name="P2"><text:tab/>void colorize(const mint_t&amp;);</text:p>
      <text:p text:style-name="P2"><text:tab/>void adapt(double&amp;, double&amp;);</text:p>
      <text:p text:style-name="P2"/>
      <text:p text:style-name="P2">private:</text:p>
      <text:p text:style-name="P2"><text:tab/>int lines;</text:p>
      <text:p text:style-name="P2"><text:tab/>int columns;</text:p>
      <text:p text:style-name="P2"/>
      <text:p text:style-name="P2"><text:tab/>float start;</text:p>
      <text:p text:style-name="P2"><text:tab/>float endX;</text:p>
      <text:p text:style-name="P2"><text:tab/>float endY;</text:p>
      <text:p text:style-name="P2"><text:tab/>float len;</text:p>
      <text:p text:style-name="P2"><text:tab/>float radius;</text:p>
      <text:p text:style-name="P2">};</text:p>
      <text:p text:style-name="P2"/>
      <text:p text:style-name="P2"/>
      <text:p text:style-name="P2">Grid::Grid(int lin, int col)</text:p>
      <text:p text:style-name="P2">{</text:p>
      <text:p text:style-name="P2"><text:tab/>glLineWidth(1);</text:p>
      <text:p text:style-name="P2"><text:tab/>lines = --lin;</text:p>
      <text:p text:style-name="P2"><text:tab/>columns = --col;</text:p>
      <text:p text:style-name="P2"/>
      <text:p text:style-name="P2"><text:tab/>int max_s = max(col, lin);</text:p>
      <text:p text:style-name="P2"><text:tab/>len = 2.0 / (max_s + 2);</text:p>
      <text:p text:style-name="P2"><text:soft-page-break/><text:tab/>radius = len / 4;</text:p>
      <text:p text:style-name="P2"/>
      <text:p text:style-name="P2"><text:tab/>start = -1 + len;</text:p>
      <text:p text:style-name="P2"><text:tab/>endX = -1 + (col + 1) * len;</text:p>
      <text:p text:style-name="P2"><text:tab/>endY = -1 + (lin + 1) * len;</text:p>
      <text:p text:style-name="P2"/>
      <text:p text:style-name="P2"><text:tab/>if (lin &lt; 1 || col &lt; 1)</text:p>
      <text:p text:style-name="P2"><text:tab/><text:tab/>return;</text:p>
      <text:p text:style-name="P2"/>
      <text:p text:style-name="P2"><text:tab/>glColor3f(0, 0, 0); <text:s text:c="3"/>// black</text:p>
      <text:p text:style-name="P2"/>
      <text:p text:style-name="P2"><text:tab/>for (int i = 0; i &lt;= lin; ++i) {</text:p>
      <text:p text:style-name="P2"><text:tab/><text:tab/>float x = start + i * len;</text:p>
      <text:p text:style-name="P2"><text:tab/><text:tab/>glBegin(GL_LINES);</text:p>
      <text:p text:style-name="P2"><text:tab/><text:tab/>glVertex2f(start, x);</text:p>
      <text:p text:style-name="P2"><text:tab/><text:tab/>glVertex2f(endX, x);</text:p>
      <text:p text:style-name="P2"><text:tab/><text:tab/>glEnd();</text:p>
      <text:p text:style-name="P2"><text:tab/>}</text:p>
      <text:p text:style-name="P2"/>
      <text:p text:style-name="P2"><text:tab/>for (int i = 0; i &lt;= col; ++i) {</text:p>
      <text:p text:style-name="P2"><text:tab/><text:tab/>float y = start + i * len;</text:p>
      <text:p text:style-name="P2"><text:tab/><text:tab/>glBegin(GL_LINES);</text:p>
      <text:p text:style-name="P2"><text:tab/><text:tab/>glVertex2f(y, start);</text:p>
      <text:p text:style-name="P2"><text:tab/><text:tab/>glVertex2f(y, endY);</text:p>
      <text:p text:style-name="P2"><text:tab/><text:tab/>glEnd();</text:p>
      <text:p text:style-name="P2"><text:tab/>}</text:p>
      <text:p text:style-name="P2">}</text:p>
      <text:p text:style-name="P2"/>
      <text:p text:style-name="P2">void Grid::write_pixel(const int &amp;myx, const int &amp;myy)</text:p>
      <text:p text:style-name="P2"><text:soft-page-break/>{</text:p>
      <text:p text:style-name="P2"><text:tab/>float x = start + myx * len;</text:p>
      <text:p text:style-name="P2"><text:tab/>float y = start + myy * len;</text:p>
      <text:p text:style-name="P2"/>
      <text:p text:style-name="P2"><text:tab/>if (x &gt; endX || y &gt; endY || x &lt; start || y &lt; start)</text:p>
      <text:p text:style-name="P2"><text:tab/><text:tab/>return;</text:p>
      <text:p text:style-name="P2"/>
      <text:p text:style-name="P2"><text:tab/>glColor3f(0.3, 0.3, 0.3); <text:s text:c="3"/>// grey</text:p>
      <text:p text:style-name="P2"/>
      <text:p text:style-name="P2"><text:tab/>glBegin(GL_POLYGON);</text:p>
      <text:p text:style-name="P2"><text:tab/>for (double i = 0; i &lt; 2 * PI; i += PI / 12)</text:p>
      <text:p text:style-name="P2"><text:tab/><text:tab/>glVertex2f(x + sin(i) * radius, y + cos(i) * radius);</text:p>
      <text:p text:style-name="P2"><text:tab/>glEnd();</text:p>
      <text:p text:style-name="P2">}</text:p>
      <text:p text:style-name="P2"/>
      <text:p text:style-name="P2">void Grid::write_pixel(const Pixel &amp;p)</text:p>
      <text:p text:style-name="P2">{</text:p>
      <text:p text:style-name="P2"><text:tab/>float x = start + p.x * len;</text:p>
      <text:p text:style-name="P2"><text:tab/>float y = start + p.y * len;</text:p>
      <text:p text:style-name="P2"/>
      <text:p text:style-name="P2"><text:tab/>if (x &gt; endX || y &gt; endY || x &lt; start || y &lt; start)</text:p>
      <text:p text:style-name="P2"><text:tab/><text:tab/>return;</text:p>
      <text:p text:style-name="P2"/>
      <text:p text:style-name="P2"><text:tab/>glColor3f(0.3, 0.3, 0.3); <text:s text:c="3"/>// grey</text:p>
      <text:p text:style-name="P2"/>
      <text:p text:style-name="P2"><text:tab/>glBegin(GL_POLYGON);</text:p>
      <text:p text:style-name="P2"><text:tab/>for (double i = 0; i &lt; 2 * PI; i += PI / 6)</text:p>
      <text:p text:style-name="P2"><text:tab/><text:tab/>glVertex2f(x + sin(i) * radius, y + cos(i) * radius);</text:p>
      <text:p text:style-name="P2"><text:tab/>glEnd();</text:p>
      <text:p text:style-name="P2"><text:soft-page-break/></text:p>
      <text:p text:style-name="P2">}</text:p>
      <text:p text:style-name="P2"/>
      <text:p text:style-name="P2">void Grid::write_pixel_border(const int&amp; x, const int&amp; y)</text:p>
      <text:p text:style-name="P2">{</text:p>
      <text:p text:style-name="P2"><text:tab/>write_pixel(x - 1, y - 1);</text:p>
      <text:p text:style-name="P2"><text:tab/>write_pixel(x - 1, y);</text:p>
      <text:p text:style-name="P2"><text:tab/>write_pixel(x - 1, y + 1);</text:p>
      <text:p text:style-name="P2"><text:tab/>write_pixel(x, y - 1);</text:p>
      <text:p text:style-name="P2"><text:tab/>write_pixel(x, y);</text:p>
      <text:p text:style-name="P2"><text:tab/>write_pixel(x, y + 1);</text:p>
      <text:p text:style-name="P2"><text:tab/>write_pixel(x + 1, y - 1);</text:p>
      <text:p text:style-name="P2"><text:tab/>write_pixel(x + 1, y);</text:p>
      <text:p text:style-name="P2"><text:tab/>write_pixel(x + 1, y + 1);</text:p>
      <text:p text:style-name="P2">}</text:p>
      <text:p text:style-name="P2"/>
      <text:p text:style-name="P2">void Grid::write_pixel_border2(const int &amp;x, const int &amp;y)</text:p>
      <text:p text:style-name="P2">{</text:p>
      <text:p text:style-name="P2"><text:tab/>write_pixel(x - 1, y);</text:p>
      <text:p text:style-name="P2"><text:tab/>write_pixel(x, y);</text:p>
      <text:p text:style-name="P2"><text:tab/>write_pixel(x + 1, y);</text:p>
      <text:p text:style-name="P2">}</text:p>
      <text:p text:style-name="P2"/>
      <text:p text:style-name="P2">void Grid::show_circle_4(int r)</text:p>
      <text:p text:style-name="P2">{</text:p>
      <text:p text:style-name="P2"><text:tab/>glLineWidth(5);</text:p>
      <text:p text:style-name="P2"><text:tab/>double big_radius = r * len;</text:p>
      <text:p text:style-name="P2"/>
      <text:p text:style-name="P2"><text:tab/>if (big_radius - 1 &gt; endX || big_radius - 1 &gt; endY) {</text:p>
      <text:p text:style-name="P2"><text:soft-page-break/><text:tab/><text:tab/>cout &lt;&lt; "big_radius coord issue" &lt;&lt; endl;</text:p>
      <text:p text:style-name="P2"><text:tab/><text:tab/>return;</text:p>
      <text:p text:style-name="P2"><text:tab/>}</text:p>
      <text:p text:style-name="P2"/>
      <text:p text:style-name="P2"><text:tab/>glColor3f(1, 0, 0); <text:s text:c="3"/>// red</text:p>
      <text:p text:style-name="P2"><text:tab/>glBegin(GL_LINE_STRIP);</text:p>
      <text:p text:style-name="P2"><text:tab/>for (double i = 0; i &lt; PI / 2; i += PI / 36)</text:p>
      <text:p text:style-name="P2"><text:tab/><text:tab/>glVertex2f(start + cos(i) * big_radius, start + sin(i) * big_radius);</text:p>
      <text:p text:style-name="P2"><text:tab/>glEnd();</text:p>
      <text:p text:style-name="P2"/>
      <text:p text:style-name="P2"><text:tab/>int x = r;</text:p>
      <text:p text:style-name="P2"><text:tab/>int y = 0;</text:p>
      <text:p text:style-name="P2"><text:tab/>int d = 1 - r;</text:p>
      <text:p text:style-name="P2"><text:tab/>int dV = 3;</text:p>
      <text:p text:style-name="P2"><text:tab/>int dNV = 2 * r - 5;</text:p>
      <text:p text:style-name="P2"/>
      <text:p text:style-name="P2"><text:tab/>write_pixel_border2(x, y);</text:p>
      <text:p text:style-name="P2"><text:tab/>while (x &gt; y) {</text:p>
      <text:p text:style-name="P2"><text:tab/><text:tab/>if (d &lt; 0) {</text:p>
      <text:p text:style-name="P2"><text:tab/><text:tab/><text:tab/>d += dV;</text:p>
      <text:p text:style-name="P2"><text:tab/><text:tab/><text:tab/>dV += 2;</text:p>
      <text:p text:style-name="P2"><text:tab/><text:tab/><text:tab/>dNV -= 2;</text:p>
      <text:p text:style-name="P2"><text:tab/><text:tab/>} else {</text:p>
      <text:p text:style-name="P2"><text:tab/><text:tab/><text:tab/>d -= dNV;</text:p>
      <text:p text:style-name="P2"><text:tab/><text:tab/><text:tab/>dV += 2;</text:p>
      <text:p text:style-name="P2"><text:tab/><text:tab/><text:tab/>dNV -= 4;</text:p>
      <text:p text:style-name="P2"><text:tab/><text:tab/><text:tab/>x--;</text:p>
      <text:p text:style-name="P2"><text:tab/><text:tab/>}</text:p>
      <text:p text:style-name="P2"/>
      <text:p text:style-name="P2"><text:soft-page-break/><text:tab/><text:tab/>y++;</text:p>
      <text:p text:style-name="P2"><text:tab/><text:tab/>write_pixel_border2(x, y);</text:p>
      <text:p text:style-name="P2"><text:tab/>}</text:p>
      <text:p text:style-name="P2">}</text:p>
      <text:p text:style-name="P2"/>
      <text:p text:style-name="P2"/>
      <text:p text:style-name="P2">void Grid::fill_elipse(int x0, int y0, int a, int b)</text:p>
      <text:p text:style-name="P2">{</text:p>
      <text:p text:style-name="P2"><text:tab/>draw_elipse(a, b, x0, y0);</text:p>
      <text:p text:style-name="P2"/>
      <text:p text:style-name="P2"><text:tab/>int x = 0, y = b;</text:p>
      <text:p text:style-name="P2"><text:tab/>double fxpyp = 0;</text:p>
      <text:p text:style-name="P2"><text:tab/>double dE, dSE, dS;</text:p>
      <text:p text:style-name="P2"/>
      <text:p text:style-name="P2"><text:tab/>show_elipse_dots(x, y, x0, y0);</text:p>
      <text:p text:style-name="P2"/>
      <text:p text:style-name="P2"><text:tab/>while (a * a * (y - 0.5) &gt; b * b * (x + 1)) {</text:p>
      <text:p text:style-name="P2"><text:tab/><text:tab/>dE = b * b * (2 * x + 1);</text:p>
      <text:p text:style-name="P2"><text:tab/><text:tab/>dSE = b * b * (2 * x + 1) + a * a * (-2 * y + 1);</text:p>
      <text:p text:style-name="P2"><text:tab/><text:tab/>if (fxpyp + dE &lt;= 0) {</text:p>
      <text:p text:style-name="P2"><text:tab/><text:tab/><text:tab/>fxpyp += dE;</text:p>
      <text:p text:style-name="P2"><text:tab/><text:tab/><text:tab/>x++;</text:p>
      <text:p text:style-name="P2"><text:tab/><text:tab/>}</text:p>
      <text:p text:style-name="P2"><text:tab/><text:tab/>else if (fxpyp + dSE &lt;= 0) {</text:p>
      <text:p text:style-name="P2"><text:tab/><text:tab/><text:tab/>fxpyp += dSE;</text:p>
      <text:p text:style-name="P2"><text:tab/><text:tab/><text:tab/>x++;</text:p>
      <text:p text:style-name="P2"><text:tab/><text:tab/><text:tab/>y--;</text:p>
      <text:p text:style-name="P2"><text:tab/><text:tab/>}</text:p>
      <text:p text:style-name="P2"><text:tab/><text:tab/>show_elipse_dots(x, y, x0, y0);</text:p>
      <text:p text:style-name="P2"><text:soft-page-break/><text:tab/>}</text:p>
      <text:p text:style-name="P2"/>
      <text:p text:style-name="P2"><text:tab/>while (y &gt; 0)</text:p>
      <text:p text:style-name="P2"><text:tab/>{</text:p>
      <text:p text:style-name="P2"><text:tab/><text:tab/>dS = b * b * (-2 * x + 1);</text:p>
      <text:p text:style-name="P2"><text:tab/><text:tab/>dSE = b * b * (2 * x + 1) + a*a*(-2 * y + 1);</text:p>
      <text:p text:style-name="P2"><text:tab/><text:tab/>if (fxpyp + dSE &lt;= 0) {</text:p>
      <text:p text:style-name="P2"><text:tab/><text:tab/><text:tab/>fxpyp += dSE;</text:p>
      <text:p text:style-name="P2"><text:tab/><text:tab/><text:tab/>++x;</text:p>
      <text:p text:style-name="P2"><text:tab/><text:tab/><text:tab/>--y;</text:p>
      <text:p text:style-name="P2"><text:tab/><text:tab/>} else {</text:p>
      <text:p text:style-name="P2"><text:tab/><text:tab/><text:tab/>fxpyp += dS;</text:p>
      <text:p text:style-name="P2"><text:tab/><text:tab/><text:tab/>--y;</text:p>
      <text:p text:style-name="P2"><text:tab/><text:tab/>}</text:p>
      <text:p text:style-name="P2"><text:tab/><text:tab/>show_elipse_dots(x, y, x0, y0);</text:p>
      <text:p text:style-name="P2"><text:tab/>}</text:p>
      <text:p text:style-name="P2">}</text:p>
      <text:p text:style-name="P2"/>
      <text:p text:style-name="P2">void Grid::show_elipse_dots(int x, int y, int x0, int y0)</text:p>
      <text:p text:style-name="P2">{</text:p>
      <text:p text:style-name="P2"><text:tab/>for (int i = 0; i &lt;= y; i++) {</text:p>
      <text:p text:style-name="P2"><text:tab/><text:tab/>write_pixel(x0 - x, y0 - y + i);</text:p>
      <text:p text:style-name="P2"><text:tab/>}</text:p>
      <text:p text:style-name="P2">}</text:p>
      <text:p text:style-name="P2"/>
      <text:p text:style-name="P2">void Grid::draw_elipse(int rad_x, int rad_y, int x, int y)</text:p>
      <text:p text:style-name="P2">{</text:p>
      <text:p text:style-name="P2"><text:tab/>glLineWidth(5);</text:p>
      <text:p text:style-name="P2"><text:tab/>double rx = rad_x * len;</text:p>
      <text:p text:style-name="P2"><text:soft-page-break/><text:tab/>double ry = rad_y * len;</text:p>
      <text:p text:style-name="P2"/>
      <text:p text:style-name="P2"><text:tab/>glColor3f(1, 0, 0); <text:s text:c="3"/>// red</text:p>
      <text:p text:style-name="P2"><text:tab/>glBegin(GL_LINE_STRIP);</text:p>
      <text:p text:style-name="P2"><text:tab/>for (double i = 0; i &lt; 2 * PI; i += PI / 24)</text:p>
      <text:p text:style-name="P2"><text:tab/><text:tab/>glVertex2f(start + x * len + cos(i) * rx,</text:p>
      <text:p text:style-name="P2"><text:tab/><text:tab/><text:tab/><text:tab/> <text:s text:c="2"/>start + y * len + sin(i) * ry);</text:p>
      <text:p text:style-name="P2"><text:tab/>glEnd();</text:p>
      <text:p text:style-name="P2">}</text:p>
      <text:p text:style-name="P2"/>
      <text:p text:style-name="P2"/>
      <text:p text:style-name="P2">void Grid::poly_read(vmuc_t&amp; poly, const char fname[])</text:p>
      <text:p text:style-name="P2">{</text:p>
      <text:p text:style-name="P2"><text:tab/>ifstream fin(fname);</text:p>
      <text:p text:style-name="P2"><text:tab/>int nr;</text:p>
      <text:p text:style-name="P2"><text:tab/>fin &gt;&gt; nr;</text:p>
      <text:p text:style-name="P2"><text:tab/>int a, b;</text:p>
      <text:p text:style-name="P2"><text:tab/>fin &gt;&gt; a &gt;&gt; b;</text:p>
      <text:p text:style-name="P2"><text:tab/>Pixel p1(a, b);</text:p>
      <text:p text:style-name="P2"><text:tab/>Pixel p0(p1);</text:p>
      <text:p text:style-name="P2"><text:tab/>while (--nr &gt; 0) {</text:p>
      <text:p text:style-name="P2"><text:tab/><text:tab/>fin &gt;&gt; a &gt;&gt; b;</text:p>
      <text:p text:style-name="P2"><text:tab/><text:tab/>Pixel p2(a, b);</text:p>
      <text:p text:style-name="P2"><text:tab/><text:tab/>Edge m(p1, p2);</text:p>
      <text:p text:style-name="P2"><text:tab/><text:tab/>poly.push_back(m);</text:p>
      <text:p text:style-name="P2"><text:tab/><text:tab/>p1 = p2;</text:p>
      <text:p text:style-name="P2"><text:tab/>}</text:p>
      <text:p text:style-name="P2"><text:tab/>Edge m(p1, p0);</text:p>
      <text:p text:style-name="P2"><text:tab/>poly.push_back(m); <text:s/>// nu trebuie, pentru ca loop</text:p>
      <text:p text:style-name="P2"><text:soft-page-break/></text:p>
      <text:p text:style-name="P2"><text:tab/>// for (auto x : poly) {</text:p>
      <text:p text:style-name="P2"><text:tab/>// <text:tab/>cout &lt;&lt; x.vi.x &lt;&lt; " " &lt;&lt; x.vi.y &lt;&lt; endl;</text:p>
      <text:p text:style-name="P2"><text:tab/>// <text:tab/>cout &lt;&lt; x.vf.x &lt;&lt; " " &lt;&lt; x.vf.y &lt;&lt; endl;</text:p>
      <text:p text:style-name="P2"><text:tab/>// }</text:p>
      <text:p text:style-name="P2">}</text:p>
      <text:p text:style-name="P2"/>
      <text:p text:style-name="P2"/>
      <text:p text:style-name="P2">void Grid::draw_poly(vmuc_t&amp; poly)</text:p>
      <text:p text:style-name="P2">{</text:p>
      <text:p text:style-name="P2"><text:tab/>// cout &lt;&lt; "desenez" &lt;&lt; endl;</text:p>
      <text:p text:style-name="P2"><text:tab/>glLineWidth(3);</text:p>
      <text:p text:style-name="P2"><text:tab/>glColor3f(1, 0, 0); // rosu</text:p>
      <text:p text:style-name="P2"><text:tab/>glBegin(GL_LINE_LOOP);</text:p>
      <text:p text:style-name="P2"/>
      <text:p text:style-name="P2"><text:tab/>// glVertex2f(start, start);</text:p>
      <text:p text:style-name="P2"><text:tab/>// glVertex2f(start + len, start + len);</text:p>
      <text:p text:style-name="P2"><text:tab/>for (auto x : poly) {</text:p>
      <text:p text:style-name="P2"><text:tab/><text:tab/>// cout &lt;&lt; x.vi.x &lt;&lt; " " &lt;&lt; x.vi.y &lt;&lt; endl;</text:p>
      <text:p text:style-name="P2"><text:tab/><text:tab/>glVertex2f(start + x.vi.x * len, start + x.vi.y * len);</text:p>
      <text:p text:style-name="P2"><text:tab/>}</text:p>
      <text:p text:style-name="P2"><text:tab/>glEnd();</text:p>
      <text:p text:style-name="P2">}</text:p>
      <text:p text:style-name="P2"/>
      <text:p text:style-name="P2">void Grid::initialize(vmuc_t&amp; poly, mint_t&amp; lista)</text:p>
      <text:p text:style-name="P2">{</text:p>
      <text:p text:style-name="P2"><text:tab/>int xm,ym,xM,yM;</text:p>
      <text:p text:style-name="P2"><text:tab/>bool change;</text:p>
      <text:p text:style-name="P2"><text:tab/>lista.resize(DOM_SCAN);</text:p>
      <text:p text:style-name="P2"><text:soft-page-break/><text:tab/>for (auto m : poly) {</text:p>
      <text:p text:style-name="P2"><text:tab/>// pentru fiecare muchie din poligon ...</text:p>
      <text:p text:style-name="P2"><text:tab/><text:tab/>if (m.vi.y != m.vf.y) {</text:p>
      <text:p text:style-name="P2"><text:tab/><text:tab/>// ... care nu este orizontala</text:p>
      <text:p text:style-name="P2"><text:tab/><text:tab/><text:tab/>ym = min(m.vi.y, m.vf.y);</text:p>
      <text:p text:style-name="P2"><text:tab/><text:tab/><text:tab/>yM = max(m.vi.y, m.vf.y);</text:p>
      <text:p text:style-name="P2"><text:tab/><text:tab/><text:tab/>xm = (ym == m.vi.y) ? m.vi.x : m.vf.x;</text:p>
      <text:p text:style-name="P2"><text:tab/><text:tab/><text:tab/>xM = (yM == m.vi.y) ? m.vi.x : m.vf.x;</text:p>
      <text:p text:style-name="P2"><text:tab/><text:tab/><text:tab/>lista[ym].push_back(Intersection(yM, (double)xm,</text:p>
      <text:p text:style-name="P2"><text:tab/><text:tab/><text:tab/><text:tab/>double(xm - xM) / (ym - yM)));</text:p>
      <text:p text:style-name="P2"><text:tab/><text:tab/>}</text:p>
      <text:p text:style-name="P2"><text:tab/>}</text:p>
      <text:p text:style-name="P2"/>
      <text:p text:style-name="P2"><text:tab/>for (int i = 0; i &lt; DOM_SCAN; ++i) {</text:p>
      <text:p text:style-name="P2"><text:tab/><text:tab/>change = true;</text:p>
      <text:p text:style-name="P2"><text:tab/><text:tab/>while (change) {</text:p>
      <text:p text:style-name="P2"><text:tab/><text:tab/><text:tab/>change = false;</text:p>
      <text:p text:style-name="P2"><text:tab/><text:tab/><text:tab/>if (lista[i].size() == 0) break;</text:p>
      <text:p text:style-name="P2"><text:tab/><text:tab/><text:tab/>for (unsigned int j = 0; j &lt; lista[i].size() - 1; ++j) {</text:p>
      <text:p text:style-name="P2"><text:tab/><text:tab/><text:tab/><text:tab/>if (lista[i][j].xmin &gt; lista[i][j+1].xmin) {</text:p>
      <text:p text:style-name="P2"><text:tab/><text:tab/><text:tab/><text:tab/><text:tab/>swap(lista[i][j], lista[i][j + 1]);</text:p>
      <text:p text:style-name="P2"><text:tab/><text:tab/><text:tab/><text:tab/><text:tab/>change = true;</text:p>
      <text:p text:style-name="P2"><text:tab/><text:tab/><text:tab/><text:tab/>}</text:p>
      <text:p text:style-name="P2"><text:tab/><text:tab/><text:tab/>}</text:p>
      <text:p text:style-name="P2"><text:tab/><text:tab/>}</text:p>
      <text:p text:style-name="P2"><text:tab/>}</text:p>
      <text:p text:style-name="P2">}</text:p>
      <text:p text:style-name="P2"/>
      <text:p text:style-name="P2"/>
      <text:p text:style-name="P2"><text:soft-page-break/>void Grid::computessm(vmuc_t&amp; poly, mint_t&amp; et, mint_t&amp; fin)</text:p>
      <text:p text:style-name="P2">{</text:p>
      <text:p text:style-name="P2"><text:tab/>vint_t ssm;</text:p>
      <text:p text:style-name="P2"><text:tab/>int y;</text:p>
      <text:p text:style-name="P2"><text:tab/>fin.resize(DOM_SCAN);</text:p>
      <text:p text:style-name="P2"><text:tab/>// et.resize(DOM_SCAN);</text:p>
      <text:p text:style-name="P2"/>
      <text:p text:style-name="P2"><text:tab/>y = -1;</text:p>
      <text:p text:style-name="P2"><text:tab/>for (int i = 0; i &lt; DOM_SCAN; ++i) {</text:p>
      <text:p text:style-name="P2"><text:tab/><text:tab/>if (et[i].size()) {</text:p>
      <text:p text:style-name="P2"><text:tab/><text:tab/><text:tab/>y = i;</text:p>
      <text:p text:style-name="P2"><text:tab/><text:tab/><text:tab/>break;</text:p>
      <text:p text:style-name="P2"><text:tab/><text:tab/>}</text:p>
      <text:p text:style-name="P2"><text:tab/>}</text:p>
      <text:p text:style-name="P2"/>
      <text:p text:style-name="P2"><text:tab/>if (y &lt; 0 || y &gt;= DOM_SCAN) return;</text:p>
      <text:p text:style-name="P2"/>
      <text:p text:style-name="P2"><text:tab/>do {</text:p>
      <text:p text:style-name="P2"><text:tab/><text:tab/>ssm.insert(ssm.end(), et[y].begin(), et[y].end());</text:p>
      <text:p text:style-name="P2"><text:tab/><text:tab/>for (unsigned int i = 0; i &lt; ssm.size(); ++i) {</text:p>
      <text:p text:style-name="P2"><text:tab/><text:tab/><text:tab/>if (ssm[i].ymax == y) {</text:p>
      <text:p text:style-name="P2"><text:tab/><text:tab/><text:tab/><text:tab/>ssm.erase(ssm.begin() + i);</text:p>
      <text:p text:style-name="P2"><text:tab/><text:tab/><text:tab/><text:tab/>--i;</text:p>
      <text:p text:style-name="P2"><text:tab/><text:tab/><text:tab/>}</text:p>
      <text:p text:style-name="P2"><text:tab/><text:tab/>}</text:p>
      <text:p text:style-name="P2"><text:tab/><text:tab/>sort(ssm.begin(), ssm.end(), ssm_comp);</text:p>
      <text:p text:style-name="P2"><text:tab/><text:tab/>fin[y].insert(fin[y].begin(), ssm.begin(), ssm.end());</text:p>
      <text:p text:style-name="P2"><text:tab/><text:tab/>++y;</text:p>
      <text:p text:style-name="P2"/>
      <text:p text:style-name="P2"><text:soft-page-break/><text:tab/><text:tab/>for (unsigned int i = 0; i &lt; ssm.size(); ++i) {</text:p>
      <text:p text:style-name="P2"><text:tab/><text:tab/><text:tab/>if (ssm[i].ratio) {</text:p>
      <text:p text:style-name="P2"><text:tab/><text:tab/><text:tab/><text:tab/>ssm[i].xmin += ssm[i].ratio;</text:p>
      <text:p text:style-name="P2"><text:tab/><text:tab/><text:tab/>}</text:p>
      <text:p text:style-name="P2"><text:tab/><text:tab/>}</text:p>
      <text:p text:style-name="P2"><text:tab/>} while (!ssm.empty() || !et[y].empty());</text:p>
      <text:p text:style-name="P2">}</text:p>
      <text:p text:style-name="P2"/>
      <text:p text:style-name="P2"/>
      <text:p text:style-name="P2">bool equal(double a, double b)</text:p>
      <text:p text:style-name="P2">{</text:p>
      <text:p text:style-name="P2"><text:tab/>return fabs(a - b) &lt; EPS;</text:p>
      <text:p text:style-name="P2">}</text:p>
      <text:p text:style-name="P2"/>
      <text:p text:style-name="P2"/>
      <text:p text:style-name="P2">void Grid::adapt(double &amp; lo, double &amp; hi)</text:p>
      <text:p text:style-name="P2">{</text:p>
      <text:p text:style-name="P2"><text:tab/>if (not equal(lo, hi)) {</text:p>
      <text:p text:style-name="P2"><text:tab/><text:tab/>lo = round(lo);</text:p>
      <text:p text:style-name="P2"><text:tab/><text:tab/>if (equal(hi, round(hi))) {</text:p>
      <text:p text:style-name="P2"><text:tab/><text:tab/><text:tab/>hi -= 1;</text:p>
      <text:p text:style-name="P2"><text:tab/><text:tab/>} else {</text:p>
      <text:p text:style-name="P2"><text:tab/><text:tab/><text:tab/>hi = floor(hi);</text:p>
      <text:p text:style-name="P2"><text:tab/><text:tab/>}</text:p>
      <text:p text:style-name="P2"><text:tab/>}</text:p>
      <text:p text:style-name="P2"/>
      <text:p text:style-name="P2"><text:tab/>lo = (int)lo;</text:p>
      <text:p text:style-name="P2"><text:tab/>hi = (int)hi;</text:p>
      <text:p text:style-name="P2">}</text:p>
      <text:p text:style-name="P2"><text:soft-page-break/></text:p>
      <text:p text:style-name="P2"/>
      <text:p text:style-name="P2">void Grid::colorize(const mint_t&amp; ssms)</text:p>
      <text:p text:style-name="P2">{</text:p>
      <text:p text:style-name="P2"><text:tab/>for (unsigned int y = 0; y &lt; ssms.size(); ++y) {</text:p>
      <text:p text:style-name="P2"><text:tab/><text:tab/>// cout &lt;&lt; "y: " &lt;&lt; y &lt;&lt; endl;</text:p>
      <text:p text:style-name="P2"><text:tab/><text:tab/>// for (auto x : ssms[y]) {</text:p>
      <text:p text:style-name="P2"><text:tab/><text:tab/>// <text:tab/>cout &lt;&lt; x.ymax &lt;&lt; " " &lt;&lt; x.xmin &lt;&lt; " " &lt;&lt; x.ratio &lt;&lt; endl;</text:p>
      <text:p text:style-name="P2"><text:s/><text:tab/>// <text:tab/>}</text:p>
      <text:p text:style-name="P2"><text:tab/><text:tab/>// cout &lt;&lt; endl;</text:p>
      <text:p text:style-name="P2"/>
      <text:p text:style-name="P2"><text:tab/><text:tab/>for (unsigned int i = 0; i &lt; ssms[y].size(); i += 2) {</text:p>
      <text:p text:style-name="P2"><text:tab/><text:tab/><text:tab/>double lo, hi;</text:p>
      <text:p text:style-name="P2"><text:tab/><text:tab/><text:tab/>lo = ssms[y][i].xmin;</text:p>
      <text:p text:style-name="P2"><text:tab/><text:tab/><text:tab/>hi = ssms[y][i + 1].xmin;</text:p>
      <text:p text:style-name="P2"><text:tab/><text:tab/><text:tab/>adapt(lo, hi);</text:p>
      <text:p text:style-name="P2"/>
      <text:p text:style-name="P2"><text:tab/><text:tab/><text:tab/>// deseneaza de la lo pana la hi</text:p>
      <text:p text:style-name="P2"><text:tab/><text:tab/><text:tab/>while (lo &lt;= hi) {</text:p>
      <text:p text:style-name="P2"><text:tab/><text:tab/><text:tab/><text:tab/>write_pixel(lo, y);</text:p>
      <text:p text:style-name="P2"><text:tab/><text:tab/><text:tab/><text:tab/>++lo;</text:p>
      <text:p text:style-name="P2"><text:tab/><text:tab/><text:tab/>}</text:p>
      <text:p text:style-name="P2"><text:tab/><text:tab/>}</text:p>
      <text:p text:style-name="P2"><text:tab/>}</text:p>
      <text:p text:style-name="P2">}</text:p>
      <text:p text:style-name="P2"/>
      <text:p text:style-name="P2"/>
      <text:p text:style-name="P2">void Display1()</text:p>
      <text:p text:style-name="P2">{</text:p>
      <text:p text:style-name="P2"><text:soft-page-break/><text:tab/>Grid g(16, 16);</text:p>
      <text:p text:style-name="P2"><text:tab/>g.show_circle_4(13);</text:p>
      <text:p text:style-name="P2">}</text:p>
      <text:p text:style-name="P2"/>
      <text:p text:style-name="P2"/>
      <text:p text:style-name="P2">void Display2()</text:p>
      <text:p text:style-name="P2">{</text:p>
      <text:p text:style-name="P2"><text:tab/>Grid g(29, 29);</text:p>
      <text:p text:style-name="P2"><text:tab/>g.fill_elipse(14, 8, 14, 8);</text:p>
      <text:p text:style-name="P2">}</text:p>
      <text:p text:style-name="P2"/>
      <text:p text:style-name="P2"/>
      <text:p text:style-name="P2">void Display3()</text:p>
      <text:p text:style-name="P2">{</text:p>
      <text:p text:style-name="P2"><text:tab/>Grid g(15, 15);</text:p>
      <text:p text:style-name="P2"><text:tab/>vmuc_t poly;</text:p>
      <text:p text:style-name="P2"><text:tab/>mint_t et, ssms;</text:p>
      <text:p text:style-name="P2"/>
      <text:p text:style-name="P2"><text:tab/>const char fname[] = "poly.txt";</text:p>
      <text:p text:style-name="P2"><text:tab/>g.poly_read(poly, fname);</text:p>
      <text:p text:style-name="P2"><text:tab/>g.draw_poly(poly);</text:p>
      <text:p text:style-name="P2"><text:tab/>g.initialize(poly, et);</text:p>
      <text:p text:style-name="P2"><text:tab/>g.computessm(poly, et, ssms);</text:p>
      <text:p text:style-name="P2"><text:tab/>g.colorize(ssms);</text:p>
      <text:p text:style-name="P2">}</text:p>
      <text:p text:style-name="P2"/>
      <text:p text:style-name="P2"/>
      <text:p text:style-name="P2">void Display(void)</text:p>
      <text:p text:style-name="P2">{</text:p>
      <text:p text:style-name="P2"><text:soft-page-break/><text:tab/>glClear(GL_COLOR_BUFFER_BIT);</text:p>
      <text:p text:style-name="P2"/>
      <text:p text:style-name="P2"><text:tab/>switch(prevKey) {</text:p>
      <text:p text:style-name="P2"><text:s text:c="4"/>case '1':</text:p>
      <text:p text:style-name="P2"><text:s text:c="7"/>Display1();</text:p>
      <text:p text:style-name="P2"><text:s text:c="7"/>break;</text:p>
      <text:p text:style-name="P2"><text:s text:c="4"/>case '2':</text:p>
      <text:p text:style-name="P2"><text:s text:c="7"/>Display2();</text:p>
      <text:p text:style-name="P2"><text:s text:c="7"/>break;</text:p>
      <text:p text:style-name="P2"><text:s text:c="4"/>case '3':</text:p>
      <text:p text:style-name="P2"><text:s text:c="7"/>Display3();</text:p>
      <text:p text:style-name="P2"><text:s text:c="7"/>break;</text:p>
      <text:p text:style-name="P2"><text:tab/>default:</text:p>
      <text:p text:style-name="P2"><text:tab/> <text:s text:c="2"/>break;</text:p>
      <text:p text:style-name="P2"><text:s text:c="3"/>}</text:p>
      <text:p text:style-name="P2"/>
      <text:p text:style-name="P2"><text:tab/>glFlush();</text:p>
      <text:p text:style-name="P2">}</text:p>
      <text:p text:style-name="P2"/>
      <text:p text:style-name="P2">void Init(void)</text:p>
      <text:p text:style-name="P2">{</text:p>
      <text:p text:style-name="P2"/>
      <text:p text:style-name="P2"><text:tab/>glClearColor(1.0, 1.0, 1.0, 1.0);</text:p>
      <text:p text:style-name="P2"/>
      <text:p text:style-name="P2"><text:tab/>glLineWidth(1);</text:p>
      <text:p text:style-name="P2"/>
      <text:p text:style-name="P2"><text:tab/>// <text:s text:c="2"/>glPointSize(4);</text:p>
      <text:p text:style-name="P2"/>
      <text:p text:style-name="P2"><text:tab/>glPolygonMode(GL_FRONT, GL_LINE);</text:p>
      <text:p text:style-name="P2"><text:soft-page-break/>}</text:p>
      <text:p text:style-name="P2"/>
      <text:p text:style-name="P2">void Reshape(int w, int h)</text:p>
      <text:p text:style-name="P2">{</text:p>
      <text:p text:style-name="P2"><text:tab/>glViewport(0, 0, (GLsizei)w, (GLsizei)h);</text:p>
      <text:p text:style-name="P2">}</text:p>
      <text:p text:style-name="P2"/>
      <text:p text:style-name="P2">void KeyboardFunc(unsigned char key, int x, int y)</text:p>
      <text:p text:style-name="P2">{</text:p>
      <text:p text:style-name="P2"><text:tab/>prevKey = key;</text:p>
      <text:p text:style-name="P2"><text:tab/>if (key == 27)</text:p>
      <text:p text:style-name="P2"><text:tab/><text:tab/>exit(0);</text:p>
      <text:p text:style-name="P2"><text:tab/>glutPostRedisplay();</text:p>
      <text:p text:style-name="P2">}</text:p>
      <text:p text:style-name="P2"/>
      <text:p text:style-name="P2">void MouseFunc(int button, int state, int x, int y) {</text:p>
      <text:p text:style-name="P2">}</text:p>
      <text:p text:style-name="P2"/>
      <text:p text:style-name="P2"/>
      <text:p text:style-name="P2">int main(int argc, char** argv)</text:p>
      <text:p text:style-name="P2">{</text:p>
      <text:p text:style-name="P2"><text:tab/>glutInit(&amp;argc, argv);</text:p>
      <text:p text:style-name="P2"/>
      <text:p text:style-name="P2"><text:tab/>glutInitWindowSize(DIM, DIM);</text:p>
      <text:p text:style-name="P2"/>
      <text:p text:style-name="P2"><text:tab/>glutInitWindowPosition(100, 100);</text:p>
      <text:p text:style-name="P2"/>
      <text:p text:style-name="P2"><text:tab/>glutInitDisplayMode(GLUT_SINGLE | GLUT_RGB);</text:p>
      <text:p text:style-name="P2"/>
      <text:p text:style-name="P2"><text:soft-page-break/><text:tab/>glutCreateWindow("--- My Grid ---");</text:p>
      <text:p text:style-name="P2"/>
      <text:p text:style-name="P2"><text:tab/>Init();</text:p>
      <text:p text:style-name="P2"/>
      <text:p text:style-name="P2"><text:tab/>glutReshapeFunc(Reshape);</text:p>
      <text:p text:style-name="P2"/>
      <text:p text:style-name="P2"><text:tab/>glutKeyboardFunc(KeyboardFunc);</text:p>
      <text:p text:style-name="P2"/>
      <text:p text:style-name="P2"><text:tab/>glutMouseFunc(MouseFunc);</text:p>
      <text:p text:style-name="P2"/>
      <text:p text:style-name="P2"><text:tab/>glutDisplayFunc(Display);</text:p>
      <text:p text:style-name="P2"/>
      <text:p text:style-name="P2"><text:tab/>glutMainLoop();</text:p>
      <text:p text:style-name="P2"/>
      <text:p text:style-name="P2"><text:tab/>return 0;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_decupaje</text:p>
      <text:p text:style-name="P3"/>
      <text:p text:style-name="P3">// Algoritmul parametric Cyrus-Beck de decupare al segmentelor de dreapta</text:p>
      <text:p text:style-name="P3">// <text:s text:c="38"/>--&gt;</text:p>
      <text:p text:style-name="P3">// Notatia \vect{AB} reprezinta vectorul AB</text:p>
      <text:p text:style-name="P3"/>
      <text:p text:style-name="P3">segment DecupCyrusBeck (segmentul [P_0 P_1],</text:p>
      <text:p text:style-name="P3"><text:s text:c="24"/>dreptunghiul de decupare dat prin 4 muchii E_i) {</text:p>
      <text:p text:style-name="P3"><text:s text:c="2"/>for (E_i muchie a dreptunghiului de decupare) {</text:p>
      <text:p text:style-name="P3"><text:s text:c="4"/>calculeaza \vect{N_i} vectorul normal la E_i;</text:p>
      <text:p text:style-name="P3"><text:s text:c="4"/>selecteaza P_E_i punct apartinand E_i;</text:p>
      <text:p text:style-name="P3"><text:s text:c="2"/>}</text:p>
      <text:p text:style-name="P3"/>
      <text:p text:style-name="P3"><text:s text:c="2"/>if (P_0 == P_1) {</text:p>
      <text:p text:style-name="P3"><text:s text:c="4"/>// segmentul [P_0 P_1] este un segment degenerat (punct)</text:p>
      <text:p text:style-name="P3"><text:s text:c="4"/>se aplica DecupPunct;</text:p>
      <text:p text:style-name="P3"><text:s text:c="2"/>}</text:p>
      <text:p text:style-name="P3"><text:s text:c="2"/>else {</text:p>
      <text:p text:style-name="P3"><text:s text:c="4"/>t_EI = 0;</text:p>
      <text:p text:style-name="P3"><text:s text:c="4"/>t_EE = 1;</text:p>
      <text:p text:style-name="P3"><text:s text:c="4"/>for (E_i muchie a dreptunghiului de decupare) {</text:p>
      <text:p text:style-name="P3"><text:s text:c="6"/>if (produsscalar(\vect{N_i}, \vect{P_0 P_1}) != 0) {</text:p>
      <text:p text:style-name="P3"><text:s text:c="8"/>t = produsscalar(\vect{N_i}, \vect{P_E_i P_0}) / </text:p>
      <text:p text:style-name="P3"><text:s text:c="10"/>- produsscalar(\vect{N_i}, \vect{P_0 P_1});</text:p>
      <text:p text:style-name="P3"><text:s text:c="8"/>if (produsscalar(\vect{N_i}, \vect{P_0 P_1}) &lt; 0)</text:p>
      <text:p text:style-name="P3"><text:s text:c="10"/>t_EI = (t_EI &gt;= t) ? t_EI : t;</text:p>
      <text:p text:style-name="P3"><text:s text:c="8"/>else</text:p>
      <text:p text:style-name="P3"><text:s text:c="10"/>t_EE = (t_EE &lt;= t) ? t_EE : t;</text:p>
      <text:p text:style-name="P3"><text:s text:c="6"/>}</text:p>
      <text:p text:style-name="P3"><text:soft-page-break/><text:s text:c="4"/>}</text:p>
      <text:p text:style-name="P3"><text:s text:c="4"/>if (t_EI &gt; t_EE) return NULL;</text:p>
      <text:p text:style-name="P3"><text:s text:c="4"/>else return [P(t_EI) p(t_EE)];</text:p>
      <text:p text:style-name="P3"><text:s text:c="2"/>}</text:p>
      <text:p text:style-name="P3">}</text:p>
      <text:p text:style-name="P3">typedef unsigned int cod;</text:p>
      <text:p text:style-name="P3"/>
      <text:p text:style-name="P3">enum {SUS = 0x1, JOS = 0x2, DREAPTA = 0x4, STANGA = 0x8};</text:p>
      <text:p text:style-name="P3"/>
      <text:p text:style-name="P3">void DecupCohenSutherland(double x0, double y0,</text:p>
      <text:p text:style-name="P3"><text:s text:c="26"/>double x1, double y1,</text:p>
      <text:p text:style-name="P3"><text:s text:c="26"/>double xmin, double ymin,</text:p>
      <text:p text:style-name="P3"><text:s text:c="26"/>double xmax, double ymax,</text:p>
      <text:p text:style-name="P3"><text:s text:c="26"/>int val) {</text:p>
      <text:p text:style-name="P3"><text:s text:c="3"/>/*</text:p>
      <text:p text:style-name="P3"><text:s text:c="6"/>P0(x0,y0) si P1(x1,y1) sunt extremitatile segm. dreapta</text:p>
      <text:p text:style-name="P3"/>
      <text:p text:style-name="P3"><text:s text:c="6"/>d.d. este vertical, diagonala avand extrem. (xmin,ymin)</text:p>
      <text:p text:style-name="P3"><text:s text:c="6"/>si (xmax,ymax)</text:p>
      <text:p text:style-name="P3"><text:s text:c="3"/>*/</text:p>
      <text:p text:style-name="P3"/>
      <text:p text:style-name="P3"><text:s text:c="3"/>cod c0, c1, cOut;</text:p>
      <text:p text:style-name="P3"><text:s text:c="3"/>bool accept = FALSE, done = FALSE;</text:p>
      <text:p text:style-name="P3"/>
      <text:p text:style-name="P3"><text:s text:c="3"/>c0 = calccod(x0,y0,xmin,xmax,ymin,ymax);</text:p>
      <text:p text:style-name="P3"><text:s text:c="3"/>c1 = calccod(x1,y1,xmin,xmax,ymin,ymax);</text:p>
      <text:p text:style-name="P3"/>
      <text:p text:style-name="P3"><text:s text:c="3"/>do {</text:p>
      <text:p text:style-name="P3"><text:s text:c="6"/>if (!(c0 | c1)) { // acceptare sigura</text:p>
      <text:p text:style-name="P3"><text:soft-page-break/><text:s text:c="9"/>accept = TRUE;</text:p>
      <text:p text:style-name="P3"><text:s text:c="9"/>done = TRUE;</text:p>
      <text:p text:style-name="P3"><text:s text:c="6"/>}</text:p>
      <text:p text:style-name="P3"><text:s text:c="6"/>else if (c0 &amp; c1) { // respingere sigura</text:p>
      <text:p text:style-name="P3"><text:s text:c="9"/>done = TRUE;</text:p>
      <text:p text:style-name="P3"><text:s text:c="6"/>}</text:p>
      <text:p text:style-name="P3"><text:s text:c="6"/>else {</text:p>
      <text:p text:style-name="P3"><text:s text:c="9"/>double x, y;</text:p>
      <text:p text:style-name="P3"><text:s text:c="9"/>double m = (y1 - y0) / (x1 - x0); // panta segm.</text:p>
      <text:p text:style-name="P3"/>
      <text:p text:style-name="P3"><text:s text:c="9"/>cOut = c0 ? c0 : c1; // calcul cod C.-S. pentru </text:p>
      <text:p text:style-name="P3"><text:s text:c="30"/>// o extremitate din exteriorul d.d.</text:p>
      <text:p text:style-name="P3"/>
      <text:p text:style-name="P3"><text:s text:c="9"/>if (cOut &amp; SUS) { // segm. este divizat de muchia SUS</text:p>
      <text:p text:style-name="P3"><text:s text:c="12"/>x = x0 + (ymax - y0) / m;</text:p>
      <text:p text:style-name="P3"><text:s text:c="12"/>y = ymax;</text:p>
      <text:p text:style-name="P3"><text:s text:c="9"/>}</text:p>
      <text:p text:style-name="P3"><text:s text:c="9"/>else if (cOut &amp; JOS) { // segm. este divizat de muchia JOS</text:p>
      <text:p text:style-name="P3"><text:s text:c="12"/>x = x0 + (ymin - y0) / m;</text:p>
      <text:p text:style-name="P3"><text:s text:c="12"/>y = ymin;</text:p>
      <text:p text:style-name="P3"><text:s text:c="9"/>}</text:p>
      <text:p text:style-name="P3"><text:s text:c="9"/>else if (cOut &amp; DREAPTA) { // segm. este divizat de muchia DREAPTA</text:p>
      <text:p text:style-name="P3"><text:s text:c="12"/>y = y0 + (xmax - x0) * m;</text:p>
      <text:p text:style-name="P3"><text:s text:c="12"/>x = xmax;</text:p>
      <text:p text:style-name="P3"><text:s text:c="9"/>}</text:p>
      <text:p text:style-name="P3"><text:s text:c="9"/>else { // segm. este divizat de muchia STANGA</text:p>
      <text:p text:style-name="P3"><text:s text:c="12"/>y = y0 + (xmin - x0) * m;</text:p>
      <text:p text:style-name="P3"><text:s text:c="12"/>x = xmin;</text:p>
      <text:p text:style-name="P3"><text:s text:c="9"/>}</text:p>
      <text:p text:style-name="P3"><text:soft-page-break/></text:p>
      <text:p text:style-name="P3"><text:s text:c="9"/>if (cOut == c0) {</text:p>
      <text:p text:style-name="P3"><text:s text:c="12"/>x0 = x;</text:p>
      <text:p text:style-name="P3"><text:s text:c="12"/>y0 = y;</text:p>
      <text:p text:style-name="P3"><text:s text:c="12"/>c0 = calccod(x0,y0,xmin,xmax,ymin,ymax);</text:p>
      <text:p text:style-name="P3"><text:s text:c="9"/>}</text:p>
      <text:p text:style-name="P3"><text:s text:c="9"/>else {</text:p>
      <text:p text:style-name="P3"><text:s text:c="12"/>x1 = x;</text:p>
      <text:p text:style-name="P3"><text:s text:c="12"/>y1 = y;</text:p>
      <text:p text:style-name="P3"><text:s text:c="12"/>c1 = calccod(x1,y1,xmin,xmax,ymin,ymax);</text:p>
      <text:p text:style-name="P3"><text:s text:c="9"/>}</text:p>
      <text:p text:style-name="P3"><text:s text:c="6"/>}</text:p>
      <text:p text:style-name="P3"><text:s text:c="3"/>} while (!done);</text:p>
      <text:p text:style-name="P3"/>
      <text:p text:style-name="P3"><text:s text:c="3"/>if (accept)</text:p>
      <text:p text:style-name="P3"><text:s text:c="6"/>ConvScanPMDreapta(x0,y0,x1,y1,val);</text:p>
      <text:p text:style-name="P3">}</text:p>
      <text:p text:style-name="P3"/>
      <text:p text:style-name="P3">cod calccod(double x, double y, </text:p>
      <text:p text:style-name="P3"><text:s text:c="12"/>double xmin, double xmax,</text:p>
      <text:p text:style-name="P3"><text:s text:c="12"/>double ymin, double ymax) {</text:p>
      <text:p text:style-name="P3"><text:s text:c="3"/>cod c = 0;</text:p>
      <text:p text:style-name="P3"/>
      <text:p text:style-name="P3"><text:s text:c="3"/>if (y &gt; ymax) c |= SUS;</text:p>
      <text:p text:style-name="P3"><text:s text:c="3"/>else if (y &lt; ymin) c |= JOS;</text:p>
      <text:p text:style-name="P3"/>
      <text:p text:style-name="P3"><text:s text:c="3"/>if (x &gt; xmax) c |= DREAPTA;</text:p>
      <text:p text:style-name="P3"><text:s text:c="3"/>else if (x &lt; xmin) c |= STANGA;</text:p>
      <text:p text:style-name="P3"/>
      <text:p text:style-name="P3"><text:soft-page-break/><text:s text:c="3"/>return c;</text:p>
      <text:p text:style-name="P3">}</text:p>
      <text:p text:style-name="P3">// Algoritmul Liang-Barski de decupare a segmentelor de dreapta</text:p>
      <text:p text:style-name="P3"/>
      <text:p text:style-name="P3">// dreptunghi de decupare vertical, diagonala avand </text:p>
      <text:p text:style-name="P3">// extrem. (xmin,ymin) si (xmax,ymax)</text:p>
      <text:p text:style-name="P3">double xmin, ymin, xmax, ymax;</text:p>
      <text:p text:style-name="P3"/>
      <text:p text:style-name="P3">bool DecupPunct(double x0, double y0) {</text:p>
      <text:p text:style-name="P3"><text:s text:c="2"/>return (x0 &gt;= xmin &amp;&amp; x0 &lt;= xmax &amp;&amp; y0 &gt;= ymin &amp;&amp; y0 &lt;= ymax);</text:p>
      <text:p text:style-name="P3">}</text:p>
      <text:p text:style-name="P3"/>
      <text:p text:style-name="P3">// P0(x0,y0) si P1(x1,y1) sunt extremitatile segm. dreapta</text:p>
      <text:p text:style-name="P3">// La sfarsitul algoritmului vizibil este setat pe TRUE daca</text:p>
      <text:p text:style-name="P3">// segmentul initial intersecteaza d.d. si in acest caz valorile</text:p>
      <text:p text:style-name="P3">// x0, y0, x1, y1 sunt coordonatele extremitatilor segmentului decupat</text:p>
      <text:p text:style-name="P3">// Daca segmentul initial nu intersecteaza d.d. atunci vizibil este</text:p>
      <text:p text:style-name="P3">// setat pe FALSE iar valorile x0, y0, x1, y1 nu se schimba</text:p>
      <text:p text:style-name="P3">void DecupLiangBarski(double &amp;x0, double &amp;y0,</text:p>
      <text:p text:style-name="P3"><text:s text:c="22"/>double &amp;x1, double &amp;y1,</text:p>
      <text:p text:style-name="P3"><text:s text:c="22"/>bool &amp;vizibil) {</text:p>
      <text:p text:style-name="P3"/>
      <text:p text:style-name="P3"><text:s text:c="2"/>double dx = x1 - x0,</text:p>
      <text:p text:style-name="P3"><text:s text:c="9"/>dy = y1 - y0;</text:p>
      <text:p text:style-name="P3"/>
      <text:p text:style-name="P3"><text:s text:c="2"/>vizibil = false;</text:p>
      <text:p text:style-name="P3"/>
      <text:p text:style-name="P3"><text:s text:c="2"/>if (dx == 0 &amp;&amp; dy == 0 &amp;&amp; DecupPunct(x0, y0)) {</text:p>
      <text:p text:style-name="P3"><text:s text:c="4"/>// segment de dreapta degenerat</text:p>
      <text:p text:style-name="P3"><text:soft-page-break/><text:s text:c="4"/>vizibil = true;</text:p>
      <text:p text:style-name="P3"><text:s text:c="2"/>}</text:p>
      <text:p text:style-name="P3"><text:s text:c="2"/>else {</text:p>
      <text:p text:style-name="P3"><text:s text:c="4"/>double t_EI = 0.0,</text:p>
      <text:p text:style-name="P3"><text:s text:c="11"/>t_EE = 1.0;</text:p>
      <text:p text:style-name="P3"><text:s text:c="4"/>// true daca este inauntru in raport cu muchia stanga</text:p>
      <text:p text:style-name="P3"><text:s text:c="4"/>if (DecupT(dx, xmin - x0, t_EI, t_EE))</text:p>
      <text:p text:style-name="P3"><text:s text:c="6"/>// true daca este inauntru in raport cu muchia dreapta</text:p>
      <text:p text:style-name="P3"><text:s text:c="6"/>if (DecupT(-dx, x0 - xmax, t_EI, t_EE))</text:p>
      <text:p text:style-name="P3"><text:s text:c="8"/>// true daca este inauntru in raport cu muchia de jos</text:p>
      <text:p text:style-name="P3"><text:s text:c="8"/>if (DecupT(dy, ymin - y0, t_EI, t_EE))</text:p>
      <text:p text:style-name="P3"><text:s text:c="10"/>// true daca este inauntru in raport cu muchia de sus</text:p>
      <text:p text:style-name="P3"><text:s text:c="10"/>if (DecupT(-dy, y0 - ymax, t_EI, t_EE)) {</text:p>
      <text:p text:style-name="P3"><text:s text:c="12"/>vizibil = true;</text:p>
      <text:p text:style-name="P3"><text:s text:c="12"/>// calculul intersectiei corespunzatoare t_EE</text:p>
      <text:p text:style-name="P3"><text:s text:c="12"/>if (t_EE &lt; 1) { </text:p>
      <text:p text:style-name="P3"><text:s text:c="14"/>x1 = x0 + t_EE * dx;</text:p>
      <text:p text:style-name="P3"><text:s text:c="14"/>y1 = y0 + t_EE * dy;</text:p>
      <text:p text:style-name="P3"><text:s text:c="12"/>}</text:p>
      <text:p text:style-name="P3"><text:s text:c="12"/>// calculul intersectiei corespunzatoare t_EI</text:p>
      <text:p text:style-name="P3"><text:s text:c="12"/>if (t_EI &gt; 0) { </text:p>
      <text:p text:style-name="P3"><text:s text:c="14"/>x0 = x0 + t_EI * dx;</text:p>
      <text:p text:style-name="P3"><text:s text:c="14"/>y0 = y0 + t_EI * dy;</text:p>
      <text:p text:style-name="P3"><text:s text:c="12"/>}</text:p>
      <text:p text:style-name="P3"><text:s text:c="10"/>}</text:p>
      <text:p text:style-name="P3"><text:s text:c="2"/>}</text:p>
      <text:p text:style-name="P3">}</text:p>
      <text:p text:style-name="P3"/>
      <text:p text:style-name="P3">bool DecupT(double numit, double numar, double &amp;t_EI, double &amp;t_EE) {</text:p>
      <text:p text:style-name="P3"><text:soft-page-break/><text:s text:c="2"/>double t;</text:p>
      <text:p text:style-name="P3"><text:s text:c="2"/>if (numit &gt; 0) {</text:p>
      <text:p text:style-name="P3"><text:s text:c="4"/>// <text:s text:c="16"/>-&gt; <text:s text:c="3"/>----&gt;</text:p>
      <text:p text:style-name="P3"><text:s text:c="4"/>// produsul scalar Ni <text:s/>. P0 P1 &lt; 0 deci EI</text:p>
      <text:p text:style-name="P3"><text:s text:c="4"/>t = numar / numit;</text:p>
      <text:p text:style-name="P3"><text:s text:c="4"/>if (t &gt; t_EE) return false;</text:p>
      <text:p text:style-name="P3"><text:s text:c="4"/>else if (t &gt; t_EI) t_EI = t;</text:p>
      <text:p text:style-name="P3"><text:s text:c="2"/>}</text:p>
      <text:p text:style-name="P3"><text:s text:c="2"/>else if (numit &lt; 0) {</text:p>
      <text:p text:style-name="P3"><text:s text:c="4"/>// <text:s text:c="16"/>-&gt; <text:s text:c="3"/>----&gt;</text:p>
      <text:p text:style-name="P3"><text:s text:c="4"/>// produsul scalar Ni <text:s/>. P0 P1 &gt; 0 deci EE</text:p>
      <text:p text:style-name="P3"><text:s text:c="4"/>t = numar / numit;</text:p>
      <text:p text:style-name="P3"><text:s text:c="4"/>if (t &lt; t_EI) return false;</text:p>
      <text:p text:style-name="P3"><text:s text:c="4"/>else if (t &lt; t_EE) t_EE = t;</text:p>
      <text:p text:style-name="P3"><text:s text:c="2"/>}</text:p>
      <text:p text:style-name="P3"><text:s text:c="2"/>else if (numar &gt; 0) {</text:p>
      <text:p text:style-name="P3"><text:s text:c="4"/>// segment de dreapta in afara muchiei</text:p>
      <text:p text:style-name="P3"><text:s text:c="4"/>return false;</text:p>
      <text:p text:style-name="P3"><text:s text:c="2"/>}</text:p>
      <text:p text:style-name="P3"><text:s text:c="2"/>return true;</text:p>
      <text:p text:style-name="P3">}// presupunem definit tipul varf</text:p>
      <text:p text:style-name="P3"/>
      <text:p text:style-name="P3">typedef varf muchie[2];</text:p>
      <text:p text:style-name="P3">typedef varf sirvarfuri[MAX];</text:p>
      <text:p text:style-name="P3"/>
      <text:p text:style-name="P3">// functia iesire plaseaza un varf in lista sirvarfuri</text:p>
      <text:p text:style-name="P3">// la sfarsitul listei, reactualizand contorul listei</text:p>
      <text:p text:style-name="P3">// sirvarfuri</text:p>
      <text:p text:style-name="P3">void iesire(varf v, int *outSVl, sirvarfuri outSV) {</text:p>
      <text:p text:style-name="P3"><text:soft-page-break/><text:s text:c="3"/>outSV[*outSVl] = v;</text:p>
      <text:p text:style-name="P3"><text:s text:c="3"/>*outSVl++;</text:p>
      <text:p text:style-name="P3">}</text:p>
      <text:p text:style-name="P3"/>
      <text:p text:style-name="P3">// returneaza TRUE ddaca varful este in interiorul muchiei</text:p>
      <text:p text:style-name="P3">// consideram sensul trigonometric de parcurgere al muchiilor,</text:p>
      <text:p text:style-name="P3">// un varf este inauntru daca se gaseste in stanga muchiei</text:p>
      <text:p text:style-name="P3">// parcursa in sensul indicat</text:p>
      <text:p text:style-name="P3">bool inauntru(varf v, muchie m) {</text:p>
      <text:p text:style-name="P3"><text:s text:c="3"/>-&gt; definim vectorul Nm, normala muchiei m;</text:p>
      <text:p text:style-name="P3"><text:s text:c="3"/>-&gt; fie v0 apartinand muchiei m;</text:p>
      <text:p text:style-name="P3"><text:s text:c="3"/>-&gt; calculam produsul scalar P dintre vectorii Nm si v0v;</text:p>
      <text:p text:style-name="P3"><text:s text:c="3"/>if (P &lt;= 0) return TRUE;</text:p>
      <text:p text:style-name="P3"><text:s text:c="3"/>else return FALSE;</text:p>
      <text:p text:style-name="P3">}</text:p>
      <text:p text:style-name="P3"/>
      <text:p text:style-name="P3">// calculeaza intersectia unei muchii a poligonului cu o</text:p>
      <text:p text:style-name="P3">// muchie a d.d.</text:p>
      <text:p text:style-name="P3">varf intersectie(varf unu, varf doi, muchie m) {</text:p>
      <text:p text:style-name="P3"><text:s text:c="3"/>-&gt; calculam ecuatia dreptei ce trece prin punctele unu, doi: coef. a,b,c;</text:p>
      <text:p text:style-name="P3"><text:s text:c="3"/>-&gt; inlocuim in ec. de mai sus pe x=xmin sau x=xmax sau y=ymin sau y=ymax;</text:p>
      <text:p text:style-name="P3"><text:s text:c="3"/>-&gt; obtinem coordonatele pct. de intersectie P;</text:p>
      <text:p text:style-name="P3"><text:s text:c="3"/>-&gt; return P;</text:p>
      <text:p text:style-name="P3">}</text:p>
      <text:p text:style-name="P3"/>
      <text:p text:style-name="P3"/>
      <text:p text:style-name="P3">void DecupSutherlandHodgman(sirvarfuri inSV, // intrare</text:p>
      <text:p text:style-name="P3"><text:s text:c="28"/>sirvarfuri outSV, // iesire</text:p>
      <text:p text:style-name="P3"><text:s text:c="28"/>int inSVl, // dimensiune inSV</text:p>
      <text:p text:style-name="P3"><text:soft-page-break/><text:s text:c="28"/>int *outSVl, // dimensiune outSV</text:p>
      <text:p text:style-name="P3"><text:s text:c="28"/>muchie m) {</text:p>
      <text:p text:style-name="P3"><text:s text:c="3"/>varf s, p; // extrem. initiala/finala ale muchiei curente</text:p>
      <text:p text:style-name="P3"><text:s text:c="3"/>varf i; // intersectie cu muchia d.d.</text:p>
      <text:p text:style-name="P3"><text:s text:c="3"/>int j; // contor varfuri</text:p>
      <text:p text:style-name="P3"/>
      <text:p text:style-name="P3"><text:s text:c="3"/>*outSVl = 0;</text:p>
      <text:p text:style-name="P3"/>
      <text:p text:style-name="P3"><text:s text:c="3"/>// incepem cu ultimul varf din inSV</text:p>
      <text:p text:style-name="P3"><text:s text:c="3"/>s = inSV[inSVl - 1];</text:p>
      <text:p text:style-name="P3"><text:s text:c="3"/>for (j = 0; j &lt; inSVl; j++) {</text:p>
      <text:p text:style-name="P3"><text:s text:c="6"/>p = inSV[j];</text:p>
      <text:p text:style-name="P3"><text:s text:c="6"/>if (inauntru(p,m)) {</text:p>
      <text:p text:style-name="P3"><text:s text:c="9"/>if (inauntru(s,m)) // cazul 1</text:p>
      <text:p text:style-name="P3"><text:s text:c="12"/>iesire(p, outSVl, outSV);</text:p>
      <text:p text:style-name="P3"><text:s text:c="9"/>else { // cazul 4</text:p>
      <text:p text:style-name="P3"><text:s text:c="12"/>i = intersectie(s, p, m);</text:p>
      <text:p text:style-name="P3"><text:s text:c="12"/>iesire(i, outSVl, outSV);</text:p>
      <text:p text:style-name="P3"><text:s text:c="12"/>iesire(p, outSVl, outSV);</text:p>
      <text:p text:style-name="P3"><text:s text:c="9"/>}</text:p>
      <text:p text:style-name="P3"><text:s text:c="6"/>}</text:p>
      <text:p text:style-name="P3"><text:s text:c="6"/>else if (inauntru(s,m)) { // cazul 2</text:p>
      <text:p text:style-name="P3"><text:s text:c="12"/>i = intersectie(s, p, m);</text:p>
      <text:p text:style-name="P3"><text:s text:c="12"/>iesire(i, outSVl, outSV);</text:p>
      <text:p text:style-name="P3"><text:s text:c="6"/>}</text:p>
      <text:p text:style-name="P3"><text:s text:c="6"/>s = p;</text:p>
      <text:p text:style-name="P3"><text:s text:c="3"/>}</text:p>
      <text:p text:style-name="P3">}</text:p>
      <text:p text:style-name="P3"/>
      <text:p text:style-name="P3"><text:soft-page-break/></text:p>
      <text:p text:style-name="P3">void IntensificarePixel(int x, int y, double D) {</text:p>
      <text:p text:style-name="P3"><text:s text:c="3"/>// utilizam functia Filtru pentru grosime 1</text:p>
      <text:p text:style-name="P3"><text:s text:c="3"/>double intens = Filtru(Round(fabs(D)));</text:p>
      <text:p text:style-name="P3"/>
      <text:p text:style-name="P3"><text:s text:c="3"/>writepixel(x,y,intens);</text:p>
      <text:p text:style-name="P3">}</text:p>
      <text:p text:style-name="P3"/>
      <text:p text:style-name="P3"/>
      <text:p text:style-name="P3">void ConvScanPMDreaptaAntialiased(int x0, int y0,</text:p>
      <text:p text:style-name="P3"><text:s text:c="34"/>int x1, int y1) {</text:p>
      <text:p text:style-name="P3"><text:s text:c="3"/>// utilizam tabela de intensitate Gupta-Sproull </text:p>
      <text:p text:style-name="P3"><text:s text:c="3"/>// weighted area sampling, pixeli - baza circulara</text:p>
      <text:p text:style-name="P3"/>
      <text:p text:style-name="P3"><text:s text:c="3"/>int dx = x1 - x0;</text:p>
      <text:p text:style-name="P3"><text:s text:c="3"/>int dy = y1 - y0;</text:p>
      <text:p text:style-name="P3"/>
      <text:p text:style-name="P3"><text:s text:c="3"/>int d = 2 * dy - dx;</text:p>
      <text:p text:style-name="P3"><text:s text:c="3"/>int incrE = 2 * dy;</text:p>
      <text:p text:style-name="P3"><text:s text:c="3"/>int incrNE = 2 * ( dy - dx );</text:p>
      <text:p text:style-name="P3"/>
      <text:p text:style-name="P3"><text:s text:c="3"/>int doivdx = 0; // v == 0 pentru pixelul initial</text:p>
      <text:p text:style-name="P3"/>
      <text:p text:style-name="P3"><text:s text:c="3"/>// calculul in prealabil al numitorului distantei D</text:p>
      <text:p text:style-name="P3"><text:s text:c="3"/>double numitorinversat = 1.0 / (2.0 * sqrt(dx*dx + dy*dy));</text:p>
      <text:p text:style-name="P3"><text:s text:c="3"/></text:p>
      <text:p text:style-name="P3"><text:s text:c="3"/>double doidxnumitorinversat = 2.0 * dx * numitorinversat;</text:p>
      <text:p text:style-name="P3"/>
      <text:p text:style-name="P3"><text:s text:c="3"/>int x = x0;</text:p>
      <text:p text:style-name="P3"><text:soft-page-break/><text:s text:c="3"/>int y = y0;</text:p>
      <text:p text:style-name="P3"/>
      <text:p text:style-name="P3"><text:s text:c="3"/>IntensificarePixel(x, y, 0);</text:p>
      <text:p text:style-name="P3"><text:s text:c="3"/>IntensificarePixel(x, y+1, doidxnumitorinversat);</text:p>
      <text:p text:style-name="P3"><text:s text:c="3"/>IntensificarePixel(x, y-1, doidxnumitorinversat);</text:p>
      <text:p text:style-name="P3"/>
      <text:p text:style-name="P3"><text:s text:c="3"/>while (x &lt; x1) {</text:p>
      <text:p text:style-name="P3"><text:s text:c="6"/>if (d &lt; 0) { // alegem E</text:p>
      <text:p text:style-name="P3"><text:s text:c="9"/>doivdx = d + dx;</text:p>
      <text:p text:style-name="P3"><text:s text:c="9"/>d += incrE;</text:p>
      <text:p text:style-name="P3"><text:s text:c="9"/>x++;</text:p>
      <text:p text:style-name="P3"><text:s text:c="6"/>}</text:p>
      <text:p text:style-name="P3"><text:s text:c="6"/>else { // alegem NE</text:p>
      <text:p text:style-name="P3"><text:s text:c="9"/>doivdx = d - dx;</text:p>
      <text:p text:style-name="P3"><text:s text:c="9"/>d += incrNE;</text:p>
      <text:p text:style-name="P3"><text:s text:c="9"/>x++; y++;</text:p>
      <text:p text:style-name="P3"><text:s text:c="6"/>}</text:p>
      <text:p text:style-name="P3"><text:s text:c="6"/>IntensificarePixel(x, y, doivdx * numitorinversat);</text:p>
      <text:p text:style-name="P3"><text:s text:c="6"/>IntensificarePixel(x, y+1, doidxnumitorinversat - doivdx * numitorinversat);</text:p>
      <text:p text:style-name="P3"><text:s text:c="6"/>IntensificarePixel(x, y-1, doidxnumitorinversat + doivdx * numitorinversat);</text:p>
      <text:p text:style-name="P3"><text:s text:c="3"/>}</text:p>
      <text:p text:style-name="P3">}</text:p>
      <text:p text:style-name="P3"/>
      <text:p text:style-name="P3"/>
      <text:p text:style-name="P3">5_hsv_rgb</text:p>
      <text:p text:style-name="P3"/>
      <text:p text:style-name="P3"/>
      <text:p text:style-name="P3"/>
      <text:p text:style-name="P3">procedure hsv2rgb(var r,g,b : real, h,s,v : real) {</text:p>
      <text:p text:style-name="P3"><text:soft-page-break/><text:s text:c="2"/>const int UNDEF = -1;</text:p>
      <text:p text:style-name="P3"><text:s text:c="2"/>real f,p,q,t;</text:p>
      <text:p text:style-name="P3"><text:s text:c="2"/>int i;</text:p>
      <text:p text:style-name="P3"/>
      <text:p text:style-name="P3"><text:s text:c="2"/>if (s == 0) {</text:p>
      <text:p text:style-name="P3"><text:s text:c="4"/>if (h == UNDEF) r = g = b = v;</text:p>
      <text:p text:style-name="P3"><text:s text:c="4"/>else printf("eroare");</text:p>
      <text:p text:style-name="P3"><text:s text:c="2"/>}</text:p>
      <text:p text:style-name="P3"><text:s text:c="2"/>else {</text:p>
      <text:p text:style-name="P3"><text:s text:c="4"/>if (h == 360) h = 0;</text:p>
      <text:p text:style-name="P3"><text:s text:c="4"/>h = h / 60;</text:p>
      <text:p text:style-name="P3"><text:s text:c="4"/>i = floor(h);</text:p>
      <text:p text:style-name="P3"><text:s text:c="4"/>f = h - i;</text:p>
      <text:p text:style-name="P3"><text:s text:c="4"/>p = v * (1 - s);</text:p>
      <text:p text:style-name="P3"><text:s text:c="4"/>q = v * (1 - s * f);</text:p>
      <text:p text:style-name="P3"><text:s text:c="4"/>t = v * (1 - (s * (1 - f)));</text:p>
      <text:p text:style-name="P3"><text:s text:c="4"/>switch (i) {</text:p>
      <text:p text:style-name="P3"><text:s text:c="6"/>case 0 : r = v; g = t; b = p; break;</text:p>
      <text:p text:style-name="P3"><text:s text:c="6"/>case 1 : r = q; g = v; b = p; break;</text:p>
      <text:p text:style-name="P3"><text:s text:c="6"/>case 2 : r = p; g = v; b = t; break;</text:p>
      <text:p text:style-name="P3"><text:s text:c="6"/>case 3 : r = p; g = q; b = v; break;</text:p>
      <text:p text:style-name="P3"><text:s text:c="6"/>case 4 : r = t; g = p; b = v; break;</text:p>
      <text:p text:style-name="P3"><text:s text:c="6"/>case 5 : r = v; g = p; b = q; break;</text:p>
      <text:p text:style-name="P3"><text:s text:c="4"/>}</text:p>
      <text:p text:style-name="P3"><text:s text:c="2"/>}</text:p>
      <text:p text:style-name="P3">}</text:p>
      <text:p text:style-name="P3"/>
      <text:p text:style-name="P3">procedure rgb2hsv(var h,s,v : real, r,g,b : real) {</text:p>
      <text:p text:style-name="P3"><text:s text:c="2"/>const int UNDEF = -1;</text:p>
      <text:p text:style-name="P3"><text:soft-page-break/><text:s text:c="2"/>real max, min, delta;</text:p>
      <text:p text:style-name="P3"/>
      <text:p text:style-name="P3"><text:s text:c="2"/>max = valoarea_maxima(r,g,b);</text:p>
      <text:p text:style-name="P3"><text:s text:c="2"/>min = valoarea_minima(r,g,b);</text:p>
      <text:p text:style-name="P3"/>
      <text:p text:style-name="P3"><text:s text:c="2"/>v = max;</text:p>
      <text:p text:style-name="P3"><text:s text:c="2"/>s = (max != 0.0) ? ((max - min)/max) : 0;</text:p>
      <text:p text:style-name="P3"><text:s text:c="2"/>if (s == 0) h = UNDEF;</text:p>
      <text:p text:style-name="P3"><text:s text:c="2"/>else {</text:p>
      <text:p text:style-name="P3"><text:s text:c="4"/>delta = max - min;</text:p>
      <text:p text:style-name="P3"><text:s text:c="4"/>if (delta == 0.0) {h = UNDEF; s = 0; v = 1;}</text:p>
      <text:p text:style-name="P3"><text:s text:c="4"/>if (max == 0) {h = s = UNDEF; v = 0;}</text:p>
      <text:p text:style-name="P3"><text:s text:c="4"/>if (r == max) h = (g - b) / delta;</text:p>
      <text:p text:style-name="P3"><text:s text:c="4"/>else if (g == max) h = (b - r) / delta + 2.0;</text:p>
      <text:p text:style-name="P3"><text:s text:c="4"/>else if (b == max) h = (r - g) / delta + 4.0;</text:p>
      <text:p text:style-name="P3"><text:s text:c="4"/>else {}</text:p>
      <text:p text:style-name="P3"><text:s text:c="4"/>h = h * 60;</text:p>
      <text:p text:style-name="P3"><text:s text:c="4"/>if (h &lt; 0) h = h + 360;</text:p>
      <text:p text:style-name="P3"><text:s text:c="2"/>}</text:p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6_hermite</text:p>
      <text:p text:style-name="P3"/>
      <text:p text:style-name="P3"/>
      <text:p text:style-name="P3">#include &lt;GL/glut.h&gt;</text:p>
      <text:p text:style-name="P3"/>
      <text:p text:style-name="P3">#include &lt;stdlib.h&gt;</text:p>
      <text:p text:style-name="P3">#include &lt;stdio.h&gt;</text:p>
      <text:p text:style-name="P3">#include &lt;assert.h&gt;</text:p>
      <text:p text:style-name="P3"/>
      <text:p text:style-name="P3">typedef GLdouble V4[4][3];</text:p>
      <text:p text:style-name="P3"/>
      <text:p text:style-name="P3">#define M 20</text:p>
      <text:p text:style-name="P3">GLdouble dd = 0;</text:p>
      <text:p text:style-name="P3"/>
      <text:p text:style-name="P3">class C3coord</text:p>
      <text:p text:style-name="P3">{</text:p>
      <text:p text:style-name="P3">public:</text:p>
      <text:p text:style-name="P3"><text:s text:c="2"/>C3coord() </text:p>
      <text:p text:style-name="P3"><text:s text:c="2"/>{</text:p>
      <text:p text:style-name="P3"><text:s text:c="4"/>m.x = m.y = m.z = 0;</text:p>
      <text:p text:style-name="P3"><text:s text:c="2"/>}</text:p>
      <text:p text:style-name="P3"/>
      <text:p text:style-name="P3"><text:s text:c="2"/>C3coord(GLdouble x, GLdouble y, GLdouble z) </text:p>
      <text:p text:style-name="P3"><text:s text:c="2"/>{</text:p>
      <text:p text:style-name="P3"><text:s text:c="4"/>m.x = x;</text:p>
      <text:p text:style-name="P3"><text:s text:c="4"/>m.y = y;</text:p>
      <text:p text:style-name="P3"><text:s text:c="4"/>m.z = z;</text:p>
      <text:p text:style-name="P3"><text:s text:c="2"/>}</text:p>
      <text:p text:style-name="P3"/>
      <text:p text:style-name="P3"><text:soft-page-break/><text:s text:c="2"/>C3coord(C3coord &amp;p) </text:p>
      <text:p text:style-name="P3"><text:s text:c="2"/>{</text:p>
      <text:p text:style-name="P3"><text:s text:c="4"/>m.x = p.m.x;</text:p>
      <text:p text:style-name="P3"><text:s text:c="4"/>m.y = p.m.y;</text:p>
      <text:p text:style-name="P3"><text:s text:c="4"/>m.z = p.m.z;</text:p>
      <text:p text:style-name="P3"><text:s text:c="2"/>}</text:p>
      <text:p text:style-name="P3"/>
      <text:p text:style-name="P3"><text:s text:c="2"/>C3coord &amp;operator=(C3coord &amp;p)</text:p>
      <text:p text:style-name="P3"><text:s text:c="2"/>{</text:p>
      <text:p text:style-name="P3"><text:s text:c="4"/>m.x = p.m.x;</text:p>
      <text:p text:style-name="P3"><text:s text:c="4"/>m.y = p.m.y;</text:p>
      <text:p text:style-name="P3"><text:s text:c="4"/>m.z = p.m.z;</text:p>
      <text:p text:style-name="P3"><text:s text:c="4"/>return *this;</text:p>
      <text:p text:style-name="P3"><text:s text:c="2"/>}</text:p>
      <text:p text:style-name="P3"/>
      <text:p text:style-name="P3"><text:s text:c="2"/>int operator==(C3coord &amp;p)</text:p>
      <text:p text:style-name="P3"><text:s text:c="2"/>{</text:p>
      <text:p text:style-name="P3"><text:s text:c="4"/>return ((m.x == p.m.x) &amp;&amp; (m.y == p.m.y) &amp;&amp; (m.z == p.m.z));</text:p>
      <text:p text:style-name="P3"><text:s text:c="2"/>}</text:p>
      <text:p text:style-name="P3"/>
      <text:p text:style-name="P3"><text:s text:c="2"/>void getxyz(GLdouble &amp;x, GLdouble &amp;y, GLdouble &amp;z)</text:p>
      <text:p text:style-name="P3"><text:s text:c="2"/>{</text:p>
      <text:p text:style-name="P3"><text:s text:c="4"/>x = m.x;</text:p>
      <text:p text:style-name="P3"><text:s text:c="4"/>y = m.y;</text:p>
      <text:p text:style-name="P3"><text:s text:c="4"/>z = m.z;</text:p>
      <text:p text:style-name="P3"><text:s text:c="2"/>}</text:p>
      <text:p text:style-name="P3"/>
      <text:p text:style-name="P3"><text:s text:c="2"/>void setx(GLdouble x) { m.x = x; }</text:p>
      <text:p text:style-name="P3"><text:s text:c="2"/>void sety(GLdouble y) { m.y = y; }</text:p>
      <text:p text:style-name="P3"><text:soft-page-break/><text:s text:c="2"/>void setz(GLdouble z) { m.z = z; }</text:p>
      <text:p text:style-name="P3"/>
      <text:p text:style-name="P3">protected:</text:p>
      <text:p text:style-name="P3"><text:s text:c="2"/>struct SDateMembru</text:p>
      <text:p text:style-name="P3"><text:s text:c="2"/>{</text:p>
      <text:p text:style-name="P3"><text:s text:c="4"/>GLdouble x,y,z;</text:p>
      <text:p text:style-name="P3"><text:s text:c="2"/>} m;</text:p>
      <text:p text:style-name="P3">};</text:p>
      <text:p text:style-name="P3"/>
      <text:p text:style-name="P3"/>
      <text:p text:style-name="P3"/>
      <text:p text:style-name="P3">class CPunct : public C3coord</text:p>
      <text:p text:style-name="P3">{</text:p>
      <text:p text:style-name="P3">public:</text:p>
      <text:p text:style-name="P3"><text:s text:c="2"/>CPunct() : C3coord(0.0, 0.0, 0.0)</text:p>
      <text:p text:style-name="P3"><text:s text:c="2"/>{}</text:p>
      <text:p text:style-name="P3"/>
      <text:p text:style-name="P3"><text:s text:c="2"/>CPunct(GLdouble x, GLdouble y, GLdouble z) : C3coord(x, y, z)</text:p>
      <text:p text:style-name="P3"><text:s text:c="2"/>{}</text:p>
      <text:p text:style-name="P3"/>
      <text:p text:style-name="P3"><text:s text:c="2"/>CPunct &amp;operator=(CPunct &amp;p)</text:p>
      <text:p text:style-name="P3"><text:s text:c="2"/>{</text:p>
      <text:p text:style-name="P3"><text:s text:c="4"/>m.x = p.m.x;</text:p>
      <text:p text:style-name="P3"><text:s text:c="4"/>m.y = p.m.y;</text:p>
      <text:p text:style-name="P3"><text:s text:c="4"/>m.z = p.m.z;</text:p>
      <text:p text:style-name="P3"><text:s text:c="4"/>return *this;</text:p>
      <text:p text:style-name="P3"><text:s text:c="2"/>}</text:p>
      <text:p text:style-name="P3"/>
      <text:p text:style-name="P3"><text:s text:c="2"/>int operator==(CPunct &amp;p)</text:p>
      <text:p text:style-name="P3"><text:soft-page-break/><text:s text:c="2"/>{</text:p>
      <text:p text:style-name="P3"><text:s text:c="4"/>return ((m.x == p.m.x) &amp;&amp; (m.y == p.m.y) &amp;&amp; (m.z == p.m.z));</text:p>
      <text:p text:style-name="P3"><text:s text:c="2"/>}</text:p>
      <text:p text:style-name="P3"/>
      <text:p text:style-name="P3"><text:s text:c="2"/>void marcheaza()</text:p>
      <text:p text:style-name="P3"><text:s text:c="2"/>{</text:p>
      <text:p text:style-name="P3"><text:s text:c="4"/>glBegin(GL_POINTS);</text:p>
      <text:p text:style-name="P3"><text:s text:c="6"/>glVertex3d(m.x, m.y, m.z);</text:p>
      <text:p text:style-name="P3"><text:s text:c="4"/>glEnd();</text:p>
      <text:p text:style-name="P3"><text:s text:c="2"/>}</text:p>
      <text:p text:style-name="P3"/>
      <text:p text:style-name="P3"><text:s text:c="2"/>void print(FILE *fis)</text:p>
      <text:p text:style-name="P3"><text:s text:c="2"/>{</text:p>
      <text:p text:style-name="P3"><text:s text:c="4"/>fprintf(fis, "(%+f,%+f,%+f)", m.x, m.y, m.z);</text:p>
      <text:p text:style-name="P3"><text:s text:c="2"/>}</text:p>
      <text:p text:style-name="P3"/>
      <text:p text:style-name="P3">};</text:p>
      <text:p text:style-name="P3"/>
      <text:p text:style-name="P3">class CCurbaBezier</text:p>
      <text:p text:style-name="P3">{</text:p>
      <text:p text:style-name="P3">public:</text:p>
      <text:p text:style-name="P3"><text:s text:c="2"/>CCurbaBezier()</text:p>
      <text:p text:style-name="P3"><text:s text:c="2"/>{</text:p>
      <text:p text:style-name="P3"><text:s text:c="4"/>m.target = GL_MAP1_VERTEX_3;</text:p>
      <text:p text:style-name="P3"><text:s text:c="4"/>m.u1 = 0.0; </text:p>
      <text:p text:style-name="P3"><text:s text:c="4"/>m.u2 = 1.0;</text:p>
      <text:p text:style-name="P3"><text:s text:c="4"/>m.stride = 3;</text:p>
      <text:p text:style-name="P3"><text:s text:c="4"/>m.order = 4;</text:p>
      <text:p text:style-name="P3"><text:s text:c="4"/>// punctele de control sunt initializate implicit cu (0,0,0)</text:p>
      <text:p text:style-name="P3"><text:soft-page-break/><text:s text:c="2"/>}</text:p>
      <text:p text:style-name="P3"/>
      <text:p text:style-name="P3"><text:s text:c="2"/>void setCtrl(int i, CPunct p)</text:p>
      <text:p text:style-name="P3"><text:s text:c="2"/>{</text:p>
      <text:p text:style-name="P3"><text:s text:c="4"/>assert(1 &lt;= i &amp;&amp; i &lt;= 4);</text:p>
      <text:p text:style-name="P3"><text:s text:c="4"/>m.ctrl[i-1] = p;</text:p>
      <text:p text:style-name="P3"><text:s text:c="2"/>}</text:p>
      <text:p text:style-name="P3"/>
      <text:p text:style-name="P3"><text:s text:c="2"/>void getCtrl(int i, CPunct &amp;p)</text:p>
      <text:p text:style-name="P3"><text:s text:c="2"/>{</text:p>
      <text:p text:style-name="P3"><text:s text:c="4"/>assert(1 &lt;= i &amp;&amp; i &lt;= 4);</text:p>
      <text:p text:style-name="P3"><text:s text:c="4"/>p = m.ctrl[i-1];</text:p>
      <text:p text:style-name="P3"><text:s text:c="2"/>}</text:p>
      <text:p text:style-name="P3"/>
      <text:p text:style-name="P3"><text:s text:c="2"/>void afisare()</text:p>
      <text:p text:style-name="P3"><text:s text:c="2"/>{</text:p>
      <text:p text:style-name="P3"><text:s text:c="4"/>afisare1();</text:p>
      <text:p text:style-name="P3">// <text:s text:c="3"/>afisare2();</text:p>
      <text:p text:style-name="P3"><text:s text:c="2"/>}</text:p>
      <text:p text:style-name="P3"/>
      <text:p text:style-name="P3">private:</text:p>
      <text:p text:style-name="P3"><text:s text:c="2"/>struct SDateMembru</text:p>
      <text:p text:style-name="P3"><text:s text:c="2"/>{</text:p>
      <text:p text:style-name="P3"><text:s text:c="4"/>GLenum target;</text:p>
      <text:p text:style-name="P3"><text:s text:c="4"/>GLdouble u1, u2;</text:p>
      <text:p text:style-name="P3"><text:s text:c="4"/>GLint stride;</text:p>
      <text:p text:style-name="P3"><text:s text:c="4"/>GLint order;</text:p>
      <text:p text:style-name="P3"><text:s text:c="4"/>// punctele de control</text:p>
      <text:p text:style-name="P3"><text:s text:c="4"/>CPunct ctrl[4];</text:p>
      <text:p text:style-name="P3"><text:soft-page-break/><text:s text:c="2"/>} m;</text:p>
      <text:p text:style-name="P3"/>
      <text:p text:style-name="P3"><text:s text:c="2"/>void calculCtrl(V4 &amp;v)</text:p>
      <text:p text:style-name="P3"><text:s text:c="2"/>{</text:p>
      <text:p text:style-name="P3"><text:s text:c="4"/>for (int i = 0; i &lt; 4; i++) </text:p>
      <text:p text:style-name="P3"><text:s text:c="6"/>m.ctrl[i].getxyz(v[i][0], v[i][1], v[i][2]);</text:p>
      <text:p text:style-name="P3"><text:s text:c="2"/>}</text:p>
      <text:p text:style-name="P3"/>
      <text:p text:style-name="P3"><text:s text:c="2"/>void afisare1()</text:p>
      <text:p text:style-name="P3"><text:s text:c="2"/>{</text:p>
      <text:p text:style-name="P3"><text:s text:c="4"/>V4 v;</text:p>
      <text:p text:style-name="P3"><text:s text:c="4"/>calculCtrl(v);</text:p>
      <text:p text:style-name="P3"><text:s text:c="4"/>glMap1d(m.target, m.u1, m.u2, m.stride, m.order, &amp;v[0][0]);</text:p>
      <text:p text:style-name="P3"><text:s text:c="4"/>glMapGrid1d(20, 0.0, 1.0);</text:p>
      <text:p text:style-name="P3"><text:s text:c="4"/>glEvalMesh1(GL_LINE, 0, 20);</text:p>
      <text:p text:style-name="P3"><text:s text:c="2"/>}</text:p>
      <text:p text:style-name="P3"/>
      <text:p text:style-name="P3"><text:s text:c="2"/>void afisare2()</text:p>
      <text:p text:style-name="P3"><text:s text:c="2"/>{</text:p>
      <text:p text:style-name="P3"><text:s text:c="4"/>// utilizeaza glEvalCoord1f</text:p>
      <text:p text:style-name="P3"><text:s text:c="4"/>V4 v;</text:p>
      <text:p text:style-name="P3"><text:s text:c="4"/>calculCtrl(v);</text:p>
      <text:p text:style-name="P3"><text:s text:c="4"/>glMap1d(m.target, m.u1, m.u2, m.stride, m.order, &amp;v[0][0]);</text:p>
      <text:p text:style-name="P3"><text:s text:c="4"/>glBegin(GL_LINE_STRIP);</text:p>
      <text:p text:style-name="P3"><text:s text:c="4"/>for (int i = 0; i &lt;= M; i++)</text:p>
      <text:p text:style-name="P3"><text:s text:c="6"/>glEvalCoord1d((GLfloat)i/M);</text:p>
      <text:p text:style-name="P3"><text:s text:c="4"/>glEnd();</text:p>
      <text:p text:style-name="P3"><text:s text:c="2"/>}</text:p>
      <text:p text:style-name="P3"/>
      <text:p text:style-name="P3"><text:soft-page-break/>};</text:p>
      <text:p text:style-name="P3"/>
      <text:p text:style-name="P3">CCurbaBezier ccb;</text:p>
      <text:p text:style-name="P3"/>
      <text:p text:style-name="P3">void Init(void) </text:p>
      <text:p text:style-name="P3">{</text:p>
      <text:p text:style-name="P3"><text:s text:c="2"/>glClearColor(1.0, 1.0, 1.0, 1.0);</text:p>
      <text:p text:style-name="P3"/>
      <text:p text:style-name="P3"><text:s text:c="2"/>glPointSize(5);</text:p>
      <text:p text:style-name="P3"/>
      <text:p text:style-name="P3"><text:s text:c="2"/>glEnable(GL_MAP1_VERTEX_3);</text:p>
      <text:p text:style-name="P3"><text:s text:c="2"/>glColor3f(0.0, 0.0, 0.0);</text:p>
      <text:p text:style-name="P3"/>
      <text:p text:style-name="P3"><text:s text:c="2"/>CPunct p1(-1.0, -1.0, 0.0);</text:p>
      <text:p text:style-name="P3"><text:s text:c="2"/>CPunct p2(0.0, 1.0, 0.0);</text:p>
      <text:p text:style-name="P3"><text:s text:c="2"/>CPunct p3(1.0, -1.0, 0.0);</text:p>
      <text:p text:style-name="P3"><text:s text:c="2"/>CPunct p4(2.0, <text:s/>1.0, 0.0);</text:p>
      <text:p text:style-name="P3"/>
      <text:p text:style-name="P3"><text:s text:c="2"/>ccb.setCtrl(1, p1);</text:p>
      <text:p text:style-name="P3"><text:s text:c="2"/>ccb.setCtrl(2, p2);</text:p>
      <text:p text:style-name="P3"><text:s text:c="2"/>ccb.setCtrl(3, p3);</text:p>
      <text:p text:style-name="P3"><text:s text:c="2"/>ccb.setCtrl(4, p4);</text:p>
      <text:p text:style-name="P3">}</text:p>
      <text:p text:style-name="P3"/>
      <text:p text:style-name="P3">void Display(void) </text:p>
      <text:p text:style-name="P3">{</text:p>
      <text:p text:style-name="P3"><text:s text:c="2"/>glClear(GL_COLOR_BUFFER_BIT);</text:p>
      <text:p text:style-name="P3">}</text:p>
      <text:p text:style-name="P3"/>
      <text:p text:style-name="P3"><text:soft-page-break/>void IdleFunction(void) </text:p>
      <text:p text:style-name="P3">{</text:p>
      <text:p text:style-name="P3"><text:s text:c="2"/>CPunct p;</text:p>
      <text:p text:style-name="P3"><text:s text:c="2"/>GLdouble x, y, z;</text:p>
      <text:p text:style-name="P3"/>
      <text:p text:style-name="P3"><text:s text:c="2"/>glClear(GL_COLOR_BUFFER_BIT);</text:p>
      <text:p text:style-name="P3"/>
      <text:p text:style-name="P3"><text:s text:c="2"/>glPushMatrix();</text:p>
      <text:p text:style-name="P3"><text:s text:c="2"/>glLoadIdentity();</text:p>
      <text:p text:style-name="P3"><text:s text:c="2"/>glTranslated(0, 0, -7);</text:p>
      <text:p text:style-name="P3"/>
      <text:p text:style-name="P3"><text:s text:c="2"/>for (int j = 0; j &lt; 10000000; j++) {}</text:p>
      <text:p text:style-name="P3"/>
      <text:p text:style-name="P3"><text:s text:c="2"/>if (dd &gt;= 0.5) </text:p>
      <text:p text:style-name="P3"><text:s text:c="2"/>{</text:p>
      <text:p text:style-name="P3"><text:s text:c="4"/>dd = 0.0;</text:p>
      <text:p text:style-name="P3"><text:s text:c="4"/>ccb.getCtrl(2, p);</text:p>
      <text:p text:style-name="P3"><text:s text:c="4"/>p.getxyz(x, y, z);</text:p>
      <text:p text:style-name="P3"><text:s text:c="4"/>p.sety(1.0);</text:p>
      <text:p text:style-name="P3"><text:s text:c="4"/>ccb.setCtrl(2, p);</text:p>
      <text:p text:style-name="P3"/>
      <text:p text:style-name="P3"><text:s text:c="4"/>ccb.getCtrl(3, p);</text:p>
      <text:p text:style-name="P3"><text:s text:c="4"/>p.getxyz(x, y, z);</text:p>
      <text:p text:style-name="P3"><text:s text:c="4"/>p.sety(-1.0);</text:p>
      <text:p text:style-name="P3"><text:s text:c="4"/>ccb.setCtrl(3, p);</text:p>
      <text:p text:style-name="P3"><text:s text:c="2"/>}</text:p>
      <text:p text:style-name="P3"><text:s text:c="2"/>else</text:p>
      <text:p text:style-name="P3"><text:s text:c="2"/>{</text:p>
      <text:p text:style-name="P3"><text:s text:c="4"/>dd += 0.05;</text:p>
      <text:p text:style-name="P3"><text:soft-page-break/><text:s text:c="4"/>ccb.getCtrl(2, p);</text:p>
      <text:p text:style-name="P3"><text:s text:c="4"/>p.getxyz(x, y, z);</text:p>
      <text:p text:style-name="P3"><text:s text:c="4"/>p.sety(y + dd);</text:p>
      <text:p text:style-name="P3"><text:s text:c="4"/>ccb.setCtrl(2, p);</text:p>
      <text:p text:style-name="P3"/>
      <text:p text:style-name="P3"><text:s text:c="4"/>ccb.getCtrl(3, p);</text:p>
      <text:p text:style-name="P3"><text:s text:c="4"/>p.getxyz(x, y, z);</text:p>
      <text:p text:style-name="P3"><text:s text:c="4"/>p.sety(y - dd);</text:p>
      <text:p text:style-name="P3"><text:s text:c="4"/>ccb.setCtrl(3, p);</text:p>
      <text:p text:style-name="P3"><text:s text:c="2"/>}</text:p>
      <text:p text:style-name="P3"/>
      <text:p text:style-name="P3"/>
      <text:p text:style-name="P3"><text:s text:c="2"/>ccb.afisare();</text:p>
      <text:p text:style-name="P3"/>
      <text:p text:style-name="P3"><text:s text:c="2"/>// Afisare puncte de control</text:p>
      <text:p text:style-name="P3"><text:s text:c="2"/>glPointSize(5);</text:p>
      <text:p text:style-name="P3"><text:s text:c="2"/>for (int i = 1; i &lt;= 4; i++) {</text:p>
      <text:p text:style-name="P3"><text:s text:c="4"/>CPunct p;</text:p>
      <text:p text:style-name="P3"><text:s text:c="4"/>ccb.getCtrl(i, p);</text:p>
      <text:p text:style-name="P3"><text:s text:c="4"/>p.marcheaza();</text:p>
      <text:p text:style-name="P3"><text:s text:c="2"/>}</text:p>
      <text:p text:style-name="P3"/>
      <text:p text:style-name="P3"><text:s text:c="2"/>glPopMatrix();</text:p>
      <text:p text:style-name="P3"/>
      <text:p text:style-name="P3"><text:s text:c="2"/>glutSwapBuffers();</text:p>
      <text:p text:style-name="P3">}</text:p>
      <text:p text:style-name="P3"/>
      <text:p text:style-name="P3">void Reshape(int w, int h) </text:p>
      <text:p text:style-name="P3">{</text:p>
      <text:p text:style-name="P3"><text:soft-page-break/><text:s text:c="2"/>h = (h == 0) ? 1 : h;</text:p>
      <text:p text:style-name="P3"><text:s text:c="2"/>glViewport(0, 0, (GLsizei) w, (GLsizei) h);</text:p>
      <text:p text:style-name="P3"><text:s text:c="2"/>glMatrixMode(GL_PROJECTION);</text:p>
      <text:p text:style-name="P3"><text:s text:c="2"/>glLoadIdentity();</text:p>
      <text:p text:style-name="P3"><text:s text:c="2"/>// functia gluPerspective(fovy, aspect, znear, zfar)</text:p>
      <text:p text:style-name="P3"><text:s text:c="2"/>// construieste o proiectie perspectiva pe un plan</text:p>
      <text:p text:style-name="P3"><text:s text:c="2"/>// perpendicular pe axa Oz cu directia de observare</text:p>
      <text:p text:style-name="P3"><text:s text:c="2"/>// spre -z. Parametrul &lt;fovy&gt; reprezinta unghiul de</text:p>
      <text:p text:style-name="P3"><text:s text:c="2"/>// vizualizare pe verticala. Parametrul &lt;aspect&gt;</text:p>
      <text:p text:style-name="P3"><text:s text:c="2"/>// reprezinta proportia dintre latimea si inaltimea</text:p>
      <text:p text:style-name="P3"><text:s text:c="2"/>// ferestrei. Parametrii &lt;znear&gt; si &lt;zfar&gt; reprezinta</text:p>
      <text:p text:style-name="P3"><text:s text:c="2"/>// distantele planelor de decupare fata de originea O.</text:p>
      <text:p text:style-name="P3"><text:s text:c="2"/>gluPerspective(60.0, (GLfloat)w/(GLfloat)h, 0.1, 1000);</text:p>
      <text:p text:style-name="P3"><text:s text:c="2"/>glMatrixMode(GL_MODELVIEW);</text:p>
      <text:p text:style-name="P3"><text:s text:c="2"/>glLoadIdentity();</text:p>
      <text:p text:style-name="P3">}</text:p>
      <text:p text:style-name="P3"/>
      <text:p text:style-name="P3">int main(int argc, char** argv) </text:p>
      <text:p text:style-name="P3">{</text:p>
      <text:p text:style-name="P3"><text:s text:c="2"/>glutInit(&amp;argc, argv);</text:p>
      <text:p text:style-name="P3"/>
      <text:p text:style-name="P3"><text:s text:c="2"/>glutInitDisplayMode (GLUT_DOUBLE | GLUT_RGB);</text:p>
      <text:p text:style-name="P3"/>
      <text:p text:style-name="P3"><text:s text:c="2"/>glutInitWindowSize(500, 500);</text:p>
      <text:p text:style-name="P3"/>
      <text:p text:style-name="P3"><text:s text:c="2"/>glutInitWindowPosition(100, 100);</text:p>
      <text:p text:style-name="P3"/>
      <text:p text:style-name="P3"><text:s text:c="2"/>glutCreateWindow ("Curba Bezier");</text:p>
      <text:p text:style-name="P3"/>
      <text:p text:style-name="P3"><text:soft-page-break/><text:s text:c="2"/>Init();</text:p>
      <text:p text:style-name="P3"/>
      <text:p text:style-name="P3"><text:s text:c="2"/>glutReshapeFunc(Reshape);</text:p>
      <text:p text:style-name="P3"/>
      <text:p text:style-name="P3"><text:s text:c="2"/>glutDisplayFunc(Display);</text:p>
      <text:p text:style-name="P3"/>
      <text:p text:style-name="P3"><text:s text:c="2"/>glutIdleFunc(IdleFunction);</text:p>
      <text:p text:style-name="P3"/>
      <text:p text:style-name="P3"><text:s text:c="2"/>glutMainLoop();</text:p>
      <text:p text:style-name="P3"/>
      <text:p text:style-name="P3"><text:s text:c="2"/>return 0;</text:p>
      <text:p text:style-name="P3">}</text:p>
      <text:p text:style-name="P3">#include &lt;GL/glut.h&gt;</text:p>
      <text:p text:style-name="P3"/>
      <text:p text:style-name="P3">#include &lt;stdlib.h&gt;</text:p>
      <text:p text:style-name="P3">#include &lt;stdio.h&gt;</text:p>
      <text:p text:style-name="P3">#include &lt;assert.h&gt;</text:p>
      <text:p text:style-name="P3"/>
      <text:p text:style-name="P3">typedef GLdouble V16[4][4][3];</text:p>
      <text:p text:style-name="P3"/>
      <text:p text:style-name="P3">#define M 8</text:p>
      <text:p text:style-name="P3">GLdouble pr[16][3]; // perturbatii</text:p>
      <text:p text:style-name="P3">GLdouble prmax[16][3]; // perturbatii</text:p>
      <text:p text:style-name="P3">GLdouble dd = 0.05;</text:p>
      <text:p text:style-name="P3"/>
      <text:p text:style-name="P3">class C3coord</text:p>
      <text:p text:style-name="P3">{</text:p>
      <text:p text:style-name="P3">public:</text:p>
      <text:p text:style-name="P3"><text:s text:c="2"/>C3coord() </text:p>
      <text:p text:style-name="P3"><text:soft-page-break/><text:s text:c="2"/>{</text:p>
      <text:p text:style-name="P3"><text:s text:c="4"/>m.x = m.y = m.z = 0;</text:p>
      <text:p text:style-name="P3"><text:s text:c="2"/>}</text:p>
      <text:p text:style-name="P3"/>
      <text:p text:style-name="P3"><text:s text:c="2"/>C3coord(GLdouble x, GLdouble y, GLdouble z) </text:p>
      <text:p text:style-name="P3"><text:s text:c="2"/>{</text:p>
      <text:p text:style-name="P3"><text:s text:c="4"/>m.x = x;</text:p>
      <text:p text:style-name="P3"><text:s text:c="4"/>m.y = y;</text:p>
      <text:p text:style-name="P3"><text:s text:c="4"/>m.z = z;</text:p>
      <text:p text:style-name="P3"><text:s text:c="2"/>}</text:p>
      <text:p text:style-name="P3"/>
      <text:p text:style-name="P3"><text:s text:c="2"/>C3coord(C3coord &amp;p) </text:p>
      <text:p text:style-name="P3"><text:s text:c="2"/>{</text:p>
      <text:p text:style-name="P3"><text:s text:c="4"/>m.x = p.m.x;</text:p>
      <text:p text:style-name="P3"><text:s text:c="4"/>m.y = p.m.y;</text:p>
      <text:p text:style-name="P3"><text:s text:c="4"/>m.z = p.m.z;</text:p>
      <text:p text:style-name="P3"><text:s text:c="2"/>}</text:p>
      <text:p text:style-name="P3"/>
      <text:p text:style-name="P3"><text:s text:c="2"/>C3coord &amp;operator=(C3coord &amp;p)</text:p>
      <text:p text:style-name="P3"><text:s text:c="2"/>{</text:p>
      <text:p text:style-name="P3"><text:s text:c="4"/>m.x = p.m.x;</text:p>
      <text:p text:style-name="P3"><text:s text:c="4"/>m.y = p.m.y;</text:p>
      <text:p text:style-name="P3"><text:s text:c="4"/>m.z = p.m.z;</text:p>
      <text:p text:style-name="P3"><text:s text:c="4"/>return *this;</text:p>
      <text:p text:style-name="P3"><text:s text:c="2"/>}</text:p>
      <text:p text:style-name="P3"/>
      <text:p text:style-name="P3"><text:s text:c="2"/>int operator==(C3coord &amp;p)</text:p>
      <text:p text:style-name="P3"><text:s text:c="2"/>{</text:p>
      <text:p text:style-name="P3"><text:s text:c="4"/>return ((m.x == p.m.x) &amp;&amp; (m.y == p.m.y) &amp;&amp; (m.z == p.m.z));</text:p>
      <text:p text:style-name="P3"><text:soft-page-break/><text:s text:c="2"/>}</text:p>
      <text:p text:style-name="P3"/>
      <text:p text:style-name="P3"><text:s text:c="2"/>void getxyz(GLdouble &amp;x, GLdouble &amp;y, GLdouble &amp;z)</text:p>
      <text:p text:style-name="P3"><text:s text:c="2"/>{</text:p>
      <text:p text:style-name="P3"><text:s text:c="4"/>x = m.x;</text:p>
      <text:p text:style-name="P3"><text:s text:c="4"/>y = m.y;</text:p>
      <text:p text:style-name="P3"><text:s text:c="4"/>z = m.z;</text:p>
      <text:p text:style-name="P3"><text:s text:c="2"/>}</text:p>
      <text:p text:style-name="P3"/>
      <text:p text:style-name="P3"><text:s text:c="2"/>void setx(GLdouble x) { m.x = x; }</text:p>
      <text:p text:style-name="P3"><text:s text:c="2"/>void sety(GLdouble y) { m.y = y; }</text:p>
      <text:p text:style-name="P3"><text:s text:c="2"/>void setz(GLdouble z) { m.z = z; }</text:p>
      <text:p text:style-name="P3"/>
      <text:p text:style-name="P3">protected:</text:p>
      <text:p text:style-name="P3"><text:s text:c="2"/>struct SDateMembru</text:p>
      <text:p text:style-name="P3"><text:s text:c="2"/>{</text:p>
      <text:p text:style-name="P3"><text:s text:c="4"/>GLdouble x,y,z;</text:p>
      <text:p text:style-name="P3"><text:s text:c="2"/>} m;</text:p>
      <text:p text:style-name="P3">};</text:p>
      <text:p text:style-name="P3"/>
      <text:p text:style-name="P3"/>
      <text:p text:style-name="P3"/>
      <text:p text:style-name="P3">class CPunct : public C3coord</text:p>
      <text:p text:style-name="P3">{</text:p>
      <text:p text:style-name="P3">public:</text:p>
      <text:p text:style-name="P3"><text:s text:c="2"/>CPunct() : C3coord(0.0, 0.0, 0.0)</text:p>
      <text:p text:style-name="P3"><text:s text:c="2"/>{}</text:p>
      <text:p text:style-name="P3"/>
      <text:p text:style-name="P3"><text:s text:c="2"/>CPunct(GLdouble x, GLdouble y, GLdouble z) : C3coord(x, y, z)</text:p>
      <text:p text:style-name="P3"><text:soft-page-break/><text:s text:c="2"/>{}</text:p>
      <text:p text:style-name="P3"/>
      <text:p text:style-name="P3"><text:s text:c="2"/>CPunct &amp;operator=(CPunct &amp;p)</text:p>
      <text:p text:style-name="P3"><text:s text:c="2"/>{</text:p>
      <text:p text:style-name="P3"><text:s text:c="4"/>m.x = p.m.x;</text:p>
      <text:p text:style-name="P3"><text:s text:c="4"/>m.y = p.m.y;</text:p>
      <text:p text:style-name="P3"><text:s text:c="4"/>m.z = p.m.z;</text:p>
      <text:p text:style-name="P3"><text:s text:c="4"/>return *this;</text:p>
      <text:p text:style-name="P3"><text:s text:c="2"/>}</text:p>
      <text:p text:style-name="P3"/>
      <text:p text:style-name="P3"><text:s text:c="2"/>int operator==(CPunct &amp;p)</text:p>
      <text:p text:style-name="P3"><text:s text:c="2"/>{</text:p>
      <text:p text:style-name="P3"><text:s text:c="4"/>return ((m.x == p.m.x) &amp;&amp; (m.y == p.m.y) &amp;&amp; (m.z == p.m.z));</text:p>
      <text:p text:style-name="P3"><text:s text:c="2"/>}</text:p>
      <text:p text:style-name="P3"/>
      <text:p text:style-name="P3"><text:s text:c="2"/>void marcheaza()</text:p>
      <text:p text:style-name="P3"><text:s text:c="2"/>{</text:p>
      <text:p text:style-name="P3"><text:s text:c="4"/>glBegin(GL_POINTS);</text:p>
      <text:p text:style-name="P3"><text:s text:c="6"/>glVertex3d(m.x, m.y, m.z);</text:p>
      <text:p text:style-name="P3"><text:s text:c="4"/>glEnd();</text:p>
      <text:p text:style-name="P3"><text:s text:c="2"/>}</text:p>
      <text:p text:style-name="P3"/>
      <text:p text:style-name="P3"><text:s text:c="2"/>void print(FILE *fis)</text:p>
      <text:p text:style-name="P3"><text:s text:c="2"/>{</text:p>
      <text:p text:style-name="P3"><text:s text:c="4"/>fprintf(fis, "(%+f,%+f,%+f)", m.x, m.y, m.z);</text:p>
      <text:p text:style-name="P3"><text:s text:c="2"/>}</text:p>
      <text:p text:style-name="P3"/>
      <text:p text:style-name="P3">};</text:p>
      <text:p text:style-name="P3"/>
      <text:p text:style-name="P3"><text:soft-page-break/>class CSuprafataBezier</text:p>
      <text:p text:style-name="P3">{</text:p>
      <text:p text:style-name="P3">public:</text:p>
      <text:p text:style-name="P3"><text:s text:c="2"/>CSuprafataBezier()</text:p>
      <text:p text:style-name="P3"><text:s text:c="2"/>{</text:p>
      <text:p text:style-name="P3"><text:s text:c="4"/>m.target = GL_MAP2_VERTEX_3;</text:p>
      <text:p text:style-name="P3"><text:s text:c="4"/>m.u1 = m.v1 = 0.0; </text:p>
      <text:p text:style-name="P3"><text:s text:c="4"/>m.u2 = m.v2 = 1.0;</text:p>
      <text:p text:style-name="P3"><text:s text:c="4"/>m.ustride = 3;</text:p>
      <text:p text:style-name="P3"><text:s text:c="4"/>m.vstride = 12;</text:p>
      <text:p text:style-name="P3"><text:s text:c="4"/>m.uorder = m.vorder = 4;</text:p>
      <text:p text:style-name="P3"><text:s text:c="4"/>// punctele de control sunt initializate implicit cu (0,0,0)</text:p>
      <text:p text:style-name="P3"><text:s text:c="2"/>}</text:p>
      <text:p text:style-name="P3"/>
      <text:p text:style-name="P3"><text:s text:c="2"/>void setCtrl(int i, CPunct p)</text:p>
      <text:p text:style-name="P3"><text:s text:c="2"/>{</text:p>
      <text:p text:style-name="P3"><text:s text:c="4"/>assert(1 &lt;= i &amp;&amp; i &lt;= 16);</text:p>
      <text:p text:style-name="P3"><text:s text:c="4"/>m.ctrl[i-1] = p;</text:p>
      <text:p text:style-name="P3"><text:s text:c="2"/>}</text:p>
      <text:p text:style-name="P3"/>
      <text:p text:style-name="P3"><text:s text:c="2"/>void getCtrl(int i, CPunct &amp;p)</text:p>
      <text:p text:style-name="P3"><text:s text:c="2"/>{</text:p>
      <text:p text:style-name="P3"><text:s text:c="4"/>assert(1 &lt;= i &amp;&amp; i &lt;= 16);</text:p>
      <text:p text:style-name="P3"><text:s text:c="4"/>p = m.ctrl[i-1];</text:p>
      <text:p text:style-name="P3"><text:s text:c="2"/>}</text:p>
      <text:p text:style-name="P3"/>
      <text:p text:style-name="P3"><text:s text:c="2"/>void afisare()</text:p>
      <text:p text:style-name="P3"><text:s text:c="2"/>{</text:p>
      <text:p text:style-name="P3"><text:s text:c="4"/>afisare1();</text:p>
      <text:p text:style-name="P3"><text:soft-page-break/><text:s text:c="2"/>}</text:p>
      <text:p text:style-name="P3"/>
      <text:p text:style-name="P3">private:</text:p>
      <text:p text:style-name="P3"><text:s text:c="2"/>struct SDateMembru</text:p>
      <text:p text:style-name="P3"><text:s text:c="2"/>{</text:p>
      <text:p text:style-name="P3"><text:s text:c="4"/>GLenum target;</text:p>
      <text:p text:style-name="P3"><text:s text:c="4"/>GLdouble u1, u2, v1, v2;</text:p>
      <text:p text:style-name="P3"><text:s text:c="4"/>GLint ustride, vstride;</text:p>
      <text:p text:style-name="P3"><text:s text:c="4"/>GLint uorder, vorder;</text:p>
      <text:p text:style-name="P3"><text:s text:c="4"/>// punctele de control</text:p>
      <text:p text:style-name="P3"><text:s text:c="4"/>CPunct ctrl[16];</text:p>
      <text:p text:style-name="P3"><text:s text:c="2"/>} m;</text:p>
      <text:p text:style-name="P3"/>
      <text:p text:style-name="P3"><text:s text:c="2"/>void calculCtrl(V16 &amp;v)</text:p>
      <text:p text:style-name="P3"><text:s text:c="2"/>{</text:p>
      <text:p text:style-name="P3"><text:s text:c="4"/>int k = 0;</text:p>
      <text:p text:style-name="P3"><text:s text:c="4"/>for (int j = 0; j &lt; 4; j++) </text:p>
      <text:p text:style-name="P3"><text:s text:c="6"/>for (int i = 0; i &lt; 4; i++) </text:p>
      <text:p text:style-name="P3"><text:s text:c="6"/>{</text:p>
      <text:p text:style-name="P3"><text:s text:c="8"/>m.ctrl[k].getxyz(v[i][j][0], v[i][j][1], v[i][j][2]);</text:p>
      <text:p text:style-name="P3"><text:s text:c="8"/>k++;</text:p>
      <text:p text:style-name="P3"><text:s text:c="6"/>}</text:p>
      <text:p text:style-name="P3"><text:s text:c="2"/>}</text:p>
      <text:p text:style-name="P3"/>
      <text:p text:style-name="P3"><text:s text:c="2"/>void afisare1()</text:p>
      <text:p text:style-name="P3"><text:s text:c="2"/>{</text:p>
      <text:p text:style-name="P3"><text:s text:c="4"/>V16 v;</text:p>
      <text:p text:style-name="P3"/>
      <text:p text:style-name="P3"><text:s text:c="4"/>calculCtrl(v);</text:p>
      <text:p text:style-name="P3"><text:soft-page-break/><text:s text:c="4"/>glMap2d(m.target, </text:p>
      <text:p text:style-name="P3"><text:s text:c="12"/>m.u1, m.u2, m.ustride, m.uorder,</text:p>
      <text:p text:style-name="P3"><text:s text:c="12"/>m.v1, m.v2, m.vstride, m.vorder,</text:p>
      <text:p text:style-name="P3"><text:s text:c="12"/>&amp;v[0][0][0]);</text:p>
      <text:p text:style-name="P3"><text:s text:c="4"/></text:p>
      <text:p text:style-name="P3"><text:s text:c="4"/>glMapGrid2d(M, m.u1, m.u2, M, m.v1, m.v2); <text:s/></text:p>
      <text:p text:style-name="P3"><text:s text:c="4"/>glEvalMesh2(GL_LINE, 0, M, 0, M);</text:p>
      <text:p text:style-name="P3"><text:s text:c="2"/>}</text:p>
      <text:p text:style-name="P3">};</text:p>
      <text:p text:style-name="P3"/>
      <text:p text:style-name="P3">CSuprafataBezier csb;</text:p>
      <text:p text:style-name="P3"/>
      <text:p text:style-name="P3">void Init(void) {</text:p>
      <text:p text:style-name="P3"><text:s text:c="2"/>glClearColor(1.0, 1.0, 1.0, 1.0);</text:p>
      <text:p text:style-name="P3"/>
      <text:p text:style-name="P3"><text:s text:c="2"/>glPointSize(5);</text:p>
      <text:p text:style-name="P3"/>
      <text:p text:style-name="P3"><text:s text:c="2"/>glEnable(GL_MAP2_VERTEX_3);</text:p>
      <text:p text:style-name="P3"><text:s text:c="2"/>glColor3f(0.0, 0.0, 0.0);</text:p>
      <text:p text:style-name="P3"/>
      <text:p text:style-name="P3"><text:s text:c="2"/>CPunct p1(-1.5, -1.5, 4.0);</text:p>
      <text:p text:style-name="P3"><text:s text:c="2"/>CPunct p2(-0.5, -1.5, 2.0);</text:p>
      <text:p text:style-name="P3"><text:s text:c="2"/>CPunct p3(0.5, -1.5,-1.0);</text:p>
      <text:p text:style-name="P3"><text:s text:c="2"/>CPunct p4(1.5, -1.5, 2.0);</text:p>
      <text:p text:style-name="P3"><text:s text:c="2"/>CPunct p5(-1.5, -0.5, 1.0);</text:p>
      <text:p text:style-name="P3"><text:s text:c="2"/>CPunct p6(-0.5, -0.5, 3.0);</text:p>
      <text:p text:style-name="P3"><text:s text:c="2"/>CPunct p7(0.5, -0.5, 0.0);</text:p>
      <text:p text:style-name="P3"><text:s text:c="2"/>CPunct p8(1.5, -0.5,-1.0);</text:p>
      <text:p text:style-name="P3"><text:s text:c="2"/>CPunct p9(-1.5, <text:s/>0.5, 4.0);</text:p>
      <text:p text:style-name="P3"><text:soft-page-break/><text:s text:c="2"/>CPunct p10(-0.5, <text:s/>0.5, 0.0);</text:p>
      <text:p text:style-name="P3"><text:s text:c="2"/>CPunct p11(0.5, <text:s/>0.5, 3.0);</text:p>
      <text:p text:style-name="P3"><text:s text:c="2"/>CPunct p12(1.5, <text:s/>0.5, 4.0);</text:p>
      <text:p text:style-name="P3"><text:s text:c="2"/>CPunct p13(-1.5, <text:s/>1.5,-2.0);</text:p>
      <text:p text:style-name="P3"><text:s text:c="2"/>CPunct p14(-0.5, <text:s/>1.5,-2.0);</text:p>
      <text:p text:style-name="P3"><text:s text:c="2"/>CPunct p15(0.5, <text:s/>1.5, 0.0);</text:p>
      <text:p text:style-name="P3"><text:s text:c="2"/>CPunct p16(1.5, <text:s/>1.5,-1.0);</text:p>
      <text:p text:style-name="P3"/>
      <text:p text:style-name="P3"><text:s text:c="2"/>csb.setCtrl(1, p1);</text:p>
      <text:p text:style-name="P3"><text:s text:c="2"/>csb.setCtrl(2, p2);</text:p>
      <text:p text:style-name="P3"><text:s text:c="2"/>csb.setCtrl(3, p3);</text:p>
      <text:p text:style-name="P3"><text:s text:c="2"/>csb.setCtrl(4, p4);</text:p>
      <text:p text:style-name="P3"><text:s text:c="2"/>csb.setCtrl(5, p5);</text:p>
      <text:p text:style-name="P3"><text:s text:c="2"/>csb.setCtrl(6, p6);</text:p>
      <text:p text:style-name="P3"><text:s text:c="2"/>csb.setCtrl(7, p7);</text:p>
      <text:p text:style-name="P3"><text:s text:c="2"/>csb.setCtrl(8, p8);</text:p>
      <text:p text:style-name="P3"><text:s text:c="2"/>csb.setCtrl(9, p9);</text:p>
      <text:p text:style-name="P3"><text:s text:c="2"/>csb.setCtrl(10, p10);</text:p>
      <text:p text:style-name="P3"><text:s text:c="2"/>csb.setCtrl(11, p11);</text:p>
      <text:p text:style-name="P3"><text:s text:c="2"/>csb.setCtrl(12, p12);</text:p>
      <text:p text:style-name="P3"><text:s text:c="2"/>csb.setCtrl(13, p13);</text:p>
      <text:p text:style-name="P3"><text:s text:c="2"/>csb.setCtrl(14, p14);</text:p>
      <text:p text:style-name="P3"><text:s text:c="2"/>csb.setCtrl(15, p15);</text:p>
      <text:p text:style-name="P3"><text:s text:c="2"/>csb.setCtrl(16, p16);</text:p>
      <text:p text:style-name="P3"/>
      <text:p text:style-name="P3"><text:s text:c="2"/>for (int i = 0; i &lt; 16; i++)</text:p>
      <text:p text:style-name="P3"><text:s text:c="2"/>{</text:p>
      <text:p text:style-name="P3"><text:s text:c="4"/>GLdouble x, y, z;</text:p>
      <text:p text:style-name="P3"><text:s text:c="4"/>CPunct p;</text:p>
      <text:p text:style-name="P3"><text:soft-page-break/><text:s text:c="4"/>csb.getCtrl(i+1, p);</text:p>
      <text:p text:style-name="P3"><text:s text:c="4"/>p.getxyz(x, y, z);</text:p>
      <text:p text:style-name="P3"/>
      <text:p text:style-name="P3"><text:s text:c="4"/>pr[i][0] = x; pr[i][1] = y; pr[i][2] = z;</text:p>
      <text:p text:style-name="P3"><text:s text:c="4"/>prmax[i][0] = x + 25 * dd; prmax[i][1] = y + 25 * dd; prmax[i][2] = z + 25 * dd;</text:p>
      <text:p text:style-name="P3"><text:s text:c="2"/>}</text:p>
      <text:p text:style-name="P3">}</text:p>
      <text:p text:style-name="P3"/>
      <text:p text:style-name="P3">void Display(void) {</text:p>
      <text:p text:style-name="P3"><text:s text:c="3"/>glClear(GL_COLOR_BUFFER_BIT);</text:p>
      <text:p text:style-name="P3">}</text:p>
      <text:p text:style-name="P3"/>
      <text:p text:style-name="P3">void IdleFunction(void) </text:p>
      <text:p text:style-name="P3">{</text:p>
      <text:p text:style-name="P3"><text:s text:c="2"/>CPunct p;</text:p>
      <text:p text:style-name="P3"><text:s text:c="2"/>GLdouble x, y, z;</text:p>
      <text:p text:style-name="P3"/>
      <text:p text:style-name="P3"><text:s text:c="2"/>glClear(GL_COLOR_BUFFER_BIT);</text:p>
      <text:p text:style-name="P3"/>
      <text:p text:style-name="P3"><text:s text:c="2"/>glPushMatrix();</text:p>
      <text:p text:style-name="P3"><text:s text:c="2"/>glLoadIdentity();</text:p>
      <text:p text:style-name="P3"><text:s text:c="2"/>glTranslated(0, 0, -10);</text:p>
      <text:p text:style-name="P3"><text:s text:c="2"/>glRotatef(20.0, 0.0, 1.0, 0.0);</text:p>
      <text:p text:style-name="P3"><text:s text:c="2"/>glRotatef(-10.0, 0.0, 0.0, 1.0);</text:p>
      <text:p text:style-name="P3"/>
      <text:p text:style-name="P3"><text:s text:c="2"/>for (int j = 0; j &lt; 10000000; j++) {}</text:p>
      <text:p text:style-name="P3"/>
      <text:p text:style-name="P3"><text:s text:c="2"/>for (int i = 0; i &lt; 16; i++)</text:p>
      <text:p text:style-name="P3"><text:s text:c="2"/>{</text:p>
      <text:p text:style-name="P3"><text:soft-page-break/><text:s text:c="4"/>GLdouble x, y, z;</text:p>
      <text:p text:style-name="P3"><text:s text:c="4"/>CPunct p;</text:p>
      <text:p text:style-name="P3"/>
      <text:p text:style-name="P3"><text:s text:c="4"/>csb.getCtrl(i+1, p);</text:p>
      <text:p text:style-name="P3"><text:s text:c="4"/>p.getxyz(x, y, z);</text:p>
      <text:p text:style-name="P3"/>
      <text:p text:style-name="P3"><text:s text:c="4"/>if (x + dd &lt; prmax[i][0] &amp;&amp; </text:p>
      <text:p text:style-name="P3"><text:s text:c="8"/>y + dd &lt; prmax[i][1] &amp;&amp; </text:p>
      <text:p text:style-name="P3"><text:s text:c="8"/>z + dd &lt; prmax[i][2])</text:p>
      <text:p text:style-name="P3"><text:s text:c="4"/>{</text:p>
      <text:p text:style-name="P3"><text:s text:c="6"/>p.setx(x + dd);</text:p>
      <text:p text:style-name="P3"><text:s text:c="6"/>p.sety(y + dd);</text:p>
      <text:p text:style-name="P3"><text:s text:c="6"/>p.setz(z + dd);</text:p>
      <text:p text:style-name="P3"><text:s text:c="4"/>}</text:p>
      <text:p text:style-name="P3"><text:s text:c="4"/>else</text:p>
      <text:p text:style-name="P3"><text:s text:c="4"/>{</text:p>
      <text:p text:style-name="P3"><text:s text:c="6"/>p.setx(pr[i][0]);</text:p>
      <text:p text:style-name="P3"><text:s text:c="6"/>p.sety(pr[i][1]);</text:p>
      <text:p text:style-name="P3"><text:s text:c="6"/>p.setz(pr[i][2]);</text:p>
      <text:p text:style-name="P3"><text:s text:c="4"/>}</text:p>
      <text:p text:style-name="P3"><text:s text:c="4"/>csb.setCtrl(i+1, p);</text:p>
      <text:p text:style-name="P3"><text:s text:c="2"/>}</text:p>
      <text:p text:style-name="P3"/>
      <text:p text:style-name="P3"><text:s text:c="2"/>glColor3d(0, 0, 0);</text:p>
      <text:p text:style-name="P3"><text:s text:c="2"/>csb.afisare();</text:p>
      <text:p text:style-name="P3"/>
      <text:p text:style-name="P3">/* <text:s/>// Afisare puncte de control</text:p>
      <text:p text:style-name="P3"><text:s text:c="2"/>glPointSize(5);</text:p>
      <text:p text:style-name="P3"><text:s text:c="2"/>for (int i = 1; i &lt;= 16; i++) {</text:p>
      <text:p text:style-name="P3"><text:soft-page-break/><text:s text:c="4"/>CPunct p;</text:p>
      <text:p text:style-name="P3"><text:s text:c="4"/>csb.getCtrl(i, p);</text:p>
      <text:p text:style-name="P3"><text:s text:c="4"/>switch ((i-1) % 16) {</text:p>
      <text:p text:style-name="P3"><text:s text:c="4"/>case 0:</text:p>
      <text:p text:style-name="P3"><text:s text:c="4"/>case 1:</text:p>
      <text:p text:style-name="P3"><text:s text:c="4"/>case 2:</text:p>
      <text:p text:style-name="P3"><text:s text:c="4"/>case 3:</text:p>
      <text:p text:style-name="P3"><text:s text:c="6"/>glColor3d(1, 0, 0);</text:p>
      <text:p text:style-name="P3"><text:s text:c="6"/>break;</text:p>
      <text:p text:style-name="P3"><text:s text:c="4"/>case 4:</text:p>
      <text:p text:style-name="P3"><text:s text:c="4"/>case 5:</text:p>
      <text:p text:style-name="P3"><text:s text:c="4"/>case 6:</text:p>
      <text:p text:style-name="P3"><text:s text:c="4"/>case 7:</text:p>
      <text:p text:style-name="P3"><text:s text:c="6"/>glColor3d(0, 1, 0);</text:p>
      <text:p text:style-name="P3"><text:s text:c="6"/>break;</text:p>
      <text:p text:style-name="P3"><text:s text:c="4"/>case 8:</text:p>
      <text:p text:style-name="P3"><text:s text:c="4"/>case 9:</text:p>
      <text:p text:style-name="P3"><text:s text:c="4"/>case 10:</text:p>
      <text:p text:style-name="P3"><text:s text:c="4"/>case 11:</text:p>
      <text:p text:style-name="P3"><text:s text:c="6"/>glColor3d(0, 0, 1);</text:p>
      <text:p text:style-name="P3"><text:s text:c="6"/>break;</text:p>
      <text:p text:style-name="P3"><text:s text:c="4"/>case 12:</text:p>
      <text:p text:style-name="P3"><text:s text:c="4"/>case 13:</text:p>
      <text:p text:style-name="P3"><text:s text:c="4"/>case 14:</text:p>
      <text:p text:style-name="P3"><text:s text:c="4"/>case 15:</text:p>
      <text:p text:style-name="P3"><text:s text:c="6"/>glColor3d(1, 1, 0);</text:p>
      <text:p text:style-name="P3"><text:s text:c="6"/>break;</text:p>
      <text:p text:style-name="P3"><text:s text:c="4"/>}</text:p>
      <text:p text:style-name="P3"><text:s text:c="4"/>p.marcheaza();</text:p>
      <text:p text:style-name="P3"><text:soft-page-break/><text:s text:c="2"/>}*/</text:p>
      <text:p text:style-name="P3"/>
      <text:p text:style-name="P3"><text:s text:c="2"/>glPopMatrix();</text:p>
      <text:p text:style-name="P3"/>
      <text:p text:style-name="P3"><text:s text:c="2"/>glutSwapBuffers();</text:p>
      <text:p text:style-name="P3">}</text:p>
      <text:p text:style-name="P3"/>
      <text:p text:style-name="P3">void Reshape(int w, int h) {</text:p>
      <text:p text:style-name="P3"><text:s text:c="3"/>h = (h == 0) ? 1 : h;</text:p>
      <text:p text:style-name="P3"><text:s text:c="3"/>glViewport(0, 0, (GLsizei) w, (GLsizei) h);</text:p>
      <text:p text:style-name="P3"><text:s text:c="3"/>glMatrixMode(GL_PROJECTION);</text:p>
      <text:p text:style-name="P3"><text:s text:c="3"/>glLoadIdentity();</text:p>
      <text:p text:style-name="P3"><text:s text:c="3"/>gluPerspective(60.0, (GLfloat)w/(GLfloat)h, 0.1, 1000);</text:p>
      <text:p text:style-name="P3"><text:s text:c="3"/>glMatrixMode(GL_MODELVIEW);</text:p>
      <text:p text:style-name="P3"><text:s text:c="3"/>glLoadIdentity();</text:p>
      <text:p text:style-name="P3">}</text:p>
      <text:p text:style-name="P3"/>
      <text:p text:style-name="P3">int main(int argc, char** argv) </text:p>
      <text:p text:style-name="P3">{</text:p>
      <text:p text:style-name="P3"><text:s text:c="2"/>glutInit(&amp;argc, argv);</text:p>
      <text:p text:style-name="P3"/>
      <text:p text:style-name="P3"><text:s text:c="2"/>glutInitDisplayMode (GLUT_DOUBLE | GLUT_RGB);</text:p>
      <text:p text:style-name="P3"/>
      <text:p text:style-name="P3"><text:s text:c="2"/>glutInitWindowSize(500, 500);</text:p>
      <text:p text:style-name="P3"/>
      <text:p text:style-name="P3"><text:s text:c="2"/>glutInitWindowPosition(100, 100);</text:p>
      <text:p text:style-name="P3"/>
      <text:p text:style-name="P3"><text:s text:c="2"/>glutCreateWindow ("Suprafata Bezier");</text:p>
      <text:p text:style-name="P3"/>
      <text:p text:style-name="P3"><text:soft-page-break/><text:s text:c="2"/>Init();</text:p>
      <text:p text:style-name="P3"/>
      <text:p text:style-name="P3"><text:s text:c="2"/>glutReshapeFunc(Reshape);</text:p>
      <text:p text:style-name="P3"/>
      <text:p text:style-name="P3"><text:s text:c="2"/>glutDisplayFunc(Display);</text:p>
      <text:p text:style-name="P3"/>
      <text:p text:style-name="P3"><text:s text:c="2"/>glutIdleFunc(IdleFunction);</text:p>
      <text:p text:style-name="P3"/>
      <text:p text:style-name="P3"><text:s text:c="2"/>glutMainLoop();</text:p>
      <text:p text:style-name="P3"/>
      <text:p text:style-name="P3"><text:s text:c="2"/>return 0;</text:p>
      <text:p text:style-name="P3">}</text:p>
      <text:p text:style-name="P3">typedef double COEFICIENTI[4];</text:p>
      <text:p text:style-name="P3"/>
      <text:p text:style-name="P3">void desenareHermite (COEFICIENTI cx,</text:p>
      <text:p text:style-name="P3"><text:s text:c="22"/>COEFICIENTI cy,</text:p>
      <text:p text:style-name="P3"><text:s text:c="22"/>COEFICIENTI cz,</text:p>
      <text:p text:style-name="P3"><text:s text:c="22"/>int n)</text:p>
      <text:p text:style-name="P3">/*</text:p>
      <text:p text:style-name="P3"><text:tab/>cx = M Gx</text:p>
      <text:p text:style-name="P3"><text:tab/>cy = M Gy</text:p>
      <text:p text:style-name="P3"><text:tab/>cz = M Gz</text:p>
      <text:p text:style-name="P3">*/</text:p>
      <text:p text:style-name="P3">{</text:p>
      <text:p text:style-name="P3"><text:s text:c="2"/>int i;</text:p>
      <text:p text:style-name="P3"><text:s text:c="2"/>double delta = 1.0 / n;</text:p>
      <text:p text:style-name="P3"><text:s text:c="2"/>double t = 0;</text:p>
      <text:p text:style-name="P3"/>
      <text:p text:style-name="P3"><text:s text:c="2"/>glBegin(GL_LINE_STRIP);</text:p>
      <text:p text:style-name="P3"><text:soft-page-break/></text:p>
      <text:p text:style-name="P3"><text:s text:c="2"/>/* t = 0 =&gt; se incepe in (x(0) y(0) z(0))*/</text:p>
      <text:p text:style-name="P3"><text:s text:c="2"/>glVertex3d(cx[3], cy[3], cz[3]);</text:p>
      <text:p text:style-name="P3"/>
      <text:p text:style-name="P3"><text:s text:c="2"/>for (i = 0; i &lt; n; i++) </text:p>
      <text:p text:style-name="P3"><text:s text:c="2"/>{</text:p>
      <text:p text:style-name="P3"><text:s text:c="4"/>t += delta;</text:p>
      <text:p text:style-name="P3"><text:s text:c="4"/>x = (((cx[0] * t + cx[1]) * t + cx[2]) * t + cx[3]);</text:p>
      <text:p text:style-name="P3"><text:s text:c="4"/>y = (((cy[0] * t + cy[1]) * t + cy[2]) * t + cy[3]);</text:p>
      <text:p text:style-name="P3"><text:s text:c="4"/>z = (((cz[0] * t + cz[1]) * t + cz[2]) * t + cz[3]);</text:p>
      <text:p text:style-name="P3"><text:s text:c="4"/>glVertex3d(x, y, z);</text:p>
      <text:p text:style-name="P3"><text:s text:c="2"/>}</text:p>
      <text:p text:style-name="P3"/>
      <text:p text:style-name="P3"><text:s text:c="2"/>glEnd();</text:p>
      <text:p text:style-name="P3"><text:s text:c="2"/>glFlush();</text:p>
      <text:p text:style-name="P3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7_front_vecin</text:p>
      <text:p text:style-name="P3"/>
      <text:p text:style-name="P3"/>
      <text:p text:style-name="P3">/*</text:p>
      <text:p text:style-name="P3"><text:s text:c="2"/>Determinarea voxelilor care alcatuiesc frontiera unui</text:p>
      <text:p text:style-name="P3"><text:s text:c="2"/>ACOS8 liniar</text:p>
      <text:p text:style-name="P3"/>
      <text:p text:style-name="P3"><text:s text:c="2"/>Intrare: un ACOS8 codificat liniar</text:p>
      <text:p text:style-name="P3"><text:s text:c="2"/>Iesire: lista voxelilor de pe frontiera</text:p>
      <text:p text:style-name="P3">*/</text:p>
      <text:p text:style-name="P3"/>
      <text:p text:style-name="P3">type</text:p>
      <text:p text:style-name="P3"><text:s text:c="2"/>CIFRA = {0, 1, 2, 3, 4, 5, 6, 7, 8};</text:p>
      <text:p text:style-name="P3"><text:s text:c="2"/>SECVENTA_DE_CIFRE = sequence of CIFRA;</text:p>
      <text:p text:style-name="P3"><text:s text:c="2"/>ACOS8_LINIAR = list of SECVENTA_DE_CIFRE;</text:p>
      <text:p text:style-name="P3"/>
      <text:p text:style-name="P3">int nrmaximniveluri(var ell : ACOS8_LINIAR)</text:p>
      <text:p text:style-name="P3">{</text:p>
      <text:p text:style-name="P3"><text:s text:c="2"/>/*</text:p>
      <text:p text:style-name="P3"><text:s text:c="4"/>Aceasta functie returneaza numarul maxim de niveluri</text:p>
      <text:p text:style-name="P3"><text:s text:c="4"/>al unui ACOS8 codificat sub forma de arbore</text:p>
      <text:p text:style-name="P3"><text:s text:c="2"/>*/</text:p>
      <text:p text:style-name="P3">}</text:p>
      <text:p text:style-name="P3"/>
      <text:p text:style-name="P3">procedure determinareFrontieraACOS8(var ell : ACOS8_LINIAR)</text:p>
      <text:p text:style-name="P3">{</text:p>
      <text:p text:style-name="P3"><text:s text:c="2"/>int i = 1;</text:p>
      <text:p text:style-name="P3"><text:s text:c="2"/>int M = nrmaximniveluri(ell);</text:p>
      <text:p text:style-name="P3"><text:s text:c="2"/>while (i &lt;= |M|)</text:p>
      <text:p text:style-name="P3"><text:soft-page-break/><text:s text:c="2"/>{</text:p>
      <text:p text:style-name="P3"><text:s text:c="4"/>for (nod \in \ell &amp;&amp;</text:p>
      <text:p text:style-name="P3"><text:s text:c="9"/>nivel(nod) == i)</text:p>
      <text:p text:style-name="P3"><text:s text:c="4"/>{</text:p>
      <text:p text:style-name="P3"><text:s text:c="6"/>if (/* </text:p>
      <text:p text:style-name="P3"><text:s text:c="12"/>toti vecinii &lt;nod&gt; din cele 6 directii L,R,D,U,F,B</text:p>
      <text:p text:style-name="P3"><text:s text:c="12"/>sunt etichetati F si au aceeasi marime cu &lt;nod&gt; i.e.,</text:p>
      <text:p text:style-name="P3"><text:s text:c="12"/>sunt pe acelasi nivel</text:p>
      <text:p text:style-name="P3"><text:s text:c="10"/>*/)</text:p>
      <text:p text:style-name="P3"><text:s text:c="8"/>marcheazapentrueliminare(ell, nod);</text:p>
      <text:p text:style-name="P3"><text:s text:c="6"/>else</text:p>
      <text:p text:style-name="P3"><text:s text:c="6"/>{</text:p>
      <text:p text:style-name="P3"><text:s text:c="8"/>/* nod este descompus in cei 8 voxeli care il compun */</text:p>
      <text:p text:style-name="P3"><text:s text:c="8"/>descompune(nod, v1, v2, v3, v4, v5, v6, v7, v8);</text:p>
      <text:p text:style-name="P3"><text:s text:c="8"/>adauga(ell, v1);</text:p>
      <text:p text:style-name="P3"><text:s text:c="8"/>adauga(ell, v2);</text:p>
      <text:p text:style-name="P3"><text:s text:c="8"/>adauga(ell, v3);</text:p>
      <text:p text:style-name="P3"><text:s text:c="8"/>adauga(ell, v4);</text:p>
      <text:p text:style-name="P3"><text:s text:c="8"/>adauga(ell, v5);</text:p>
      <text:p text:style-name="P3"><text:s text:c="8"/>adauga(ell, v6);</text:p>
      <text:p text:style-name="P3"><text:s text:c="8"/>adauga(ell, v7);</text:p>
      <text:p text:style-name="P3"><text:s text:c="8"/>adauga(ell, v8);</text:p>
      <text:p text:style-name="P3"><text:s text:c="8"/>marcheazapentrueliminare(ell, nod);</text:p>
      <text:p text:style-name="P3"><text:s text:c="6"/>}</text:p>
      <text:p text:style-name="P3"><text:s text:c="4"/>}</text:p>
      <text:p text:style-name="P3"/>
      <text:p text:style-name="P3"><text:s text:c="4"/>elimina_noduri_marcate(ell);</text:p>
      <text:p text:style-name="P3"><text:s text:c="4"/>i++;</text:p>
      <text:p text:style-name="P3"><text:s text:c="2"/>}</text:p>
      <text:p text:style-name="P3"><text:soft-page-break/>}/*</text:p>
      <text:p text:style-name="P3"><text:s text:c="2"/>Determinarea vecinului unui nod cu care este </text:p>
      <text:p text:style-name="P3"><text:s text:c="2"/>partajata o fata intr-un ACOS8</text:p>
      <text:p text:style-name="P3"/>
      <text:p text:style-name="P3"><text:s text:c="26"/>a</text:p>
      <text:p text:style-name="P3"><text:s text:c="2"/>Notatii: (-&gt;,a) denota ---&gt; , </text:p>
      <text:p text:style-name="P3"/>
      <text:p text:style-name="P3"><text:s text:c="4"/>\inclus este operatorul de incluziune, </text:p>
      <text:p text:style-name="P3"><text:s text:c="4"/></text:p>
      <text:p text:style-name="P3"><text:s text:c="4"/>\in este operatorul de apartenenta,</text:p>
      <text:p text:style-name="P3"><text:s text:c="4"/></text:p>
      <text:p text:style-name="P3"><text:s text:c="4"/>daca d este un drum de lungime |d|: d[0]d[1]...d[|d|-1] </text:p>
      <text:p text:style-name="P3"><text:s text:c="4"/>atunci drumul inversat pow(d,-1) este drumul</text:p>
      <text:p text:style-name="P3"><text:s text:c="4"/>d[|d|-1]d[|d|-2]...d[1]d[0]. De exemplu fie d secventa</text:p>
      <text:p text:style-name="P3"><text:s text:c="4"/>a1 a2 a3 a4 atunci pow(d,-1) este secventa a4 a3 a2 a1 iar</text:p>
      <text:p text:style-name="P3"><text:s text:c="4"/>|d| = 4</text:p>
      <text:p text:style-name="P3"/>
      <text:p text:style-name="P3"><text:s text:c="4"/>Daca x \in {Left,Right,Down,Up,Front,Bottom} atunci prin </text:p>
      <text:p text:style-name="P3"><text:s text:c="4"/>opus(x) notam opusul, de exemplu opus(L)=R sau opus(R)=L. </text:p>
      <text:p text:style-name="P3"><text:s text:c="4"/>Daca xyz \in SIGMA8 si f \in {Left,Right,Down,Up,Front,Bottom}</text:p>
      <text:p text:style-name="P3"><text:s text:c="4"/>atunci opus(xyz,f) reprezinta xyz dar in care f sau opus(f) a fost</text:p>
      <text:p text:style-name="P3"><text:s text:c="4"/>inlocuit cu opus(f) sau f. De exemplu opus(RUF,L)=LUF deoarece</text:p>
      <text:p text:style-name="P3"><text:s text:c="4"/>opus(L)=R este in RUF si a fost inlocuit cu L.</text:p>
      <text:p text:style-name="P3">*/</text:p>
      <text:p text:style-name="P3"/>
      <text:p text:style-name="P3">procedure FindNeighbourCommonFace8( </text:p>
      <text:p text:style-name="P3"><text:s text:c="4"/>fata : {L,R,D,U,F,B},</text:p>
      <text:p text:style-name="P3"><text:s text:c="4"/>q \in Q,</text:p>
      <text:p text:style-name="P3"><text:s text:c="4"/>var n \in Q,</text:p>
      <text:p text:style-name="P3"><text:soft-page-break/><text:s text:c="4"/>(Q,SIGMA8,{(-&gt;,a)|(-&gt;,a) \inclus Q x Q &amp;&amp; a \in SIGMA8},q0,l) : ACOS8</text:p>
      <text:p text:style-name="P3"><text:s text:c="4"/>)</text:p>
      <text:p text:style-name="P3">{</text:p>
      <text:p text:style-name="P3"><text:s text:c="2"/>/*</text:p>
      <text:p text:style-name="P3"><text:s text:c="4"/>Pasul 1 consta in gasirea "stramosului" comun al</text:p>
      <text:p text:style-name="P3"><text:s text:c="4"/>nodurilor q si n i.e., stramosul lui q care este </text:p>
      <text:p text:style-name="P3"><text:s text:c="4"/>accesibil din q printr-un drum a carui muchie finala</text:p>
      <text:p text:style-name="P3"><text:s text:c="4"/>nu contine in eticheta "fata", deoarece, daca ar </text:p>
      <text:p text:style-name="P3"><text:s text:c="4"/>contine "fata", atunci nu mai este posibil sa aiba</text:p>
      <text:p text:style-name="P3"><text:s text:c="4"/>descendenti care sa partajeze respectiva "fata" in</text:p>
      <text:p text:style-name="P3"><text:s text:c="4"/>q.</text:p>
      <text:p text:style-name="P3"/>
      <text:p text:style-name="P3"><text:s text:c="4"/>Pasul 2 consta in parcurgerea in sens invers, prin</text:p>
      <text:p text:style-name="P3"><text:s text:c="4"/>simetrie - fata de frontierele L-R, U-D, F-B - a </text:p>
      <text:p text:style-name="P3"><text:s text:c="4"/>drumului pana la stramos, inversat.</text:p>
      <text:p text:style-name="P3"><text:s text:c="2"/>*/</text:p>
      <text:p text:style-name="P3"><text:s text:c="2"/>var</text:p>
      <text:p text:style-name="P3"><text:s text:c="4"/>q1, q2 \in Q;</text:p>
      <text:p text:style-name="P3"><text:s text:c="4"/>b, a : SIGMA8;</text:p>
      <text:p text:style-name="P3"><text:s text:c="4"/>gasit : bool;</text:p>
      <text:p text:style-name="P3"><text:s text:c="4"/>drum, drum1 : sequence of SIGMA8;</text:p>
      <text:p text:style-name="P3"/>
      <text:p text:style-name="P3"><text:s text:c="2"/>q2 = q;</text:p>
      <text:p text:style-name="P3"><text:s text:c="2"/>drum = \empty;</text:p>
      <text:p text:style-name="P3"><text:s text:c="2"/>gasit = false;</text:p>
      <text:p text:style-name="P3"><text:s text:c="2"/>while (!gasit &amp;&amp; Pre(q2) != \emptyset)</text:p>
      <text:p text:style-name="P3"><text:s text:c="2"/>{</text:p>
      <text:p text:style-name="P3"><text:s text:c="4"/>q1 = q2;</text:p>
      <text:p text:style-name="P3"><text:s text:c="4"/>q2 = Pre(q1);</text:p>
      <text:p text:style-name="P3"><text:soft-page-break/><text:s text:c="4"/>a = label(q2,q1);</text:p>
      <text:p text:style-name="P3"><text:s text:c="4"/>drum = drum * a;</text:p>
      <text:p text:style-name="P3"><text:s text:c="4"/>if (!(fata \in a)) </text:p>
      <text:p text:style-name="P3"><text:s text:c="6"/>gasit = true;</text:p>
      <text:p text:style-name="P3"><text:s text:c="2"/>}</text:p>
      <text:p text:style-name="P3"><text:s text:c="2"/>if (!gasit)</text:p>
      <text:p text:style-name="P3"><text:s text:c="2"/>{</text:p>
      <text:p text:style-name="P3"><text:s text:c="4"/>printf("Nodul &lt;q&gt; nu partajeaza fata &lt;fata&gt; cu </text:p>
      <text:p text:style-name="P3"><text:s text:c="12"/>un nici un alt nod");</text:p>
      <text:p text:style-name="P3"><text:s text:c="4"/>return;</text:p>
      <text:p text:style-name="P3"><text:s text:c="2"/>}</text:p>
      <text:p text:style-name="P3"/>
      <text:p text:style-name="P3"><text:s text:c="2"/>/*</text:p>
      <text:p text:style-name="P3"><text:s text:c="4"/>Daca am ajuns aici atunci q2 este stramosul comun</text:p>
      <text:p text:style-name="P3"><text:s text:c="4"/>al lui q si al lui n</text:p>
      <text:p text:style-name="P3"><text:s text:c="2"/>*/</text:p>
      <text:p text:style-name="P3"><text:s text:c="2"/>drum1 = pow(drum,-1);</text:p>
      <text:p text:style-name="P3"><text:s text:c="2"/>q1 = q2;</text:p>
      <text:p text:style-name="P3"><text:s text:c="2"/>for (int i = 0; i &lt; |drum1|; i++)</text:p>
      <text:p text:style-name="P3"><text:s text:c="2"/>{</text:p>
      <text:p text:style-name="P3"><text:s text:c="4"/>b = opus(drum1[i], fata);</text:p>
      <text:p text:style-name="P3"><text:s text:c="4"/>if (l(q1) == P)</text:p>
      <text:p text:style-name="P3"><text:s text:c="6"/>q1 = Post(q1, b);</text:p>
      <text:p text:style-name="P3"><text:s text:c="4"/>else</text:p>
      <text:p text:style-name="P3"><text:s text:c="6"/>break;</text:p>
      <text:p text:style-name="P3"><text:s text:c="2"/>}</text:p>
      <text:p text:style-name="P3"/>
      <text:p text:style-name="P3"><text:s text:c="2"/>n = q1;</text:p>
      <text:p text:style-name="P3">}/*</text:p>
      <text:p text:style-name="P3"><text:soft-page-break/><text:s text:c="2"/>Determinarea vecinului unui nod cu care este </text:p>
      <text:p text:style-name="P3"><text:s text:c="2"/>partajata o muchie intr-un ACOS4</text:p>
      <text:p text:style-name="P3"/>
      <text:p text:style-name="P3"><text:s text:c="26"/>a</text:p>
      <text:p text:style-name="P3"><text:s text:c="2"/>Notatii: (-&gt;,a) denota ---&gt; , </text:p>
      <text:p text:style-name="P3"/>
      <text:p text:style-name="P3"><text:s text:c="4"/>\inclus este operatorul de incluziune, </text:p>
      <text:p text:style-name="P3"><text:s text:c="4"/></text:p>
      <text:p text:style-name="P3"><text:s text:c="4"/>\in este operatorul de apartenenta,</text:p>
      <text:p text:style-name="P3"><text:s text:c="4"/></text:p>
      <text:p text:style-name="P3"><text:s text:c="4"/>daca d este un drum de lungime |d|: d[0]d[1]...d[|d|-1] </text:p>
      <text:p text:style-name="P3"><text:s text:c="4"/>atunci drumul inversat pow(d,-1) este drumul</text:p>
      <text:p text:style-name="P3"><text:s text:c="4"/>d[|d|-1]d[|d|-2]...d[1]d[0]. De exemplu fie d secventa</text:p>
      <text:p text:style-name="P3"><text:s text:c="4"/>a1 a2 a3 a4 atunci pow(d,-1) este secventa a4 a3 a2 a1 iar</text:p>
      <text:p text:style-name="P3"><text:s text:c="4"/>|d| = 4</text:p>
      <text:p text:style-name="P3"/>
      <text:p text:style-name="P3"><text:s text:c="4"/>Daca x \in {south,east,north,west} atunci prin opus(x) notam opusul, </text:p>
      <text:p text:style-name="P3"><text:s text:c="4"/>de exemplu opus(s)=n sau opus(n)=s. </text:p>
      <text:p text:style-name="P3"><text:s text:c="4"/>Daca xy \in SIGMA4 si f \in {south,east,north,west}</text:p>
      <text:p text:style-name="P3"><text:s text:c="4"/>atunci opus(xy,f) reprezinta xy dar in care f sau opus(f) a fost</text:p>
      <text:p text:style-name="P3"><text:s text:c="4"/>inlocuit cu opus(f) sau f. De exemplu opus(sw,s)=nw deoarece</text:p>
      <text:p text:style-name="P3"><text:s text:c="4"/>s este in sw si a fost inlocuit cu opus(s)=n.</text:p>
      <text:p text:style-name="P3"/>
      <text:p text:style-name="P3">*/</text:p>
      <text:p text:style-name="P3"/>
      <text:p text:style-name="P3">procedure FindNeighbourCommonEdge4( </text:p>
      <text:p text:style-name="P3"><text:s text:c="4"/>edge : {n,s,w,e},</text:p>
      <text:p text:style-name="P3"><text:s text:c="4"/>q \in Q,</text:p>
      <text:p text:style-name="P3"><text:s text:c="4"/>var n \in Q,</text:p>
      <text:p text:style-name="P3"><text:soft-page-break/><text:s text:c="4"/>(Q,SIGMA4,{(-&gt;,a)|(-&gt;,a) \inclus Q x Q &amp;&amp; a \in SIGMA4},q0,l) : ACOS4</text:p>
      <text:p text:style-name="P3"><text:s text:c="4"/>)</text:p>
      <text:p text:style-name="P3">{</text:p>
      <text:p text:style-name="P3"><text:s text:c="2"/>/*</text:p>
      <text:p text:style-name="P3"><text:s text:c="4"/>Pasul 1 consta in gasirea "stramosului" comun al</text:p>
      <text:p text:style-name="P3"><text:s text:c="4"/>nodurilor q si n i.e., stramosul lui q care este </text:p>
      <text:p text:style-name="P3"><text:s text:c="4"/>accesibil din q printr-un drum a carui muchie finala</text:p>
      <text:p text:style-name="P3"><text:s text:c="4"/>nu contine in eticheta "edge", deoarece, daca ar </text:p>
      <text:p text:style-name="P3"><text:s text:c="4"/>contine "edge", atunci nu mai este posibil sa aiba</text:p>
      <text:p text:style-name="P3"><text:s text:c="4"/>descendenti care sa partajeze respectiva "edge" in</text:p>
      <text:p text:style-name="P3"><text:s text:c="4"/>q.</text:p>
      <text:p text:style-name="P3"/>
      <text:p text:style-name="P3"><text:s text:c="4"/>Pasul 2 consta in parcurgerea in sens invers, prin</text:p>
      <text:p text:style-name="P3"><text:s text:c="4"/>simetrie - fata de frontierele n-s, e-w - a </text:p>
      <text:p text:style-name="P3"><text:s text:c="4"/>drumului pana la stramos, inversat.</text:p>
      <text:p text:style-name="P3"><text:s text:c="2"/>*/</text:p>
      <text:p text:style-name="P3"><text:s text:c="2"/>var</text:p>
      <text:p text:style-name="P3"><text:s text:c="4"/>q1, q2 \in Q;</text:p>
      <text:p text:style-name="P3"><text:s text:c="4"/>b, a : SIGMA4;</text:p>
      <text:p text:style-name="P3"><text:s text:c="4"/>gasit : bool;</text:p>
      <text:p text:style-name="P3"><text:s text:c="4"/>drum, drum1 : sequence of SIGMA4;</text:p>
      <text:p text:style-name="P3"/>
      <text:p text:style-name="P3"><text:s text:c="2"/>q2 = q;</text:p>
      <text:p text:style-name="P3"><text:s text:c="2"/>drum = \empty;</text:p>
      <text:p text:style-name="P3"><text:s text:c="2"/>gasit = false;</text:p>
      <text:p text:style-name="P3"><text:s text:c="2"/>while (!gasit &amp;&amp; Pre(q2) != \emptyset)</text:p>
      <text:p text:style-name="P3"><text:s text:c="2"/>{</text:p>
      <text:p text:style-name="P3"><text:s text:c="4"/>q1 = q2;</text:p>
      <text:p text:style-name="P3"><text:s text:c="4"/>q2 = Pre(q1);</text:p>
      <text:p text:style-name="P3"><text:soft-page-break/><text:s text:c="4"/>a = label(q2,q1);</text:p>
      <text:p text:style-name="P3"><text:s text:c="4"/>drum = drum * a;</text:p>
      <text:p text:style-name="P3"><text:s text:c="4"/>if (!(edge \in a)) </text:p>
      <text:p text:style-name="P3"><text:s text:c="6"/>gasit = true;</text:p>
      <text:p text:style-name="P3"><text:s text:c="2"/>}</text:p>
      <text:p text:style-name="P3"><text:s text:c="2"/>if (!gasit)</text:p>
      <text:p text:style-name="P3"><text:s text:c="2"/>{</text:p>
      <text:p text:style-name="P3"><text:s text:c="4"/>printf("Nodul &lt;q&gt; nu partajeaza muchia &lt;edge&gt; cu </text:p>
      <text:p text:style-name="P3"><text:s text:c="12"/>un nici un alt nod");</text:p>
      <text:p text:style-name="P3"><text:s text:c="4"/>return;</text:p>
      <text:p text:style-name="P3"><text:s text:c="2"/>}</text:p>
      <text:p text:style-name="P3"/>
      <text:p text:style-name="P3"><text:s text:c="2"/>/*</text:p>
      <text:p text:style-name="P3"><text:s text:c="4"/>Daca am ajuns aici atunci q2 este stramosul comun</text:p>
      <text:p text:style-name="P3"><text:s text:c="4"/>al lui q si al lui n</text:p>
      <text:p text:style-name="P3"><text:s text:c="2"/>*/</text:p>
      <text:p text:style-name="P3"><text:s text:c="2"/>drum1 = pow(drum,-1);</text:p>
      <text:p text:style-name="P3"><text:s text:c="2"/>q1 = q2;</text:p>
      <text:p text:style-name="P3"><text:s text:c="2"/>for (int i = 0; i &lt; |drum1|; i++)</text:p>
      <text:p text:style-name="P3"><text:s text:c="2"/>{</text:p>
      <text:p text:style-name="P3"><text:s text:c="4"/>b = opus(drum1[i], edge);</text:p>
      <text:p text:style-name="P3"><text:s text:c="4"/>if (l(q1) == P)</text:p>
      <text:p text:style-name="P3"><text:s text:c="6"/>q1 = Post(q1, b);</text:p>
      <text:p text:style-name="P3"><text:s text:c="4"/>else</text:p>
      <text:p text:style-name="P3"><text:s text:c="6"/>break;</text:p>
      <text:p text:style-name="P3"><text:s text:c="2"/>}</text:p>
      <text:p text:style-name="P3"/>
      <text:p text:style-name="P3"><text:s text:c="2"/>n = q1;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2:31:54.985990225</meta:creation-date>
    <dc:date>2017-06-12T12:59:52.267039924</dc:date>
    <meta:editing-duration>PT6M32S</meta:editing-duration>
    <meta:editing-cycles>7</meta:editing-cycles>
    <meta:generator>LibreOffice/5.3.1.2$Linux_X86_64 LibreOffice_project/30m0$Build-2</meta:generator>
    <meta:document-statistic meta:table-count="0" meta:image-count="0" meta:object-count="0" meta:page-count="134" meta:paragraph-count="3100" meta:word-count="11124" meta:character-count="74763" meta:non-whitespace-character-count="57398"/>
  </office:meta>
</office:document-meta>
</file>